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3827in"/>
    </style:style>
    <style:style style:name="co17" style:family="table-column">
      <style:table-column-properties fo:break-before="auto" style:column-width="1.6402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6827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3291in"/>
    </style:style>
    <style:style style:name="co27" style:family="table-column">
      <style:table-column-properties fo:break-before="auto" style:column-width="1.1146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1.211in"/>
    </style:style>
    <style:style style:name="co30" style:family="table-column">
      <style:table-column-properties fo:break-before="auto" style:column-width="1.1575in"/>
    </style:style>
    <style:style style:name="co31" style:family="table-column">
      <style:table-column-properties fo:break-before="auto" style:column-width="1.6618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2429in"/>
    </style:style>
    <style:style style:name="co37" style:family="table-column">
      <style:table-column-properties fo:break-before="auto" style:column-width="1.3075in"/>
    </style:style>
    <style:style style:name="co38" style:family="table-column">
      <style:table-column-properties fo:break-before="auto" style:column-width="1.1681in"/>
    </style:style>
    <style:style style:name="co3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7" style:family="table-cell" style:parent-style-name="Default" style:data-style-name="N44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3]*1000" office:value-type="float" office:value="66.6666666666667" calcext:value-type="float">
            <text:p>66.6666666666667</text:p>
          </table:table-cell>
          <table:table-cell table:formula="of:=[.H23]" office:value-type="float" office:value="66.6666666666667" calcext:value-type="float">
            <text:p>66.6666666666667</text:p>
          </table:table-cell>
          <table:table-cell table:formula="of:=1/[.C2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0.966" calcext:value-type="float">
            <text:p>0.966</text:p>
          </table:table-cell>
          <table:table-cell table:formula="of:=([.D23]*[.J23])/[.I23]" office:value-type="float" office:value="0.966" calcext:value-type="float">
            <text:p>0.966</text:p>
          </table:table-cell>
          <table:table-cell table:formula="of:=[.L23]*[.M23]*[.N23]" office:value-type="float" office:value="0.966" calcext:value-type="float">
            <text:p>0.96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24]*1000" office:value-type="float" office:value="33.3333333333333" calcext:value-type="float">
            <text:p>33.3333333333333</text:p>
          </table:table-cell>
          <table:table-cell table:formula="of:=[.H24]" office:value-type="float" office:value="33.3333333333333" calcext:value-type="float">
            <text:p>33.3333333333333</text:p>
          </table:table-cell>
          <table:table-cell table:formula="of:=1/[.C24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0.916" calcext:value-type="float">
            <text:p>0.916</text:p>
          </table:table-cell>
          <table:table-cell table:formula="of:=([.D24]*[.J24])/[.I24]" office:value-type="float" office:value="0.916" calcext:value-type="float">
            <text:p>0.916</text:p>
          </table:table-cell>
          <table:table-cell table:formula="of:=[.L24]*[.M24]*[.N24]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25]*1000" office:value-type="float" office:value="22.2222222222222" calcext:value-type="float">
            <text:p>22.2222222222222</text:p>
          </table:table-cell>
          <table:table-cell table:formula="of:=[.H25]" office:value-type="float" office:value="22.2222222222222" calcext:value-type="float">
            <text:p>22.2222222222222</text:p>
          </table:table-cell>
          <table:table-cell table:formula="of:=1/[.C25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843" calcext:value-type="float">
            <text:p>0.843</text:p>
          </table:table-cell>
          <table:table-cell table:formula="of:=([.D25]*[.J25])/[.I25]" office:value-type="float" office:value="0.843" calcext:value-type="float">
            <text:p>0.843</text:p>
          </table:table-cell>
          <table:table-cell table:formula="of:=[.L25]*[.M25]*[.N25]" office:value-type="float" office:value="0.843" calcext:value-type="float">
            <text:p>0.84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26]*1000" office:value-type="float" office:value="16.6666666666667" calcext:value-type="float">
            <text:p>16.6666666666667</text:p>
          </table:table-cell>
          <table:table-cell table:formula="of:=[.H26]" office:value-type="float" office:value="16.6666666666667" calcext:value-type="float">
            <text:p>16.6666666666667</text:p>
          </table:table-cell>
          <table:table-cell table:formula="of:=1/[.C26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0.813" calcext:value-type="float">
            <text:p>0.813</text:p>
          </table:table-cell>
          <table:table-cell table:formula="of:=([.D26]*[.J26])/[.I26]" office:value-type="float" office:value="0.813" calcext:value-type="float">
            <text:p>0.813</text:p>
          </table:table-cell>
          <table:table-cell table:formula="of:=[.L26]*[.M26]*[.N26]" office:value-type="float" office:value="0.813" calcext:value-type="float">
            <text:p>0.8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27]*1000" office:value-type="float" office:value="13.3333333333333" calcext:value-type="float">
            <text:p>13.3333333333333</text:p>
          </table:table-cell>
          <table:table-cell table:formula="of:=[.H27]" office:value-type="float" office:value="13.3333333333333" calcext:value-type="float">
            <text:p>13.3333333333333</text:p>
          </table:table-cell>
          <table:table-cell table:formula="of:=1/[.C27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751" calcext:value-type="float">
            <text:p>0.751</text:p>
          </table:table-cell>
          <table:table-cell table:formula="of:=([.D27]*[.J27])/[.I27]" office:value-type="float" office:value="0.751" calcext:value-type="float">
            <text:p>0.751</text:p>
          </table:table-cell>
          <table:table-cell table:formula="of:=[.L27]*[.M27]*[.N27]" office:value-type="float" office:value="0.751" calcext:value-type="float">
            <text:p>0.7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28]*1000" office:value-type="float" office:value="11.1111111111111" calcext:value-type="float">
            <text:p>11.1111111111111</text:p>
          </table:table-cell>
          <table:table-cell table:formula="of:=[.H28]" office:value-type="float" office:value="11.1111111111111" calcext:value-type="float">
            <text:p>11.1111111111111</text:p>
          </table:table-cell>
          <table:table-cell table:formula="of:=1/[.C28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716" calcext:value-type="float">
            <text:p>0.716</text:p>
          </table:table-cell>
          <table:table-cell table:formula="of:=([.D28]*[.J28])/[.I28]" office:value-type="float" office:value="0.716" calcext:value-type="float">
            <text:p>0.716</text:p>
          </table:table-cell>
          <table:table-cell table:formula="of:=[.L28]*[.M28]*[.N28]" office:value-type="float" office:value="0.716" calcext:value-type="float">
            <text:p>0.7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29]*1000" office:value-type="float" office:value="9.52380952380953" calcext:value-type="float">
            <text:p>9.52380952380953</text:p>
          </table:table-cell>
          <table:table-cell table:formula="of:=[.H29]" office:value-type="float" office:value="9.52380952380953" calcext:value-type="float">
            <text:p>9.52380952380953</text:p>
          </table:table-cell>
          <table:table-cell table:formula="of:=1/[.C29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652" calcext:value-type="float">
            <text:p>0.652</text:p>
          </table:table-cell>
          <table:table-cell table:formula="of:=([.D29]*[.J29])/[.I29]" office:value-type="float" office:value="0.652" calcext:value-type="float">
            <text:p>0.652</text:p>
          </table:table-cell>
          <table:table-cell table:formula="of:=[.L29]*[.M29]*[.N29]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30]*1000" office:value-type="float" office:value="8.33333333333333" calcext:value-type="float">
            <text:p>8.33333333333333</text:p>
          </table:table-cell>
          <table:table-cell table:formula="of:=[.H30]" office:value-type="float" office:value="8.33333333333333" calcext:value-type="float">
            <text:p>8.33333333333333</text:p>
          </table:table-cell>
          <table:table-cell table:formula="of:=1/[.C30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606" calcext:value-type="float">
            <text:p>0.606</text:p>
          </table:table-cell>
          <table:table-cell table:formula="of:=([.D30]*[.J30])/[.I30]" office:value-type="float" office:value="0.606" calcext:value-type="float">
            <text:p>0.606</text:p>
          </table:table-cell>
          <table:table-cell table:formula="of:=[.L30]*[.M30]*[.N30]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31]*1000" office:value-type="float" office:value="7.40740740740741" calcext:value-type="float">
            <text:p>7.40740740740741</text:p>
          </table:table-cell>
          <table:table-cell table:formula="of:=[.H31]" office:value-type="float" office:value="7.40740740740741" calcext:value-type="float">
            <text:p>7.40740740740741</text:p>
          </table:table-cell>
          <table:table-cell table:formula="of:=1/[.C3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54" calcext:value-type="float">
            <text:p>0.54</text:p>
          </table:table-cell>
          <table:table-cell table:formula="of:=([.D31]*[.J31])/[.I31]" office:value-type="float" office:value="0.54" calcext:value-type="float">
            <text:p>0.54</text:p>
          </table:table-cell>
          <table:table-cell table:formula="of:=[.L31]*[.M31]*[.N31]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32]*1000" office:value-type="float" office:value="6.66666666666667" calcext:value-type="float">
            <text:p>6.66666666666667</text:p>
          </table:table-cell>
          <table:table-cell table:formula="of:=[.H32]" office:value-type="float" office:value="6.66666666666667" calcext:value-type="float">
            <text:p>6.66666666666667</text:p>
          </table:table-cell>
          <table:table-cell table:formula="of:=1/[.C32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48" calcext:value-type="float">
            <text:p>0.48</text:p>
          </table:table-cell>
          <table:table-cell table:formula="of:=([.D32]*[.J32])/[.I32]" office:value-type="float" office:value="0.48" calcext:value-type="float">
            <text:p>0.48</text:p>
          </table:table-cell>
          <table:table-cell table:formula="of:=[.L32]*[.M32]*[.N32]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33]*1000" office:value-type="float" office:value="6.06060606060606" calcext:value-type="float">
            <text:p>6.06060606060606</text:p>
          </table:table-cell>
          <table:table-cell table:formula="of:=[.H33]" office:value-type="float" office:value="6.06060606060606" calcext:value-type="float">
            <text:p>6.06060606060606</text:p>
          </table:table-cell>
          <table:table-cell table:formula="of:=1/[.C33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471" calcext:value-type="float">
            <text:p>0.471</text:p>
          </table:table-cell>
          <table:table-cell table:formula="of:=([.D33]*[.J33])/[.I33]" office:value-type="float" office:value="0.471" calcext:value-type="float">
            <text:p>0.471</text:p>
          </table:table-cell>
          <table:table-cell table:formula="of:=[.L33]*[.M33]*[.N33]" office:value-type="float" office:value="0.471" calcext:value-type="float">
            <text:p>0.47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34]*1000" office:value-type="float" office:value="5.55555555555556" calcext:value-type="float">
            <text:p>5.55555555555556</text:p>
          </table:table-cell>
          <table:table-cell table:formula="of:=[.H34]" office:value-type="float" office:value="5.55555555555556" calcext:value-type="float">
            <text:p>5.55555555555556</text:p>
          </table:table-cell>
          <table:table-cell table:formula="of:=1/[.C34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423" calcext:value-type="float">
            <text:p>0.423</text:p>
          </table:table-cell>
          <table:table-cell table:formula="of:=([.D34]*[.J34])/[.I34]" office:value-type="float" office:value="0.423" calcext:value-type="float">
            <text:p>0.423</text:p>
          </table:table-cell>
          <table:table-cell table:formula="of:=[.L34]*[.M34]*[.N34]" office:value-type="float" office:value="0.423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35]*1000" office:value-type="float" office:value="5.12820512820513" calcext:value-type="float">
            <text:p>5.12820512820513</text:p>
          </table:table-cell>
          <table:table-cell table:formula="of:=[.H35]" office:value-type="float" office:value="5.12820512820513" calcext:value-type="float">
            <text:p>5.12820512820513</text:p>
          </table:table-cell>
          <table:table-cell table:formula="of:=1/[.C35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361" calcext:value-type="float">
            <text:p>0.361</text:p>
          </table:table-cell>
          <table:table-cell table:formula="of:=([.D35]*[.J35])/[.I35]" office:value-type="float" office:value="0.361" calcext:value-type="float">
            <text:p>0.361</text:p>
          </table:table-cell>
          <table:table-cell table:formula="of:=[.L35]*[.M35]*[.N35]" office:value-type="float" office:value="0.361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36]*1000" office:value-type="float" office:value="4.76190476190476" calcext:value-type="float">
            <text:p>4.76190476190476</text:p>
          </table:table-cell>
          <table:table-cell table:formula="of:=[.H36]" office:value-type="float" office:value="4.76190476190476" calcext:value-type="float">
            <text:p>4.76190476190476</text:p>
          </table:table-cell>
          <table:table-cell table:formula="of:=1/[.C36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334" calcext:value-type="float">
            <text:p>0.334</text:p>
          </table:table-cell>
          <table:table-cell table:formula="of:=([.D36]*[.J36])/[.I36]" office:value-type="float" office:value="0.334" calcext:value-type="float">
            <text:p>0.334</text:p>
          </table:table-cell>
          <table:table-cell table:formula="of:=[.L36]*[.M36]*[.N36]" office:value-type="float" office:value="0.334" calcext:value-type="float">
            <text:p>0.3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37]*1000" office:value-type="float" office:value="4.44444444444444" calcext:value-type="float">
            <text:p>4.44444444444444</text:p>
          </table:table-cell>
          <table:table-cell table:formula="of:=[.H37]" office:value-type="float" office:value="4.44444444444444" calcext:value-type="float">
            <text:p>4.44444444444444</text:p>
          </table:table-cell>
          <table:table-cell table:formula="of:=1/[.C37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258" calcext:value-type="float">
            <text:p>0.258</text:p>
          </table:table-cell>
          <table:table-cell table:formula="of:=([.D37]*[.J37])/[.I37]" office:value-type="float" office:value="0.258" calcext:value-type="float">
            <text:p>0.258</text:p>
          </table:table-cell>
          <table:table-cell table:formula="of:=[.L37]*[.M37]*[.N37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38]*1000" office:value-type="float" office:value="4.16666666666667" calcext:value-type="float">
            <text:p>4.16666666666667</text:p>
          </table:table-cell>
          <table:table-cell table:formula="of:=[.H38]" office:value-type="float" office:value="4.16666666666667" calcext:value-type="float">
            <text:p>4.16666666666667</text:p>
          </table:table-cell>
          <table:table-cell table:formula="of:=1/[.C38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23" calcext:value-type="float">
            <text:p>0.23</text:p>
          </table:table-cell>
          <table:table-cell table:formula="of:=([.D38]*[.J38])/[.I38]" office:value-type="float" office:value="0.23" calcext:value-type="float">
            <text:p>0.23</text:p>
          </table:table-cell>
          <table:table-cell table:formula="of:=[.L38]*[.M38]*[.N38]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39]*1000" office:value-type="float" office:value="3.92156862745098" calcext:value-type="float">
            <text:p>3.92156862745098</text:p>
          </table:table-cell>
          <table:table-cell table:formula="of:=[.H39]" office:value-type="float" office:value="3.92156862745098" calcext:value-type="float">
            <text:p>3.92156862745098</text:p>
          </table:table-cell>
          <table:table-cell table:formula="of:=1/[.C39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169" calcext:value-type="float">
            <text:p>0.169</text:p>
          </table:table-cell>
          <table:table-cell table:formula="of:=([.D39]*[.J39])/[.I39]" office:value-type="float" office:value="0.169" calcext:value-type="float">
            <text:p>0.169</text:p>
          </table:table-cell>
          <table:table-cell table:formula="of:=[.L39]*[.M39]*[.N39]" office:value-type="float" office:value="0.169" calcext:value-type="float">
            <text:p>0.16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40]*1000" office:value-type="float" office:value="3.7037037037037" calcext:value-type="float">
            <text:p>3.7037037037037</text:p>
          </table:table-cell>
          <table:table-cell table:formula="of:=[.H40]" office:value-type="float" office:value="3.7037037037037" calcext:value-type="float">
            <text:p>3.7037037037037</text:p>
          </table:table-cell>
          <table:table-cell table:formula="of:=1/[.C4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115" calcext:value-type="float">
            <text:p>0.115</text:p>
          </table:table-cell>
          <table:table-cell table:formula="of:=([.D40]*[.J40])/[.I40]" office:value-type="float" office:value="0.115" calcext:value-type="float">
            <text:p>0.115</text:p>
          </table:table-cell>
          <table:table-cell table:formula="of:=[.L40]*[.M40]*[.N40]" office:value-type="float" office:value="0.115" calcext:value-type="float">
            <text:p>0.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41]*1000" office:value-type="float" office:value="3.50877192982456" calcext:value-type="float">
            <text:p>3.50877192982456</text:p>
          </table:table-cell>
          <table:table-cell table:formula="of:=[.H41]" office:value-type="float" office:value="3.50877192982456" calcext:value-type="float">
            <text:p>3.50877192982456</text:p>
          </table:table-cell>
          <table:table-cell table:formula="of:=1/[.C41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059" calcext:value-type="float">
            <text:p>0.059</text:p>
          </table:table-cell>
          <table:table-cell table:formula="of:=([.D41]*[.J41])/[.I41]" office:value-type="float" office:value="0.059" calcext:value-type="float">
            <text:p>0.059</text:p>
          </table:table-cell>
          <table:table-cell table:formula="of:=[.L41]*[.M41]*[.N41]" office:value-type="float" office:value="0.059" calcext:value-type="float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42]*1000" office:value-type="float" office:value="3.33333333333333" calcext:value-type="float">
            <text:p>3.33333333333333</text:p>
          </table:table-cell>
          <table:table-cell table:formula="of:=[.H42]" office:value-type="float" office:value="3.33333333333333" calcext:value-type="float">
            <text:p>3.33333333333333</text:p>
          </table:table-cell>
          <table:table-cell table:formula="of:=1/[.C42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" calcext:value-type="float">
            <text:p>0</text:p>
          </table:table-cell>
          <table:table-cell table:formula="of:=([.D42]*[.J42])/[.I42]" office:value-type="float" office:value="0" calcext:value-type="float">
            <text:p>0</text:p>
          </table:table-cell>
          <table:table-cell table:formula="of:=[.L42]*[.M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4]*1000" office:value-type="float" office:value="133.333333333333" calcext:value-type="float">
            <text:p>133.333333333333</text:p>
          </table:table-cell>
          <table:table-cell table:formula="of:=[.H44]" office:value-type="float" office:value="133.333333333333" calcext:value-type="float">
            <text:p>133.333333333333</text:p>
          </table:table-cell>
          <table:table-cell table:formula="of:=1/[.C44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4]/[.I44]" office:value-type="float" office:value="1" calcext:value-type="float">
            <text:p>1</text:p>
          </table:table-cell>
          <table:table-cell table:formula="of:=([.J44]*[.K44])/[.H44]" office:value-type="float" office:value="1" calcext:value-type="float">
            <text:p>1</text:p>
          </table:table-cell>
          <table:table-cell table:formula="of:=[.D44]/[.K44]" office:value-type="float" office:value="0.997" calcext:value-type="float">
            <text:p>0.997</text:p>
          </table:table-cell>
          <table:table-cell table:formula="of:=([.D44]*[.J44])/[.I44]" office:value-type="float" office:value="0.997" calcext:value-type="float">
            <text:p>0.997</text:p>
          </table:table-cell>
          <table:table-cell table:formula="of:=[.L44]*[.M44]*[.N44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45]*1000" office:value-type="float" office:value="66.6666666666667" calcext:value-type="float">
            <text:p>66.6666666666667</text:p>
          </table:table-cell>
          <table:table-cell table:formula="of:=[.H45]" office:value-type="float" office:value="66.6666666666667" calcext:value-type="float">
            <text:p>66.6666666666667</text:p>
          </table:table-cell>
          <table:table-cell table:formula="of:=1/[.C45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5]/[.I45]" office:value-type="float" office:value="1" calcext:value-type="float">
            <text:p>1</text:p>
          </table:table-cell>
          <table:table-cell table:formula="of:=([.J45]*[.K45])/[.H45]" office:value-type="float" office:value="1" calcext:value-type="float">
            <text:p>1</text:p>
          </table:table-cell>
          <table:table-cell table:formula="of:=[.D45]/[.K45]" office:value-type="float" office:value="0.996" calcext:value-type="float">
            <text:p>0.996</text:p>
          </table:table-cell>
          <table:table-cell table:formula="of:=([.D45]*[.J45])/[.I45]" office:value-type="float" office:value="0.996" calcext:value-type="float">
            <text:p>0.996</text:p>
          </table:table-cell>
          <table:table-cell table:formula="of:=[.L45]*[.M45]*[.N45]" office:value-type="float" office:value="0.996" calcext:value-type="float">
            <text:p>0.9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6]*1000" office:value-type="float" office:value="44.4444444444444" calcext:value-type="float">
            <text:p>44.4444444444444</text:p>
          </table:table-cell>
          <table:table-cell table:formula="of:=[.H46]" office:value-type="float" office:value="44.4444444444444" calcext:value-type="float">
            <text:p>44.4444444444444</text:p>
          </table:table-cell>
          <table:table-cell table:formula="of:=1/[.C46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6]/[.I46]" office:value-type="float" office:value="1" calcext:value-type="float">
            <text:p>1</text:p>
          </table:table-cell>
          <table:table-cell table:formula="of:=([.J46]*[.K46])/[.H46]" office:value-type="float" office:value="1" calcext:value-type="float">
            <text:p>1</text:p>
          </table:table-cell>
          <table:table-cell table:formula="of:=[.D46]/[.K46]" office:value-type="float" office:value="0.997" calcext:value-type="float">
            <text:p>0.997</text:p>
          </table:table-cell>
          <table:table-cell table:formula="of:=([.D46]*[.J46])/[.I46]" office:value-type="float" office:value="0.997" calcext:value-type="float">
            <text:p>0.997</text:p>
          </table:table-cell>
          <table:table-cell table:formula="of:=[.L46]*[.M46]*[.N46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7]*1000" office:value-type="float" office:value="33.3333333333333" calcext:value-type="float">
            <text:p>33.3333333333333</text:p>
          </table:table-cell>
          <table:table-cell table:formula="of:=[.H47]" office:value-type="float" office:value="33.3333333333333" calcext:value-type="float">
            <text:p>33.3333333333333</text:p>
          </table:table-cell>
          <table:table-cell table:formula="of:=1/[.C47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7]/[.I47]" office:value-type="float" office:value="1" calcext:value-type="float">
            <text:p>1</text:p>
          </table:table-cell>
          <table:table-cell table:formula="of:=([.J47]*[.K47])/[.H47]" office:value-type="float" office:value="1" calcext:value-type="float">
            <text:p>1</text:p>
          </table:table-cell>
          <table:table-cell table:formula="of:=[.D47]/[.K47]" office:value-type="float" office:value="0.997" calcext:value-type="float">
            <text:p>0.997</text:p>
          </table:table-cell>
          <table:table-cell table:formula="of:=([.D47]*[.J47])/[.I47]" office:value-type="float" office:value="0.997" calcext:value-type="float">
            <text:p>0.997</text:p>
          </table:table-cell>
          <table:table-cell table:formula="of:=[.L47]*[.M47]*[.N47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48]*1000" office:value-type="float" office:value="26.6666666666667" calcext:value-type="float">
            <text:p>26.6666666666667</text:p>
          </table:table-cell>
          <table:table-cell table:formula="of:=[.H48]" office:value-type="float" office:value="26.6666666666667" calcext:value-type="float">
            <text:p>26.6666666666667</text:p>
          </table:table-cell>
          <table:table-cell table:formula="of:=1/[.C48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8]/[.I48]" office:value-type="float" office:value="1" calcext:value-type="float">
            <text:p>1</text:p>
          </table:table-cell>
          <table:table-cell table:formula="of:=([.J48]*[.K48])/[.H48]" office:value-type="float" office:value="1" calcext:value-type="float">
            <text:p>1</text:p>
          </table:table-cell>
          <table:table-cell table:formula="of:=[.D48]/[.K48]" office:value-type="float" office:value="0.991" calcext:value-type="float">
            <text:p>0.991</text:p>
          </table:table-cell>
          <table:table-cell table:formula="of:=([.D48]*[.J48])/[.I48]" office:value-type="float" office:value="0.991" calcext:value-type="float">
            <text:p>0.991</text:p>
          </table:table-cell>
          <table:table-cell table:formula="of:=[.L48]*[.M48]*[.N48]" office:value-type="float" office:value="0.991" calcext:value-type="float">
            <text:p>0.99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49]*1000" office:value-type="float" office:value="22.2222222222222" calcext:value-type="float">
            <text:p>22.2222222222222</text:p>
          </table:table-cell>
          <table:table-cell table:formula="of:=[.H49]" office:value-type="float" office:value="22.2222222222222" calcext:value-type="float">
            <text:p>22.2222222222222</text:p>
          </table:table-cell>
          <table:table-cell table:formula="of:=1/[.C49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9]/[.I49]" office:value-type="float" office:value="1" calcext:value-type="float">
            <text:p>1</text:p>
          </table:table-cell>
          <table:table-cell table:formula="of:=([.J49]*[.K49])/[.H49]" office:value-type="float" office:value="1" calcext:value-type="float">
            <text:p>1</text:p>
          </table:table-cell>
          <table:table-cell table:formula="of:=[.D49]/[.K49]" office:value-type="float" office:value="0.98" calcext:value-type="float">
            <text:p>0.98</text:p>
          </table:table-cell>
          <table:table-cell table:formula="of:=([.D49]*[.J49])/[.I49]" office:value-type="float" office:value="0.98" calcext:value-type="float">
            <text:p>0.98</text:p>
          </table:table-cell>
          <table:table-cell table:formula="of:=[.L49]*[.M49]*[.N49]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50]*1000" office:value-type="float" office:value="19.0476190476191" calcext:value-type="float">
            <text:p>19.0476190476191</text:p>
          </table:table-cell>
          <table:table-cell table:formula="of:=[.H50]" office:value-type="float" office:value="19.0476190476191" calcext:value-type="float">
            <text:p>19.0476190476191</text:p>
          </table:table-cell>
          <table:table-cell table:formula="of:=1/[.C50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0]/[.I50]" office:value-type="float" office:value="1" calcext:value-type="float">
            <text:p>1</text:p>
          </table:table-cell>
          <table:table-cell table:formula="of:=([.J50]*[.K50])/[.H50]" office:value-type="float" office:value="1" calcext:value-type="float">
            <text:p>1</text:p>
          </table:table-cell>
          <table:table-cell table:formula="of:=[.D50]/[.K50]" office:value-type="float" office:value="0.977" calcext:value-type="float">
            <text:p>0.977</text:p>
          </table:table-cell>
          <table:table-cell table:formula="of:=([.D50]*[.J50])/[.I50]" office:value-type="float" office:value="0.977" calcext:value-type="float">
            <text:p>0.977</text:p>
          </table:table-cell>
          <table:table-cell table:formula="of:=[.L50]*[.M50]*[.N50]" office:value-type="float" office:value="0.977" calcext:value-type="float">
            <text:p>0.9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51]*1000" office:value-type="float" office:value="16.6666666666667" calcext:value-type="float">
            <text:p>16.6666666666667</text:p>
          </table:table-cell>
          <table:table-cell table:formula="of:=[.H51]" office:value-type="float" office:value="16.6666666666667" calcext:value-type="float">
            <text:p>16.6666666666667</text:p>
          </table:table-cell>
          <table:table-cell table:formula="of:=1/[.C51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1]/[.I51]" office:value-type="float" office:value="1" calcext:value-type="float">
            <text:p>1</text:p>
          </table:table-cell>
          <table:table-cell table:formula="of:=([.J51]*[.K51])/[.H51]" office:value-type="float" office:value="1" calcext:value-type="float">
            <text:p>1</text:p>
          </table:table-cell>
          <table:table-cell table:formula="of:=[.D51]/[.K51]" office:value-type="float" office:value="0.974" calcext:value-type="float">
            <text:p>0.974</text:p>
          </table:table-cell>
          <table:table-cell table:formula="of:=([.D51]*[.J51])/[.I51]" office:value-type="float" office:value="0.974" calcext:value-type="float">
            <text:p>0.974</text:p>
          </table:table-cell>
          <table:table-cell table:formula="of:=[.L51]*[.M51]*[.N5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52]*1000" office:value-type="float" office:value="14.8148148148148" calcext:value-type="float">
            <text:p>14.8148148148148</text:p>
          </table:table-cell>
          <table:table-cell table:formula="of:=[.H52]" office:value-type="float" office:value="14.8148148148148" calcext:value-type="float">
            <text:p>14.8148148148148</text:p>
          </table:table-cell>
          <table:table-cell table:formula="of:=1/[.C52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2]/[.I52]" office:value-type="float" office:value="1" calcext:value-type="float">
            <text:p>1</text:p>
          </table:table-cell>
          <table:table-cell table:formula="of:=([.J52]*[.K52])/[.H52]" office:value-type="float" office:value="1" calcext:value-type="float">
            <text:p>1</text:p>
          </table:table-cell>
          <table:table-cell table:formula="of:=[.D52]/[.K52]" office:value-type="float" office:value="0.965" calcext:value-type="float">
            <text:p>0.965</text:p>
          </table:table-cell>
          <table:table-cell table:formula="of:=([.D52]*[.J52])/[.I52]" office:value-type="float" office:value="0.965" calcext:value-type="float">
            <text:p>0.965</text:p>
          </table:table-cell>
          <table:table-cell table:formula="of:=[.L52]*[.M52]*[.N52]" office:value-type="float" office:value="0.965" calcext:value-type="float">
            <text:p>0.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53]*1000" office:value-type="float" office:value="13.3333333333333" calcext:value-type="float">
            <text:p>13.3333333333333</text:p>
          </table:table-cell>
          <table:table-cell table:formula="of:=[.H53]" office:value-type="float" office:value="13.3333333333333" calcext:value-type="float">
            <text:p>13.3333333333333</text:p>
          </table:table-cell>
          <table:table-cell table:formula="of:=1/[.C53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3]/[.I53]" office:value-type="float" office:value="1" calcext:value-type="float">
            <text:p>1</text:p>
          </table:table-cell>
          <table:table-cell table:formula="of:=([.J53]*[.K53])/[.H53]" office:value-type="float" office:value="1" calcext:value-type="float">
            <text:p>1</text:p>
          </table:table-cell>
          <table:table-cell table:formula="of:=[.D53]/[.K53]" office:value-type="float" office:value="0.945" calcext:value-type="float">
            <text:p>0.945</text:p>
          </table:table-cell>
          <table:table-cell table:formula="of:=([.D53]*[.J53])/[.I53]" office:value-type="float" office:value="0.945" calcext:value-type="float">
            <text:p>0.945</text:p>
          </table:table-cell>
          <table:table-cell table:formula="of:=[.L53]*[.M53]*[.N53]" office:value-type="float" office:value="0.945" calcext:value-type="float">
            <text:p>0.9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54]*1000" office:value-type="float" office:value="12.1212121212121" calcext:value-type="float">
            <text:p>12.1212121212121</text:p>
          </table:table-cell>
          <table:table-cell table:formula="of:=[.H54]" office:value-type="float" office:value="12.1212121212121" calcext:value-type="float">
            <text:p>12.1212121212121</text:p>
          </table:table-cell>
          <table:table-cell table:formula="of:=1/[.C54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4]/[.I54]" office:value-type="float" office:value="1" calcext:value-type="float">
            <text:p>1</text:p>
          </table:table-cell>
          <table:table-cell table:formula="of:=([.J54]*[.K54])/[.H54]" office:value-type="float" office:value="1" calcext:value-type="float">
            <text:p>1</text:p>
          </table:table-cell>
          <table:table-cell table:formula="of:=[.D54]/[.K54]" office:value-type="float" office:value="0.909" calcext:value-type="float">
            <text:p>0.909</text:p>
          </table:table-cell>
          <table:table-cell table:formula="of:=([.D54]*[.J54])/[.I54]" office:value-type="float" office:value="0.909" calcext:value-type="float">
            <text:p>0.909</text:p>
          </table:table-cell>
          <table:table-cell table:formula="of:=[.L54]*[.M54]*[.N54]" office:value-type="float" office:value="0.909" calcext:value-type="float">
            <text:p>0.9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55]*1000" office:value-type="float" office:value="11.1111111111111" calcext:value-type="float">
            <text:p>11.1111111111111</text:p>
          </table:table-cell>
          <table:table-cell table:formula="of:=[.H55]" office:value-type="float" office:value="11.1111111111111" calcext:value-type="float">
            <text:p>11.1111111111111</text:p>
          </table:table-cell>
          <table:table-cell table:formula="of:=1/[.C55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5]/[.I55]" office:value-type="float" office:value="1" calcext:value-type="float">
            <text:p>1</text:p>
          </table:table-cell>
          <table:table-cell table:formula="of:=([.J55]*[.K55])/[.H55]" office:value-type="float" office:value="1" calcext:value-type="float">
            <text:p>1</text:p>
          </table:table-cell>
          <table:table-cell table:formula="of:=[.D55]/[.K55]" office:value-type="float" office:value="0.907" calcext:value-type="float">
            <text:p>0.907</text:p>
          </table:table-cell>
          <table:table-cell table:formula="of:=([.D55]*[.J55])/[.I55]" office:value-type="float" office:value="0.907" calcext:value-type="float">
            <text:p>0.907</text:p>
          </table:table-cell>
          <table:table-cell table:formula="of:=[.L55]*[.M55]*[.N55]" office:value-type="float" office:value="0.907" calcext:value-type="float">
            <text:p>0.90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56]*1000" office:value-type="float" office:value="10.2564102564103" calcext:value-type="float">
            <text:p>10.2564102564103</text:p>
          </table:table-cell>
          <table:table-cell table:formula="of:=[.H56]" office:value-type="float" office:value="10.2564102564103" calcext:value-type="float">
            <text:p>10.2564102564103</text:p>
          </table:table-cell>
          <table:table-cell table:formula="of:=1/[.C56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6]/[.I56]" office:value-type="float" office:value="1" calcext:value-type="float">
            <text:p>1</text:p>
          </table:table-cell>
          <table:table-cell table:formula="of:=([.J56]*[.K56])/[.H56]" office:value-type="float" office:value="1" calcext:value-type="float">
            <text:p>1</text:p>
          </table:table-cell>
          <table:table-cell table:formula="of:=[.D56]/[.K56]" office:value-type="float" office:value="0.849" calcext:value-type="float">
            <text:p>0.849</text:p>
          </table:table-cell>
          <table:table-cell table:formula="of:=([.D56]*[.J56])/[.I56]" office:value-type="float" office:value="0.849" calcext:value-type="float">
            <text:p>0.849</text:p>
          </table:table-cell>
          <table:table-cell table:formula="of:=[.L56]*[.M56]*[.N56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57]*1000" office:value-type="float" office:value="9.52380952380953" calcext:value-type="float">
            <text:p>9.52380952380953</text:p>
          </table:table-cell>
          <table:table-cell table:formula="of:=[.H57]" office:value-type="float" office:value="9.52380952380953" calcext:value-type="float">
            <text:p>9.52380952380953</text:p>
          </table:table-cell>
          <table:table-cell table:formula="of:=1/[.C57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7]/[.I57]" office:value-type="float" office:value="1" calcext:value-type="float">
            <text:p>1</text:p>
          </table:table-cell>
          <table:table-cell table:formula="of:=([.J57]*[.K57])/[.H57]" office:value-type="float" office:value="1" calcext:value-type="float">
            <text:p>1</text:p>
          </table:table-cell>
          <table:table-cell table:formula="of:=[.D57]/[.K57]" office:value-type="float" office:value="0.784" calcext:value-type="float">
            <text:p>0.784</text:p>
          </table:table-cell>
          <table:table-cell table:formula="of:=([.D57]*[.J57])/[.I57]" office:value-type="float" office:value="0.784" calcext:value-type="float">
            <text:p>0.784</text:p>
          </table:table-cell>
          <table:table-cell table:formula="of:=[.L57]*[.M57]*[.N57]" office:value-type="float" office:value="0.784" calcext:value-type="float">
            <text:p>0.7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58]*1000" office:value-type="float" office:value="8.88888888888889" calcext:value-type="float">
            <text:p>8.88888888888889</text:p>
          </table:table-cell>
          <table:table-cell table:formula="of:=[.H58]" office:value-type="float" office:value="8.88888888888889" calcext:value-type="float">
            <text:p>8.88888888888889</text:p>
          </table:table-cell>
          <table:table-cell table:formula="of:=1/[.C58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8]/[.I58]" office:value-type="float" office:value="1" calcext:value-type="float">
            <text:p>1</text:p>
          </table:table-cell>
          <table:table-cell table:formula="of:=([.J58]*[.K58])/[.H58]" office:value-type="float" office:value="1" calcext:value-type="float">
            <text:p>1</text:p>
          </table:table-cell>
          <table:table-cell table:formula="of:=[.D58]/[.K58]" office:value-type="float" office:value="0.709" calcext:value-type="float">
            <text:p>0.709</text:p>
          </table:table-cell>
          <table:table-cell table:formula="of:=([.D58]*[.J58])/[.I58]" office:value-type="float" office:value="0.709" calcext:value-type="float">
            <text:p>0.709</text:p>
          </table:table-cell>
          <table:table-cell table:formula="of:=[.L58]*[.M58]*[.N58]" office:value-type="float" office:value="0.709" calcext:value-type="float">
            <text:p>0.7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59]*1000" office:value-type="float" office:value="8.33333333333333" calcext:value-type="float">
            <text:p>8.33333333333333</text:p>
          </table:table-cell>
          <table:table-cell table:formula="of:=[.H59]" office:value-type="float" office:value="8.33333333333333" calcext:value-type="float">
            <text:p>8.33333333333333</text:p>
          </table:table-cell>
          <table:table-cell table:formula="of:=1/[.C5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9]/[.I59]" office:value-type="float" office:value="1" calcext:value-type="float">
            <text:p>1</text:p>
          </table:table-cell>
          <table:table-cell table:formula="of:=([.J59]*[.K59])/[.H59]" office:value-type="float" office:value="1" calcext:value-type="float">
            <text:p>1</text:p>
          </table:table-cell>
          <table:table-cell table:formula="of:=[.D59]/[.K59]" office:value-type="float" office:value="0.571" calcext:value-type="float">
            <text:p>0.571</text:p>
          </table:table-cell>
          <table:table-cell table:formula="of:=([.D59]*[.J59])/[.I59]" office:value-type="float" office:value="0.571" calcext:value-type="float">
            <text:p>0.571</text:p>
          </table:table-cell>
          <table:table-cell table:formula="of:=[.L59]*[.M59]*[.N59]"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60]*1000" office:value-type="float" office:value="7.84313725490196" calcext:value-type="float">
            <text:p>7.84313725490196</text:p>
          </table:table-cell>
          <table:table-cell table:formula="of:=[.H60]" office:value-type="float" office:value="7.84313725490196" calcext:value-type="float">
            <text:p>7.84313725490196</text:p>
          </table:table-cell>
          <table:table-cell table:formula="of:=1/[.C60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0]/[.I60]" office:value-type="float" office:value="1" calcext:value-type="float">
            <text:p>1</text:p>
          </table:table-cell>
          <table:table-cell table:formula="of:=([.J60]*[.K60])/[.H60]" office:value-type="float" office:value="1" calcext:value-type="float">
            <text:p>1</text:p>
          </table:table-cell>
          <table:table-cell table:formula="of:=[.D60]/[.K60]" office:value-type="float" office:value="0.402" calcext:value-type="float">
            <text:p>0.402</text:p>
          </table:table-cell>
          <table:table-cell table:formula="of:=([.D60]*[.J60])/[.I60]" office:value-type="float" office:value="0.402" calcext:value-type="float">
            <text:p>0.402</text:p>
          </table:table-cell>
          <table:table-cell table:formula="of:=[.L60]*[.M60]*[.N60]" office:value-type="float" office:value="0.402" calcext:value-type="float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61]*1000" office:value-type="float" office:value="7.40740740740741" calcext:value-type="float">
            <text:p>7.40740740740741</text:p>
          </table:table-cell>
          <table:table-cell table:formula="of:=[.H61]" office:value-type="float" office:value="7.40740740740741" calcext:value-type="float">
            <text:p>7.40740740740741</text:p>
          </table:table-cell>
          <table:table-cell table:formula="of:=1/[.C6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1]/[.I61]" office:value-type="float" office:value="1" calcext:value-type="float">
            <text:p>1</text:p>
          </table:table-cell>
          <table:table-cell table:formula="of:=([.J61]*[.K61])/[.H61]" office:value-type="float" office:value="1" calcext:value-type="float">
            <text:p>1</text:p>
          </table:table-cell>
          <table:table-cell table:formula="of:=[.D61]/[.K61]" office:value-type="float" office:value="0.157" calcext:value-type="float">
            <text:p>0.157</text:p>
          </table:table-cell>
          <table:table-cell table:formula="of:=([.D61]*[.J61])/[.I61]" office:value-type="float" office:value="0.157" calcext:value-type="float">
            <text:p>0.157</text:p>
          </table:table-cell>
          <table:table-cell table:formula="of:=[.L61]*[.M61]*[.N61]" office:value-type="float" office:value="0.157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62]*1000" office:value-type="float" office:value="7.01754385964912" calcext:value-type="float">
            <text:p>7.01754385964912</text:p>
          </table:table-cell>
          <table:table-cell table:formula="of:=[.H62]" office:value-type="float" office:value="7.01754385964912" calcext:value-type="float">
            <text:p>7.01754385964912</text:p>
          </table:table-cell>
          <table:table-cell table:formula="of:=1/[.C62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2]/[.I62]" office:value-type="float" office:value="1" calcext:value-type="float">
            <text:p>1</text:p>
          </table:table-cell>
          <table:table-cell table:formula="of:=([.J62]*[.K62])/[.H62]" office:value-type="float" office:value="1" calcext:value-type="float">
            <text:p>1</text:p>
          </table:table-cell>
          <table:table-cell table:formula="of:=[.D62]/[.K62]" office:value-type="float" office:value="0" calcext:value-type="float">
            <text:p>0</text:p>
          </table:table-cell>
          <table:table-cell table:formula="of:=([.D62]*[.J62])/[.I62]" office:value-type="float" office:value="0" calcext:value-type="float">
            <text:p>0</text:p>
          </table:table-cell>
          <table:table-cell table:formula="of:=[.L62]*[.M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63]*1000" office:value-type="float" office:value="6.66666666666667" calcext:value-type="float">
            <text:p>6.66666666666667</text:p>
          </table:table-cell>
          <table:table-cell table:formula="of:=[.H63]" office:value-type="float" office:value="6.66666666666667" calcext:value-type="float">
            <text:p>6.66666666666667</text:p>
          </table:table-cell>
          <table:table-cell table:formula="of:=1/[.C63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3]/[.I63]" office:value-type="float" office:value="1" calcext:value-type="float">
            <text:p>1</text:p>
          </table:table-cell>
          <table:table-cell table:formula="of:=([.J63]*[.K63])/[.H63]" office:value-type="float" office:value="1" calcext:value-type="float">
            <text:p>1</text:p>
          </table:table-cell>
          <table:table-cell table:formula="of:=[.D63]/[.K63]" office:value-type="float" office:value="0" calcext:value-type="float">
            <text:p>0</text:p>
          </table:table-cell>
          <table:table-cell table:formula="of:=([.D63]*[.J63])/[.I63]" office:value-type="float" office:value="0" calcext:value-type="float">
            <text:p>0</text:p>
          </table:table-cell>
          <table:table-cell table:formula="of:=[.L63]*[.M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formula="of:=1/[.C65]*300" office:value-type="float" office:value="30" calcext:value-type="float">
            <text:p>30</text:p>
          </table:table-cell>
          <table:table-cell table:formula="of:=[.H65]" office:value-type="float" office:value="30" calcext:value-type="float">
            <text:p>30</text:p>
          </table:table-cell>
          <table:table-cell table:formula="of:=1/[.C65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65]/[.I65]" office:value-type="float" office:value="1" calcext:value-type="float">
            <text:p>1</text:p>
          </table:table-cell>
          <table:table-cell table:formula="of:=([.J65]*[.K65])/[.H65]" office:value-type="float" office:value="1" calcext:value-type="float">
            <text:p>1</text:p>
          </table:table-cell>
          <table:table-cell table:formula="of:=[.D65]/[.K65]" office:value-type="float" office:value="0.533333333333333" calcext:value-type="float">
            <text:p>0.533333333333333</text:p>
          </table:table-cell>
          <table:table-cell table:formula="of:=([.D65]*[.J65])/[.I65]" office:value-type="float" office:value="0.533333333333333" calcext:value-type="float">
            <text:p>0.533333333333333</text:p>
          </table:table-cell>
          <table:table-cell table:formula="of:=[.L65]*[.M65]*[.N65]" office:value-type="float" office:value="0.533333333333333" calcext:value-type="float">
            <text:p>0.53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formula="of:=1/[.C66]*300" office:value-type="float" office:value="15" calcext:value-type="float">
            <text:p>15</text:p>
          </table:table-cell>
          <table:table-cell table:formula="of:=[.H66]" office:value-type="float" office:value="15" calcext:value-type="float">
            <text:p>15</text:p>
          </table:table-cell>
          <table:table-cell table:formula="of:=1/[.C66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6]/[.I66]" office:value-type="float" office:value="1" calcext:value-type="float">
            <text:p>1</text:p>
          </table:table-cell>
          <table:table-cell table:formula="of:=([.J66]*[.K66])/[.H66]" office:value-type="float" office:value="1" calcext:value-type="float">
            <text:p>1</text:p>
          </table:table-cell>
          <table:table-cell table:formula="of:=[.D66]/[.K66]" office:value-type="float" office:value="0.503333333333333" calcext:value-type="float">
            <text:p>0.503333333333333</text:p>
          </table:table-cell>
          <table:table-cell table:formula="of:=([.D66]*[.J66])/[.I66]" office:value-type="float" office:value="0.503333333333333" calcext:value-type="float">
            <text:p>0.503333333333333</text:p>
          </table:table-cell>
          <table:table-cell table:formula="of:=[.L66]*[.M66]*[.N66]" office:value-type="float" office:value="0.503333333333333" calcext:value-type="float">
            <text:p>0.50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formula="of:=1/[.C67]*300" office:value-type="float" office:value="10" calcext:value-type="float">
            <text:p>10</text:p>
          </table:table-cell>
          <table:table-cell table:formula="of:=[.H67]" office:value-type="float" office:value="10" calcext:value-type="float">
            <text:p>10</text:p>
          </table:table-cell>
          <table:table-cell table:formula="of:=1/[.C6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67]/[.I67]" office:value-type="float" office:value="1" calcext:value-type="float">
            <text:p>1</text:p>
          </table:table-cell>
          <table:table-cell table:formula="of:=([.J67]*[.K67])/[.H67]" office:value-type="float" office:value="1" calcext:value-type="float">
            <text:p>1</text:p>
          </table:table-cell>
          <table:table-cell table:formula="of:=[.D67]/[.K67]" office:value-type="float" office:value="0.556666666666667" calcext:value-type="float">
            <text:p>0.556666666666667</text:p>
          </table:table-cell>
          <table:table-cell table:formula="of:=([.D67]*[.J67])/[.I67]" office:value-type="float" office:value="0.556666666666667" calcext:value-type="float">
            <text:p>0.556666666666667</text:p>
          </table:table-cell>
          <table:table-cell table:formula="of:=[.L67]*[.M67]*[.N67]" office:value-type="float" office:value="0.556666666666667" calcext:value-type="float">
            <text:p>0.55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formula="of:=1/[.C68]*300" office:value-type="float" office:value="7.5" calcext:value-type="float">
            <text:p>7.5</text:p>
          </table:table-cell>
          <table:table-cell table:formula="of:=[.H68]" office:value-type="float" office:value="7.5" calcext:value-type="float">
            <text:p>7.5</text:p>
          </table:table-cell>
          <table:table-cell table:formula="of:=1/[.C68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8]/[.I68]" office:value-type="float" office:value="1" calcext:value-type="float">
            <text:p>1</text:p>
          </table:table-cell>
          <table:table-cell table:formula="of:=([.J68]*[.K68])/[.H68]" office:value-type="float" office:value="1" calcext:value-type="float">
            <text:p>1</text:p>
          </table:table-cell>
          <table:table-cell table:formula="of:=[.D68]/[.K68]" office:value-type="float" office:value="0.566666666666667" calcext:value-type="float">
            <text:p>0.566666666666667</text:p>
          </table:table-cell>
          <table:table-cell table:formula="of:=([.D68]*[.J68])/[.I68]" office:value-type="float" office:value="0.566666666666667" calcext:value-type="float">
            <text:p>0.566666666666667</text:p>
          </table:table-cell>
          <table:table-cell table:formula="of:=[.L68]*[.M68]*[.N68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formula="of:=1/[.C69]*300" office:value-type="float" office:value="6" calcext:value-type="float">
            <text:p>6</text:p>
          </table:table-cell>
          <table:table-cell table:formula="of:=[.H69]" office:value-type="float" office:value="6" calcext:value-type="float">
            <text:p>6</text:p>
          </table:table-cell>
          <table:table-cell table:formula="of:=1/[.C6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9]/[.I69]" office:value-type="float" office:value="1" calcext:value-type="float">
            <text:p>1</text:p>
          </table:table-cell>
          <table:table-cell table:formula="of:=([.J69]*[.K69])/[.H69]" office:value-type="float" office:value="1" calcext:value-type="float">
            <text:p>1</text:p>
          </table:table-cell>
          <table:table-cell table:formula="of:=[.D69]/[.K69]" office:value-type="float" office:value="0.52" calcext:value-type="float">
            <text:p>0.52</text:p>
          </table:table-cell>
          <table:table-cell table:formula="of:=([.D69]*[.J69])/[.I69]" office:value-type="float" office:value="0.52" calcext:value-type="float">
            <text:p>0.52</text:p>
          </table:table-cell>
          <table:table-cell table:formula="of:=[.L69]*[.M69]*[.N6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formula="of:=1/[.C70]*300" office:value-type="float" office:value="5" calcext:value-type="float">
            <text:p>5</text:p>
          </table:table-cell>
          <table:table-cell table:formula="of:=[.H70]" office:value-type="float" office:value="5" calcext:value-type="float">
            <text:p>5</text:p>
          </table:table-cell>
          <table:table-cell table:formula="of:=1/[.C70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0]/[.I70]" office:value-type="float" office:value="1" calcext:value-type="float">
            <text:p>1</text:p>
          </table:table-cell>
          <table:table-cell table:formula="of:=([.J70]*[.K70])/[.H70]" office:value-type="float" office:value="1" calcext:value-type="float">
            <text:p>1</text:p>
          </table:table-cell>
          <table:table-cell table:formula="of:=[.D70]/[.K70]" office:value-type="float" office:value="0.52" calcext:value-type="float">
            <text:p>0.52</text:p>
          </table:table-cell>
          <table:table-cell table:formula="of:=([.D70]*[.J70])/[.I70]" office:value-type="float" office:value="0.52" calcext:value-type="float">
            <text:p>0.52</text:p>
          </table:table-cell>
          <table:table-cell table:formula="of:=[.L70]*[.M70]*[.N70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formula="of:=1/[.C71]*300" office:value-type="float" office:value="4.28571428571429" calcext:value-type="float">
            <text:p>4.28571428571429</text:p>
          </table:table-cell>
          <table:table-cell table:formula="of:=[.H71]" office:value-type="float" office:value="4.28571428571429" calcext:value-type="float">
            <text:p>4.28571428571429</text:p>
          </table:table-cell>
          <table:table-cell table:formula="of:=1/[.C71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1]/[.I71]" office:value-type="float" office:value="1" calcext:value-type="float">
            <text:p>1</text:p>
          </table:table-cell>
          <table:table-cell table:formula="of:=([.J71]*[.K71])/[.H71]" office:value-type="float" office:value="1" calcext:value-type="float">
            <text:p>1</text:p>
          </table:table-cell>
          <table:table-cell table:formula="of:=[.D71]/[.K71]" office:value-type="float" office:value="0.566666666666667" calcext:value-type="float">
            <text:p>0.566666666666667</text:p>
          </table:table-cell>
          <table:table-cell table:formula="of:=([.D71]*[.J71])/[.I71]" office:value-type="float" office:value="0.566666666666667" calcext:value-type="float">
            <text:p>0.566666666666667</text:p>
          </table:table-cell>
          <table:table-cell table:formula="of:=[.L71]*[.M71]*[.N71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formula="of:=1/[.C72]*300" office:value-type="float" office:value="3.75" calcext:value-type="float">
            <text:p>3.75</text:p>
          </table:table-cell>
          <table:table-cell table:formula="of:=[.H72]" office:value-type="float" office:value="3.75" calcext:value-type="float">
            <text:p>3.75</text:p>
          </table:table-cell>
          <table:table-cell table:formula="of:=1/[.C72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72]/[.I72]" office:value-type="float" office:value="1" calcext:value-type="float">
            <text:p>1</text:p>
          </table:table-cell>
          <table:table-cell table:formula="of:=([.J72]*[.K72])/[.H72]" office:value-type="float" office:value="1" calcext:value-type="float">
            <text:p>1</text:p>
          </table:table-cell>
          <table:table-cell table:formula="of:=[.D72]/[.K72]" office:value-type="float" office:value="0.56" calcext:value-type="float">
            <text:p>0.56</text:p>
          </table:table-cell>
          <table:table-cell table:formula="of:=([.D72]*[.J72])/[.I72]" office:value-type="float" office:value="0.56" calcext:value-type="float">
            <text:p>0.56</text:p>
          </table:table-cell>
          <table:table-cell table:formula="of:=[.L72]*[.M72]*[.N72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formula="of:=1/[.C73]*300" office:value-type="float" office:value="3.33333333333333" calcext:value-type="float">
            <text:p>3.33333333333333</text:p>
          </table:table-cell>
          <table:table-cell table:formula="of:=[.H73]" office:value-type="float" office:value="3.33333333333333" calcext:value-type="float">
            <text:p>3.33333333333333</text:p>
          </table:table-cell>
          <table:table-cell table:formula="of:=1/[.C7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3]/[.I73]" office:value-type="float" office:value="1" calcext:value-type="float">
            <text:p>1</text:p>
          </table:table-cell>
          <table:table-cell table:formula="of:=([.J73]*[.K73])/[.H73]" office:value-type="float" office:value="1" calcext:value-type="float">
            <text:p>1</text:p>
          </table:table-cell>
          <table:table-cell table:formula="of:=[.D73]/[.K73]" office:value-type="float" office:value="0.576666666666667" calcext:value-type="float">
            <text:p>0.576666666666667</text:p>
          </table:table-cell>
          <table:table-cell table:formula="of:=([.D73]*[.J73])/[.I73]" office:value-type="float" office:value="0.576666666666667" calcext:value-type="float">
            <text:p>0.576666666666667</text:p>
          </table:table-cell>
          <table:table-cell table:formula="of:=[.L73]*[.M73]*[.N73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1/[.C74]*300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1/[.C74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4]/[.I74]" office:value-type="float" office:value="1" calcext:value-type="float">
            <text:p>1</text:p>
          </table:table-cell>
          <table:table-cell table:formula="of:=([.J74]*[.K74])/[.H74]" office:value-type="float" office:value="1" calcext:value-type="float">
            <text:p>1</text:p>
          </table:table-cell>
          <table:table-cell table:formula="of:=[.D74]/[.K74]" office:value-type="float" office:value="0.563333333333333" calcext:value-type="float">
            <text:p>0.563333333333333</text:p>
          </table:table-cell>
          <table:table-cell table:formula="of:=([.D74]*[.J74])/[.I74]" office:value-type="float" office:value="0.563333333333333" calcext:value-type="float">
            <text:p>0.563333333333333</text:p>
          </table:table-cell>
          <table:table-cell table:formula="of:=[.L74]*[.M74]*[.N74]" office:value-type="float" office:value="0.563333333333333" calcext:value-type="float">
            <text:p>0.56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formula="of:=1/[.C75]*300" office:value-type="float" office:value="2.72727272727273" calcext:value-type="float">
            <text:p>2.72727272727273</text:p>
          </table:table-cell>
          <table:table-cell table:formula="of:=[.H75]" office:value-type="float" office:value="2.72727272727273" calcext:value-type="float">
            <text:p>2.72727272727273</text:p>
          </table:table-cell>
          <table:table-cell table:formula="of:=1/[.C75]" office:value-type="float" office:value="0.00909090909090909" calcext:value-type="float">
            <text:p>0.0090909090909090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5]/[.I75]" office:value-type="float" office:value="1" calcext:value-type="float">
            <text:p>1</text:p>
          </table:table-cell>
          <table:table-cell table:formula="of:=([.J75]*[.K75])/[.H75]" office:value-type="float" office:value="1" calcext:value-type="float">
            <text:p>1</text:p>
          </table:table-cell>
          <table:table-cell table:formula="of:=[.D75]/[.K75]" office:value-type="float" office:value="0.583333333333333" calcext:value-type="float">
            <text:p>0.583333333333333</text:p>
          </table:table-cell>
          <table:table-cell table:formula="of:=([.D75]*[.J75])/[.I75]" office:value-type="float" office:value="0.583333333333333" calcext:value-type="float">
            <text:p>0.583333333333333</text:p>
          </table:table-cell>
          <table:table-cell table:formula="of:=[.L75]*[.M75]*[.N75]" office:value-type="float" office:value="0.583333333333333" calcext:value-type="float">
            <text:p>0.58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formula="of:=1/[.C76]*300" office:value-type="float" office:value="2.5" calcext:value-type="float">
            <text:p>2.5</text:p>
          </table:table-cell>
          <table:table-cell table:formula="of:=[.H76]" office:value-type="float" office:value="2.5" calcext:value-type="float">
            <text:p>2.5</text:p>
          </table:table-cell>
          <table:table-cell table:formula="of:=1/[.C7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6]/[.I76]" office:value-type="float" office:value="1" calcext:value-type="float">
            <text:p>1</text:p>
          </table:table-cell>
          <table:table-cell table:formula="of:=([.J76]*[.K76])/[.H76]" office:value-type="float" office:value="1" calcext:value-type="float">
            <text:p>1</text:p>
          </table:table-cell>
          <table:table-cell table:formula="of:=[.D76]/[.K76]" office:value-type="float" office:value="0.606666666666667" calcext:value-type="float">
            <text:p>0.606666666666667</text:p>
          </table:table-cell>
          <table:table-cell table:formula="of:=([.D76]*[.J76])/[.I76]" office:value-type="float" office:value="0.606666666666667" calcext:value-type="float">
            <text:p>0.606666666666667</text:p>
          </table:table-cell>
          <table:table-cell table:formula="of:=[.L76]*[.M76]*[.N76]" office:value-type="float" office:value="0.606666666666667" calcext:value-type="float">
            <text:p>0.60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formula="of:=1/[.C77]*300" office:value-type="float" office:value="2.30769230769231" calcext:value-type="float">
            <text:p>2.30769230769231</text:p>
          </table:table-cell>
          <table:table-cell table:formula="of:=[.H77]" office:value-type="float" office:value="2.30769230769231" calcext:value-type="float">
            <text:p>2.30769230769231</text:p>
          </table:table-cell>
          <table:table-cell table:formula="of:=1/[.C77]" office:value-type="float" office:value="0.00769230769230769" calcext:value-type="float">
            <text:p>0.0076923076923076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7]/[.I77]" office:value-type="float" office:value="1" calcext:value-type="float">
            <text:p>1</text:p>
          </table:table-cell>
          <table:table-cell table:formula="of:=([.J77]*[.K77])/[.H77]" office:value-type="float" office:value="1" calcext:value-type="float">
            <text:p>1</text:p>
          </table:table-cell>
          <table:table-cell table:formula="of:=[.D77]/[.K77]" office:value-type="float" office:value="0.646666666666667" calcext:value-type="float">
            <text:p>0.646666666666667</text:p>
          </table:table-cell>
          <table:table-cell table:formula="of:=([.D77]*[.J77])/[.I77]" office:value-type="float" office:value="0.646666666666667" calcext:value-type="float">
            <text:p>0.646666666666667</text:p>
          </table:table-cell>
          <table:table-cell table:formula="of:=[.L77]*[.M77]*[.N77]" office:value-type="float" office:value="0.646666666666667" calcext:value-type="float">
            <text:p>0.64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formula="of:=1/[.C78]*300" office:value-type="float" office:value="2.14285714285714" calcext:value-type="float">
            <text:p>2.14285714285714</text:p>
          </table:table-cell>
          <table:table-cell table:formula="of:=[.H78]" office:value-type="float" office:value="2.14285714285714" calcext:value-type="float">
            <text:p>2.14285714285714</text:p>
          </table:table-cell>
          <table:table-cell table:formula="of:=1/[.C78]" office:value-type="float" office:value="0.00714285714285714" calcext:value-type="float">
            <text:p>0.007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78]/[.I78]" office:value-type="float" office:value="1" calcext:value-type="float">
            <text:p>1</text:p>
          </table:table-cell>
          <table:table-cell table:formula="of:=([.J78]*[.K78])/[.H78]" office:value-type="float" office:value="1" calcext:value-type="float">
            <text:p>1</text:p>
          </table:table-cell>
          <table:table-cell table:formula="of:=[.D78]/[.K78]" office:value-type="float" office:value="0.636666666666667" calcext:value-type="float">
            <text:p>0.636666666666667</text:p>
          </table:table-cell>
          <table:table-cell table:formula="of:=([.D78]*[.J78])/[.I78]" office:value-type="float" office:value="0.636666666666667" calcext:value-type="float">
            <text:p>0.636666666666667</text:p>
          </table:table-cell>
          <table:table-cell table:formula="of:=[.L78]*[.M78]*[.N78]" office:value-type="float" office:value="0.636666666666667" calcext:value-type="float">
            <text:p>0.6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formula="of:=1/[.C79]*300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 table:formula="of:=1/[.C79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9]/[.I79]" office:value-type="float" office:value="1" calcext:value-type="float">
            <text:p>1</text:p>
          </table:table-cell>
          <table:table-cell table:formula="of:=([.J79]*[.K79])/[.H79]" office:value-type="float" office:value="1" calcext:value-type="float">
            <text:p>1</text:p>
          </table:table-cell>
          <table:table-cell table:formula="of:=[.D79]/[.K79]" office:value-type="float" office:value="0.68" calcext:value-type="float">
            <text:p>0.68</text:p>
          </table:table-cell>
          <table:table-cell table:formula="of:=([.D79]*[.J79])/[.I79]" office:value-type="float" office:value="0.68" calcext:value-type="float">
            <text:p>0.68</text:p>
          </table:table-cell>
          <table:table-cell table:formula="of:=[.L79]*[.M79]*[.N79]" office:value-type="float" office:value="0.68" calcext:value-type="float">
            <text:p>0.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formula="of:=1/[.C80]*300" office:value-type="float" office:value="1.875" calcext:value-type="float">
            <text:p>1.875</text:p>
          </table:table-cell>
          <table:table-cell table:formula="of:=[.H80]" office:value-type="float" office:value="1.875" calcext:value-type="float">
            <text:p>1.875</text:p>
          </table:table-cell>
          <table:table-cell table:formula="of:=1/[.C80]" office:value-type="float" office:value="0.00625" calcext:value-type="float">
            <text:p>0.006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0]/[.I80]" office:value-type="float" office:value="1" calcext:value-type="float">
            <text:p>1</text:p>
          </table:table-cell>
          <table:table-cell table:formula="of:=([.J80]*[.K80])/[.H80]" office:value-type="float" office:value="1" calcext:value-type="float">
            <text:p>1</text:p>
          </table:table-cell>
          <table:table-cell table:formula="of:=[.D80]/[.K80]" office:value-type="float" office:value="0.696666666666667" calcext:value-type="float">
            <text:p>0.696666666666667</text:p>
          </table:table-cell>
          <table:table-cell table:formula="of:=([.D80]*[.J80])/[.I80]" office:value-type="float" office:value="0.696666666666667" calcext:value-type="float">
            <text:p>0.696666666666667</text:p>
          </table:table-cell>
          <table:table-cell table:formula="of:=[.L80]*[.M80]*[.N80]" office:value-type="float" office:value="0.696666666666667" calcext:value-type="float">
            <text:p>0.69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formula="of:=1/[.C81]*300" office:value-type="float" office:value="1.76470588235294" calcext:value-type="float">
            <text:p>1.76470588235294</text:p>
          </table:table-cell>
          <table:table-cell table:formula="of:=[.H81]" office:value-type="float" office:value="1.76470588235294" calcext:value-type="float">
            <text:p>1.76470588235294</text:p>
          </table:table-cell>
          <table:table-cell table:formula="of:=1/[.C81]" office:value-type="float" office:value="0.00588235294117647" calcext:value-type="float">
            <text:p>0.0058823529411764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1]/[.I81]" office:value-type="float" office:value="1" calcext:value-type="float">
            <text:p>1</text:p>
          </table:table-cell>
          <table:table-cell table:formula="of:=([.J81]*[.K81])/[.H81]" office:value-type="float" office:value="1" calcext:value-type="float">
            <text:p>1</text:p>
          </table:table-cell>
          <table:table-cell table:formula="of:=[.D81]/[.K81]" office:value-type="float" office:value="0.736666666666667" calcext:value-type="float">
            <text:p>0.736666666666667</text:p>
          </table:table-cell>
          <table:table-cell table:formula="of:=([.D81]*[.J81])/[.I81]" office:value-type="float" office:value="0.736666666666667" calcext:value-type="float">
            <text:p>0.736666666666667</text:p>
          </table:table-cell>
          <table:table-cell table:formula="of:=[.L81]*[.M81]*[.N81]" office:value-type="float" office:value="0.736666666666667" calcext:value-type="float">
            <text:p>0.7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formula="of:=1/[.C82]*300" office:value-type="float" office:value="1.66666666666667" calcext:value-type="float">
            <text:p>1.66666666666667</text:p>
          </table:table-cell>
          <table:table-cell table:formula="of:=[.H82]" office:value-type="float" office:value="1.66666666666667" calcext:value-type="float">
            <text:p>1.66666666666667</text:p>
          </table:table-cell>
          <table:table-cell table:formula="of:=1/[.C82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2]/[.I82]" office:value-type="float" office:value="1" calcext:value-type="float">
            <text:p>1</text:p>
          </table:table-cell>
          <table:table-cell table:formula="of:=([.J82]*[.K82])/[.H82]" office:value-type="float" office:value="1" calcext:value-type="float">
            <text:p>1</text:p>
          </table:table-cell>
          <table:table-cell table:formula="of:=[.D82]/[.K82]" office:value-type="float" office:value="0.776666666666667" calcext:value-type="float">
            <text:p>0.776666666666667</text:p>
          </table:table-cell>
          <table:table-cell table:formula="of:=([.D82]*[.J82])/[.I82]" office:value-type="float" office:value="0.776666666666667" calcext:value-type="float">
            <text:p>0.776666666666667</text:p>
          </table:table-cell>
          <table:table-cell table:formula="of:=[.L82]*[.M82]*[.N82]" office:value-type="float" office:value="0.776666666666667" calcext:value-type="float">
            <text:p>0.7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formula="of:=1/[.C83]*300" office:value-type="float" office:value="1.57894736842105" calcext:value-type="float">
            <text:p>1.57894736842105</text:p>
          </table:table-cell>
          <table:table-cell table:formula="of:=[.H83]" office:value-type="float" office:value="1.57894736842105" calcext:value-type="float">
            <text:p>1.57894736842105</text:p>
          </table:table-cell>
          <table:table-cell table:formula="of:=1/[.C83]" office:value-type="float" office:value="0.00526315789473684" calcext:value-type="float">
            <text:p>0.00526315789473684</text:p>
          </table:table-cell>
          <table:table-cell table:formula="of:=300" office:value-type="float" office:value="300" calcext:value-type="float">
            <text:p>300</text:p>
          </table:table-cell>
          <table:table-cell table:formula="of:=[.H83]/[.I83]" office:value-type="float" office:value="1" calcext:value-type="float">
            <text:p>1</text:p>
          </table:table-cell>
          <table:table-cell table:formula="of:=([.J83]*[.K83])/[.H83]" office:value-type="float" office:value="1" calcext:value-type="float">
            <text:p>1</text:p>
          </table:table-cell>
          <table:table-cell table:formula="of:=[.D83]/[.K83]" office:value-type="float" office:value="0.82" calcext:value-type="float">
            <text:p>0.82</text:p>
          </table:table-cell>
          <table:table-cell table:formula="of:=([.D83]*[.J83])/[.I83]" office:value-type="float" office:value="0.82" calcext:value-type="float">
            <text:p>0.82</text:p>
          </table:table-cell>
          <table:table-cell table:formula="of:=[.L83]*[.M83]*[.N83]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formula="of:=1/[.C84]*300" office:value-type="float" office:value="1.5" calcext:value-type="float">
            <text:p>1.5</text:p>
          </table:table-cell>
          <table:table-cell table:formula="of:=[.H84]" office:value-type="float" office:value="1.5" calcext:value-type="float">
            <text:p>1.5</text:p>
          </table:table-cell>
          <table:table-cell table:formula="of:=1/[.C84]" office:value-type="float" office:value="0.005" calcext:value-type="float">
            <text:p>0.0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4]/[.I84]" office:value-type="float" office:value="1" calcext:value-type="float">
            <text:p>1</text:p>
          </table:table-cell>
          <table:table-cell table:formula="of:=([.J84]*[.K84])/[.H84]" office:value-type="float" office:value="1" calcext:value-type="float">
            <text:p>1</text:p>
          </table:table-cell>
          <table:table-cell table:formula="of:=[.D84]/[.K84]" office:value-type="float" office:value="0.886666666666667" calcext:value-type="float">
            <text:p>0.886666666666667</text:p>
          </table:table-cell>
          <table:table-cell table:formula="of:=([.D84]*[.J84])/[.I84]" office:value-type="float" office:value="0.886666666666667" calcext:value-type="float">
            <text:p>0.886666666666667</text:p>
          </table:table-cell>
          <table:table-cell table:formula="of:=[.L84]*[.M84]*[.N84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formula="of:=1/[.C86]*300" office:value-type="float" office:value="60" calcext:value-type="float">
            <text:p>60</text:p>
          </table:table-cell>
          <table:table-cell table:formula="of:=[.H86]" office:value-type="float" office:value="60" calcext:value-type="float">
            <text:p>60</text:p>
          </table:table-cell>
          <table:table-cell table:formula="of:=1/[.C86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86]/[.I86]" office:value-type="float" office:value="1" calcext:value-type="float">
            <text:p>1</text:p>
          </table:table-cell>
          <table:table-cell table:formula="of:=([.J86]*[.K86])/[.H86]" office:value-type="float" office:value="1" calcext:value-type="float">
            <text:p>1</text:p>
          </table:table-cell>
          <table:table-cell table:formula="of:=[.D86]/[.K86]" office:value-type="float" office:value="0.993333333333333" calcext:value-type="float">
            <text:p>0.993333333333333</text:p>
          </table:table-cell>
          <table:table-cell table:formula="of:=([.D86]*[.J86])/[.I86]" office:value-type="float" office:value="0.993333333333333" calcext:value-type="float">
            <text:p>0.993333333333333</text:p>
          </table:table-cell>
          <table:table-cell table:formula="of:=[.L86]*[.M86]*[.N86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formula="of:=1/[.C87]*300" office:value-type="float" office:value="30" calcext:value-type="float">
            <text:p>30</text:p>
          </table:table-cell>
          <table:table-cell table:formula="of:=[.H87]" office:value-type="float" office:value="30" calcext:value-type="float">
            <text:p>30</text:p>
          </table:table-cell>
          <table:table-cell table:formula="of:=1/[.C87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87]/[.I87]" office:value-type="float" office:value="1" calcext:value-type="float">
            <text:p>1</text:p>
          </table:table-cell>
          <table:table-cell table:formula="of:=([.J87]*[.K87])/[.H87]" office:value-type="float" office:value="1" calcext:value-type="float">
            <text:p>1</text:p>
          </table:table-cell>
          <table:table-cell table:formula="of:=[.D87]/[.K87]" office:value-type="float" office:value="0.996666666666667" calcext:value-type="float">
            <text:p>0.996666666666667</text:p>
          </table:table-cell>
          <table:table-cell table:formula="of:=([.D87]*[.J87])/[.I87]" office:value-type="float" office:value="0.996666666666667" calcext:value-type="float">
            <text:p>0.996666666666667</text:p>
          </table:table-cell>
          <table:table-cell table:formula="of:=[.L87]*[.M87]*[.N87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formula="of:=1/[.C88]*300" office:value-type="float" office:value="20" calcext:value-type="float">
            <text:p>20</text:p>
          </table:table-cell>
          <table:table-cell table:formula="of:=[.H88]" office:value-type="float" office:value="20" calcext:value-type="float">
            <text:p>20</text:p>
          </table:table-cell>
          <table:table-cell table:formula="of:=1/[.C88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8]/[.I88]" office:value-type="float" office:value="1" calcext:value-type="float">
            <text:p>1</text:p>
          </table:table-cell>
          <table:table-cell table:formula="of:=([.J88]*[.K88])/[.H88]" office:value-type="float" office:value="1" calcext:value-type="float">
            <text:p>1</text:p>
          </table:table-cell>
          <table:table-cell table:formula="of:=[.D88]/[.K88]" office:value-type="float" office:value="0.983333333333333" calcext:value-type="float">
            <text:p>0.983333333333333</text:p>
          </table:table-cell>
          <table:table-cell table:formula="of:=([.D88]*[.J88])/[.I88]" office:value-type="float" office:value="0.983333333333333" calcext:value-type="float">
            <text:p>0.983333333333333</text:p>
          </table:table-cell>
          <table:table-cell table:formula="of:=[.L88]*[.M88]*[.N8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formula="of:=1/[.C89]*300" office:value-type="float" office:value="15" calcext:value-type="float">
            <text:p>15</text:p>
          </table:table-cell>
          <table:table-cell table:formula="of:=[.H89]" office:value-type="float" office:value="15" calcext:value-type="float">
            <text:p>15</text:p>
          </table:table-cell>
          <table:table-cell table:formula="of:=1/[.C89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9]/[.I89]" office:value-type="float" office:value="1" calcext:value-type="float">
            <text:p>1</text:p>
          </table:table-cell>
          <table:table-cell table:formula="of:=([.J89]*[.K89])/[.H89]" office:value-type="float" office:value="1" calcext:value-type="float">
            <text:p>1</text:p>
          </table:table-cell>
          <table:table-cell table:formula="of:=[.D89]/[.K89]" office:value-type="float" office:value="0.97" calcext:value-type="float">
            <text:p>0.97</text:p>
          </table:table-cell>
          <table:table-cell table:formula="of:=([.D89]*[.J89])/[.I89]" office:value-type="float" office:value="0.97" calcext:value-type="float">
            <text:p>0.97</text:p>
          </table:table-cell>
          <table:table-cell table:formula="of:=[.L89]*[.M89]*[.N89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formula="of:=1/[.C90]*300" office:value-type="float" office:value="12" calcext:value-type="float">
            <text:p>12</text:p>
          </table:table-cell>
          <table:table-cell table:formula="of:=[.H90]" office:value-type="float" office:value="12" calcext:value-type="float">
            <text:p>12</text:p>
          </table:table-cell>
          <table:table-cell table:formula="of:=1/[.C9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0]/[.I90]" office:value-type="float" office:value="1" calcext:value-type="float">
            <text:p>1</text:p>
          </table:table-cell>
          <table:table-cell table:formula="of:=([.J90]*[.K90])/[.H90]" office:value-type="float" office:value="1" calcext:value-type="float">
            <text:p>1</text:p>
          </table:table-cell>
          <table:table-cell table:formula="of:=[.D90]/[.K90]" office:value-type="float" office:value="0.946666666666667" calcext:value-type="float">
            <text:p>0.946666666666667</text:p>
          </table:table-cell>
          <table:table-cell table:formula="of:=([.D90]*[.J90])/[.I90]" office:value-type="float" office:value="0.946666666666667" calcext:value-type="float">
            <text:p>0.946666666666667</text:p>
          </table:table-cell>
          <table:table-cell table:formula="of:=[.L90]*[.M90]*[.N90]" office:value-type="float" office:value="0.946666666666667" calcext:value-type="float">
            <text:p>0.94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formula="of:=1/[.C91]*300" office:value-type="float" office:value="10" calcext:value-type="float">
            <text:p>10</text:p>
          </table:table-cell>
          <table:table-cell table:formula="of:=[.H91]" office:value-type="float" office:value="10" calcext:value-type="float">
            <text:p>10</text:p>
          </table:table-cell>
          <table:table-cell table:formula="of:=1/[.C91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1]/[.I91]" office:value-type="float" office:value="1" calcext:value-type="float">
            <text:p>1</text:p>
          </table:table-cell>
          <table:table-cell table:formula="of:=([.J91]*[.K91])/[.H91]" office:value-type="float" office:value="1" calcext:value-type="float">
            <text:p>1</text:p>
          </table:table-cell>
          <table:table-cell table:formula="of:=[.D91]/[.K91]" office:value-type="float" office:value="0.973333333333333" calcext:value-type="float">
            <text:p>0.973333333333333</text:p>
          </table:table-cell>
          <table:table-cell table:formula="of:=([.D91]*[.J91])/[.I91]" office:value-type="float" office:value="0.973333333333333" calcext:value-type="float">
            <text:p>0.973333333333333</text:p>
          </table:table-cell>
          <table:table-cell table:formula="of:=[.L91]*[.M91]*[.N91]" office:value-type="float" office:value="0.973333333333333" calcext:value-type="float">
            <text:p>0.97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formula="of:=1/[.C92]*300" office:value-type="float" office:value="8.57142857142857" calcext:value-type="float">
            <text:p>8.57142857142857</text:p>
          </table:table-cell>
          <table:table-cell table:formula="of:=[.H92]" office:value-type="float" office:value="8.57142857142857" calcext:value-type="float">
            <text:p>8.57142857142857</text:p>
          </table:table-cell>
          <table:table-cell table:formula="of:=1/[.C92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92]/[.I92]" office:value-type="float" office:value="1" calcext:value-type="float">
            <text:p>1</text:p>
          </table:table-cell>
          <table:table-cell table:formula="of:=([.J92]*[.K92])/[.H92]" office:value-type="float" office:value="1" calcext:value-type="float">
            <text:p>1</text:p>
          </table:table-cell>
          <table:table-cell table:formula="of:=[.D92]/[.K92]" office:value-type="float" office:value="0.966666666666667" calcext:value-type="float">
            <text:p>0.966666666666667</text:p>
          </table:table-cell>
          <table:table-cell table:formula="of:=([.D92]*[.J92])/[.I92]" office:value-type="float" office:value="0.966666666666666" calcext:value-type="float">
            <text:p>0.966666666666666</text:p>
          </table:table-cell>
          <table:table-cell table:formula="of:=[.L92]*[.M92]*[.N92]" office:value-type="float" office:value="0.966666666666667" calcext:value-type="float">
            <text:p>0.96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formula="of:=1/[.C93]*300" office:value-type="float" office:value="7.5" calcext:value-type="float">
            <text:p>7.5</text:p>
          </table:table-cell>
          <table:table-cell table:formula="of:=[.H93]" office:value-type="float" office:value="7.5" calcext:value-type="float">
            <text:p>7.5</text:p>
          </table:table-cell>
          <table:table-cell table:formula="of:=1/[.C93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3]/[.I93]" office:value-type="float" office:value="1" calcext:value-type="float">
            <text:p>1</text:p>
          </table:table-cell>
          <table:table-cell table:formula="of:=([.J93]*[.K93])/[.H93]" office:value-type="float" office:value="1" calcext:value-type="float">
            <text:p>1</text:p>
          </table:table-cell>
          <table:table-cell table:formula="of:=[.D93]/[.K93]" office:value-type="float" office:value="0.96" calcext:value-type="float">
            <text:p>0.96</text:p>
          </table:table-cell>
          <table:table-cell table:formula="of:=([.D93]*[.J93])/[.I93]" office:value-type="float" office:value="0.96" calcext:value-type="float">
            <text:p>0.96</text:p>
          </table:table-cell>
          <table:table-cell table:formula="of:=[.L93]*[.M93]*[.N93]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formula="of:=1/[.C94]*300" office:value-type="float" office:value="6.66666666666667" calcext:value-type="float">
            <text:p>6.66666666666667</text:p>
          </table:table-cell>
          <table:table-cell table:formula="of:=[.H94]" office:value-type="float" office:value="6.66666666666667" calcext:value-type="float">
            <text:p>6.66666666666667</text:p>
          </table:table-cell>
          <table:table-cell table:formula="of:=1/[.C94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4]/[.I94]" office:value-type="float" office:value="1" calcext:value-type="float">
            <text:p>1</text:p>
          </table:table-cell>
          <table:table-cell table:formula="of:=([.J94]*[.K94])/[.H94]" office:value-type="float" office:value="1" calcext:value-type="float">
            <text:p>1</text:p>
          </table:table-cell>
          <table:table-cell table:formula="of:=[.D94]/[.K94]" office:value-type="float" office:value="0.936666666666667" calcext:value-type="float">
            <text:p>0.936666666666667</text:p>
          </table:table-cell>
          <table:table-cell table:formula="of:=([.D94]*[.J94])/[.I94]" office:value-type="float" office:value="0.936666666666667" calcext:value-type="float">
            <text:p>0.936666666666667</text:p>
          </table:table-cell>
          <table:table-cell table:formula="of:=[.L94]*[.M94]*[.N94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formula="of:=1/[.C95]*300" office:value-type="float" office:value="6" calcext:value-type="float">
            <text:p>6</text:p>
          </table:table-cell>
          <table:table-cell table:formula="of:=[.H95]" office:value-type="float" office:value="6" calcext:value-type="float">
            <text:p>6</text:p>
          </table:table-cell>
          <table:table-cell table:formula="of:=1/[.C95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5]/[.I95]" office:value-type="float" office:value="1" calcext:value-type="float">
            <text:p>1</text:p>
          </table:table-cell>
          <table:table-cell table:formula="of:=([.J95]*[.K95])/[.H95]" office:value-type="float" office:value="1" calcext:value-type="float">
            <text:p>1</text:p>
          </table:table-cell>
          <table:table-cell table:formula="of:=[.D95]/[.K95]" office:value-type="float" office:value="0.936666666666667" calcext:value-type="float">
            <text:p>0.936666666666667</text:p>
          </table:table-cell>
          <table:table-cell table:formula="of:=([.D95]*[.J95])/[.I95]" office:value-type="float" office:value="0.936666666666667" calcext:value-type="float">
            <text:p>0.936666666666667</text:p>
          </table:table-cell>
          <table:table-cell table:formula="of:=[.L95]*[.M95]*[.N95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formula="of:=1/[.C96]*300" office:value-type="float" office:value="5.45454545454545" calcext:value-type="float">
            <text:p>5.45454545454545</text:p>
          </table:table-cell>
          <table:table-cell table:formula="of:=[.H96]" office:value-type="float" office:value="5.45454545454545" calcext:value-type="float">
            <text:p>5.45454545454545</text:p>
          </table:table-cell>
          <table:table-cell table:formula="of:=1/[.C96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6]/[.I96]" office:value-type="float" office:value="1" calcext:value-type="float">
            <text:p>1</text:p>
          </table:table-cell>
          <table:table-cell table:formula="of:=([.J96]*[.K96])/[.H96]" office:value-type="float" office:value="1" calcext:value-type="float">
            <text:p>1</text:p>
          </table:table-cell>
          <table:table-cell table:formula="of:=[.D96]/[.K96]" office:value-type="float" office:value="0.913333333333333" calcext:value-type="float">
            <text:p>0.913333333333333</text:p>
          </table:table-cell>
          <table:table-cell table:formula="of:=([.D96]*[.J96])/[.I96]" office:value-type="float" office:value="0.913333333333333" calcext:value-type="float">
            <text:p>0.913333333333333</text:p>
          </table:table-cell>
          <table:table-cell table:formula="of:=[.L96]*[.M96]*[.N96]" office:value-type="float" office:value="0.913333333333333" calcext:value-type="float">
            <text:p>0.91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formula="of:=1/[.C97]*300" office:value-type="float" office:value="5" calcext:value-type="float">
            <text:p>5</text:p>
          </table:table-cell>
          <table:table-cell table:formula="of:=[.H97]" office:value-type="float" office:value="5" calcext:value-type="float">
            <text:p>5</text:p>
          </table:table-cell>
          <table:table-cell table:formula="of:=1/[.C97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97]/[.I97]" office:value-type="float" office:value="1" calcext:value-type="float">
            <text:p>1</text:p>
          </table:table-cell>
          <table:table-cell table:formula="of:=([.J97]*[.K97])/[.H97]" office:value-type="float" office:value="1" calcext:value-type="float">
            <text:p>1</text:p>
          </table:table-cell>
          <table:table-cell table:formula="of:=[.D97]/[.K97]" office:value-type="float" office:value="0.87" calcext:value-type="float">
            <text:p>0.87</text:p>
          </table:table-cell>
          <table:table-cell table:formula="of:=([.D97]*[.J97])/[.I97]" office:value-type="float" office:value="0.87" calcext:value-type="float">
            <text:p>0.87</text:p>
          </table:table-cell>
          <table:table-cell table:formula="of:=[.L97]*[.M97]*[.N97]" office:value-type="float" office:value="0.87" calcext:value-type="float">
            <text:p>0.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formula="of:=1/[.C98]*300" office:value-type="float" office:value="4.61538461538462" calcext:value-type="float">
            <text:p>4.61538461538462</text:p>
          </table:table-cell>
          <table:table-cell table:formula="of:=[.H98]" office:value-type="float" office:value="4.61538461538462" calcext:value-type="float">
            <text:p>4.61538461538462</text:p>
          </table:table-cell>
          <table:table-cell table:formula="of:=1/[.C98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8]/[.I98]" office:value-type="float" office:value="1" calcext:value-type="float">
            <text:p>1</text:p>
          </table:table-cell>
          <table:table-cell table:formula="of:=([.J98]*[.K98])/[.H98]" office:value-type="float" office:value="1" calcext:value-type="float">
            <text:p>1</text:p>
          </table:table-cell>
          <table:table-cell table:formula="of:=[.D98]/[.K98]" office:value-type="float" office:value="0.856666666666667" calcext:value-type="float">
            <text:p>0.856666666666667</text:p>
          </table:table-cell>
          <table:table-cell table:formula="of:=([.D98]*[.J98])/[.I98]" office:value-type="float" office:value="0.856666666666666" calcext:value-type="float">
            <text:p>0.856666666666666</text:p>
          </table:table-cell>
          <table:table-cell table:formula="of:=[.L98]*[.M98]*[.N98]" office:value-type="float" office:value="0.856666666666667" calcext:value-type="float">
            <text:p>0.85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formula="of:=1/[.C99]*300" office:value-type="float" office:value="4.28571428571429" calcext:value-type="float">
            <text:p>4.28571428571429</text:p>
          </table:table-cell>
          <table:table-cell table:formula="of:=[.H99]" office:value-type="float" office:value="4.28571428571429" calcext:value-type="float">
            <text:p>4.28571428571429</text:p>
          </table:table-cell>
          <table:table-cell table:formula="of:=1/[.C99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9]/[.I99]" office:value-type="float" office:value="1" calcext:value-type="float">
            <text:p>1</text:p>
          </table:table-cell>
          <table:table-cell table:formula="of:=([.J99]*[.K99])/[.H99]" office:value-type="float" office:value="1" calcext:value-type="float">
            <text:p>1</text:p>
          </table:table-cell>
          <table:table-cell table:formula="of:=[.D99]/[.K99]" office:value-type="float" office:value="0.903333333333333" calcext:value-type="float">
            <text:p>0.903333333333333</text:p>
          </table:table-cell>
          <table:table-cell table:formula="of:=([.D99]*[.J99])/[.I99]" office:value-type="float" office:value="0.903333333333333" calcext:value-type="float">
            <text:p>0.903333333333333</text:p>
          </table:table-cell>
          <table:table-cell table:formula="of:=[.L99]*[.M99]*[.N99]" office:value-type="float" office:value="0.903333333333333" calcext:value-type="float">
            <text:p>0.90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formula="of:=1/[.C100]*300" office:value-type="float" office:value="4" calcext:value-type="float">
            <text:p>4</text:p>
          </table:table-cell>
          <table:table-cell table:formula="of:=[.H100]" office:value-type="float" office:value="4" calcext:value-type="float">
            <text:p>4</text:p>
          </table:table-cell>
          <table:table-cell table:formula="of:=1/[.C100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0]/[.I100]" office:value-type="float" office:value="1" calcext:value-type="float">
            <text:p>1</text:p>
          </table:table-cell>
          <table:table-cell table:formula="of:=([.J100]*[.K100])/[.H100]" office:value-type="float" office:value="1" calcext:value-type="float">
            <text:p>1</text:p>
          </table:table-cell>
          <table:table-cell table:formula="of:=[.D100]/[.K100]" office:value-type="float" office:value="0.853333333333333" calcext:value-type="float">
            <text:p>0.853333333333333</text:p>
          </table:table-cell>
          <table:table-cell table:formula="of:=([.D100]*[.J100])/[.I100]" office:value-type="float" office:value="0.853333333333333" calcext:value-type="float">
            <text:p>0.853333333333333</text:p>
          </table:table-cell>
          <table:table-cell table:formula="of:=[.L100]*[.M100]*[.N100]" office:value-type="float" office:value="0.853333333333333" calcext:value-type="float">
            <text:p>0.8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formula="of:=1/[.C101]*300" office:value-type="float" office:value="3.75" calcext:value-type="float">
            <text:p>3.75</text:p>
          </table:table-cell>
          <table:table-cell table:formula="of:=[.H101]" office:value-type="float" office:value="3.75" calcext:value-type="float">
            <text:p>3.75</text:p>
          </table:table-cell>
          <table:table-cell table:formula="of:=1/[.C101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1]/[.I101]" office:value-type="float" office:value="1" calcext:value-type="float">
            <text:p>1</text:p>
          </table:table-cell>
          <table:table-cell table:formula="of:=([.J101]*[.K101])/[.H101]" office:value-type="float" office:value="1" calcext:value-type="float">
            <text:p>1</text:p>
          </table:table-cell>
          <table:table-cell table:formula="of:=[.D101]/[.K101]" office:value-type="float" office:value="0.83" calcext:value-type="float">
            <text:p>0.83</text:p>
          </table:table-cell>
          <table:table-cell table:formula="of:=([.D101]*[.J101])/[.I101]" office:value-type="float" office:value="0.83" calcext:value-type="float">
            <text:p>0.83</text:p>
          </table:table-cell>
          <table:table-cell table:formula="of:=[.L101]*[.M101]*[.N101]"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formula="of:=1/[.C102]*300" office:value-type="float" office:value="3.52941176470588" calcext:value-type="float">
            <text:p>3.52941176470588</text:p>
          </table:table-cell>
          <table:table-cell table:formula="of:=[.H102]" office:value-type="float" office:value="3.52941176470588" calcext:value-type="float">
            <text:p>3.52941176470588</text:p>
          </table:table-cell>
          <table:table-cell table:formula="of:=1/[.C102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2]/[.I102]" office:value-type="float" office:value="1" calcext:value-type="float">
            <text:p>1</text:p>
          </table:table-cell>
          <table:table-cell table:formula="of:=([.J102]*[.K102])/[.H102]" office:value-type="float" office:value="1" calcext:value-type="float">
            <text:p>1</text:p>
          </table:table-cell>
          <table:table-cell table:formula="of:=[.D102]/[.K102]" office:value-type="float" office:value="0.753333333333333" calcext:value-type="float">
            <text:p>0.753333333333333</text:p>
          </table:table-cell>
          <table:table-cell table:formula="of:=([.D102]*[.J102])/[.I102]" office:value-type="float" office:value="0.753333333333333" calcext:value-type="float">
            <text:p>0.753333333333333</text:p>
          </table:table-cell>
          <table:table-cell table:formula="of:=[.L102]*[.M102]*[.N102]" office:value-type="float" office:value="0.753333333333333" calcext:value-type="float">
            <text:p>0.7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formula="of:=1/[.C103]*300" office:value-type="float" office:value="3.33333333333333" calcext:value-type="float">
            <text:p>3.33333333333333</text:p>
          </table:table-cell>
          <table:table-cell table:formula="of:=[.H103]" office:value-type="float" office:value="3.33333333333333" calcext:value-type="float">
            <text:p>3.33333333333333</text:p>
          </table:table-cell>
          <table:table-cell table:formula="of:=1/[.C10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3]/[.I103]" office:value-type="float" office:value="1" calcext:value-type="float">
            <text:p>1</text:p>
          </table:table-cell>
          <table:table-cell table:formula="of:=([.J103]*[.K103])/[.H103]" office:value-type="float" office:value="1" calcext:value-type="float">
            <text:p>1</text:p>
          </table:table-cell>
          <table:table-cell table:formula="of:=[.D103]/[.K103]" office:value-type="float" office:value="0.71" calcext:value-type="float">
            <text:p>0.71</text:p>
          </table:table-cell>
          <table:table-cell table:formula="of:=([.D103]*[.J103])/[.I103]" office:value-type="float" office:value="0.71" calcext:value-type="float">
            <text:p>0.71</text:p>
          </table:table-cell>
          <table:table-cell table:formula="of:=[.L103]*[.M103]*[.N103]"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formula="of:=1/[.C104]*300" office:value-type="float" office:value="3.15789473684211" calcext:value-type="float">
            <text:p>3.15789473684211</text:p>
          </table:table-cell>
          <table:table-cell table:formula="of:=[.H104]" office:value-type="float" office:value="3.15789473684211" calcext:value-type="float">
            <text:p>3.15789473684211</text:p>
          </table:table-cell>
          <table:table-cell table:formula="of:=1/[.C104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4]/[.I104]" office:value-type="float" office:value="1" calcext:value-type="float">
            <text:p>1</text:p>
          </table:table-cell>
          <table:table-cell table:formula="of:=([.J104]*[.K104])/[.H104]" office:value-type="float" office:value="1" calcext:value-type="float">
            <text:p>1</text:p>
          </table:table-cell>
          <table:table-cell table:formula="of:=[.D104]/[.K104]" office:value-type="float" office:value="0.64" calcext:value-type="float">
            <text:p>0.64</text:p>
          </table:table-cell>
          <table:table-cell table:formula="of:=([.D104]*[.J104])/[.I104]" office:value-type="float" office:value="0.64" calcext:value-type="float">
            <text:p>0.64</text:p>
          </table:table-cell>
          <table:table-cell table:formula="of:=[.L104]*[.M104]*[.N104]" office:value-type="float" office:value="0.64" calcext:value-type="float">
            <text:p>0.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formula="of:=1/[.C105]*300" office:value-type="float" office:value="3" calcext:value-type="float">
            <text:p>3</text:p>
          </table:table-cell>
          <table:table-cell table:formula="of:=[.H105]" office:value-type="float" office:value="3" calcext:value-type="float">
            <text:p>3</text:p>
          </table:table-cell>
          <table:table-cell table:formula="of:=1/[.C105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5]/[.I105]" office:value-type="float" office:value="1" calcext:value-type="float">
            <text:p>1</text:p>
          </table:table-cell>
          <table:table-cell table:formula="of:=([.J105]*[.K105])/[.H105]" office:value-type="float" office:value="1" calcext:value-type="float">
            <text:p>1</text:p>
          </table:table-cell>
          <table:table-cell table:formula="of:=[.D105]/[.K105]" office:value-type="float" office:value="0.623333333333333" calcext:value-type="float">
            <text:p>0.623333333333333</text:p>
          </table:table-cell>
          <table:table-cell table:formula="of:=([.D105]*[.J105])/[.I105]" office:value-type="float" office:value="0.623333333333333" calcext:value-type="float">
            <text:p>0.623333333333333</text:p>
          </table:table-cell>
          <table:table-cell table:formula="of:=[.L105]*[.M105]*[.N105]" office:value-type="float" office:value="0.623333333333333" calcext:value-type="float">
            <text:p>0.62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107]*300" office:value-type="float" office:value="48" calcext:value-type="float">
            <text:p>48</text:p>
          </table:table-cell>
          <table:table-cell table:formula="of:=[.H107]" office:value-type="float" office:value="48" calcext:value-type="float">
            <text:p>48</text:p>
          </table:table-cell>
          <table:table-cell table:formula="of:=1/[.C107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7]/[.I107]" office:value-type="float" office:value="1" calcext:value-type="float">
            <text:p>1</text:p>
          </table:table-cell>
          <table:table-cell table:formula="of:=([.J107]*[.K107])/[.H107]" office:value-type="float" office:value="1" calcext:value-type="float">
            <text:p>1</text:p>
          </table:table-cell>
          <table:table-cell table:formula="of:=[.D107]/[.K107]" office:value-type="float" office:value="0.84" calcext:value-type="float">
            <text:p>0.84</text:p>
          </table:table-cell>
          <table:table-cell table:formula="of:=([.D107]*[.J107])/[.I107]" office:value-type="float" office:value="0.84" calcext:value-type="float">
            <text:p>0.84</text:p>
          </table:table-cell>
          <table:table-cell table:formula="of:=[.L107]*[.M107]*[.N107]"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108]*300" office:value-type="float" office:value="24" calcext:value-type="float">
            <text:p>24</text:p>
          </table:table-cell>
          <table:table-cell table:formula="of:=[.H108]" office:value-type="float" office:value="24" calcext:value-type="float">
            <text:p>24</text:p>
          </table:table-cell>
          <table:table-cell table:formula="of:=1/[.C108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8]/[.I108]" office:value-type="float" office:value="1" calcext:value-type="float">
            <text:p>1</text:p>
          </table:table-cell>
          <table:table-cell table:formula="of:=([.J108]*[.K108])/[.H108]" office:value-type="float" office:value="1" calcext:value-type="float">
            <text:p>1</text:p>
          </table:table-cell>
          <table:table-cell table:formula="of:=[.D108]/[.K108]" office:value-type="float" office:value="0.796666666666667" calcext:value-type="float">
            <text:p>0.796666666666667</text:p>
          </table:table-cell>
          <table:table-cell table:formula="of:=([.D108]*[.J108])/[.I108]" office:value-type="float" office:value="0.796666666666667" calcext:value-type="float">
            <text:p>0.796666666666667</text:p>
          </table:table-cell>
          <table:table-cell table:formula="of:=[.L108]*[.M108]*[.N108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109]*300" office:value-type="float" office:value="16" calcext:value-type="float">
            <text:p>16</text:p>
          </table:table-cell>
          <table:table-cell table:formula="of:=[.H109]" office:value-type="float" office:value="16" calcext:value-type="float">
            <text:p>16</text:p>
          </table:table-cell>
          <table:table-cell table:formula="of:=1/[.C109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9]/[.I109]" office:value-type="float" office:value="1" calcext:value-type="float">
            <text:p>1</text:p>
          </table:table-cell>
          <table:table-cell table:formula="of:=([.J109]*[.K109])/[.H109]" office:value-type="float" office:value="1" calcext:value-type="float">
            <text:p>1</text:p>
          </table:table-cell>
          <table:table-cell table:formula="of:=[.D109]/[.K109]" office:value-type="float" office:value="0.826666666666667" calcext:value-type="float">
            <text:p>0.826666666666667</text:p>
          </table:table-cell>
          <table:table-cell table:formula="of:=([.D109]*[.J109])/[.I109]" office:value-type="float" office:value="0.826666666666667" calcext:value-type="float">
            <text:p>0.826666666666667</text:p>
          </table:table-cell>
          <table:table-cell table:formula="of:=[.L109]*[.M109]*[.N109]" office:value-type="float" office:value="0.826666666666667" calcext:value-type="float">
            <text:p>0.82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110]*300" office:value-type="float" office:value="12" calcext:value-type="float">
            <text:p>12</text:p>
          </table:table-cell>
          <table:table-cell table:formula="of:=[.H110]" office:value-type="float" office:value="12" calcext:value-type="float">
            <text:p>12</text:p>
          </table:table-cell>
          <table:table-cell table:formula="of:=1/[.C11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0]/[.I110]" office:value-type="float" office:value="1" calcext:value-type="float">
            <text:p>1</text:p>
          </table:table-cell>
          <table:table-cell table:formula="of:=([.J110]*[.K110])/[.H110]" office:value-type="float" office:value="1" calcext:value-type="float">
            <text:p>1</text:p>
          </table:table-cell>
          <table:table-cell table:formula="of:=[.D110]/[.K110]" office:value-type="float" office:value="0.796666666666667" calcext:value-type="float">
            <text:p>0.796666666666667</text:p>
          </table:table-cell>
          <table:table-cell table:formula="of:=([.D110]*[.J110])/[.I110]" office:value-type="float" office:value="0.796666666666667" calcext:value-type="float">
            <text:p>0.796666666666667</text:p>
          </table:table-cell>
          <table:table-cell table:formula="of:=[.L110]*[.M110]*[.N110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111]*300" office:value-type="float" office:value="9.6" calcext:value-type="float">
            <text:p>9.6</text:p>
          </table:table-cell>
          <table:table-cell table:formula="of:=[.H111]" office:value-type="float" office:value="9.6" calcext:value-type="float">
            <text:p>9.6</text:p>
          </table:table-cell>
          <table:table-cell table:formula="of:=1/[.C111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1]/[.I111]" office:value-type="float" office:value="1" calcext:value-type="float">
            <text:p>1</text:p>
          </table:table-cell>
          <table:table-cell table:formula="of:=([.J111]*[.K111])/[.H111]" office:value-type="float" office:value="1" calcext:value-type="float">
            <text:p>1</text:p>
          </table:table-cell>
          <table:table-cell table:formula="of:=[.D111]/[.K111]" office:value-type="float" office:value="0.8" calcext:value-type="float">
            <text:p>0.8</text:p>
          </table:table-cell>
          <table:table-cell table:formula="of:=([.D111]*[.J111])/[.I111]" office:value-type="float" office:value="0.8" calcext:value-type="float">
            <text:p>0.8</text:p>
          </table:table-cell>
          <table:table-cell table:formula="of:=[.L111]*[.M111]*[.N111]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112]*300" office:value-type="float" office:value="8" calcext:value-type="float">
            <text:p>8</text:p>
          </table:table-cell>
          <table:table-cell table:formula="of:=[.H112]" office:value-type="float" office:value="8" calcext:value-type="float">
            <text:p>8</text:p>
          </table:table-cell>
          <table:table-cell table:formula="of:=1/[.C112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2]/[.I112]" office:value-type="float" office:value="1" calcext:value-type="float">
            <text:p>1</text:p>
          </table:table-cell>
          <table:table-cell table:formula="of:=([.J112]*[.K112])/[.H112]" office:value-type="float" office:value="1" calcext:value-type="float">
            <text:p>1</text:p>
          </table:table-cell>
          <table:table-cell table:formula="of:=[.D112]/[.K112]" office:value-type="float" office:value="0.766666666666667" calcext:value-type="float">
            <text:p>0.766666666666667</text:p>
          </table:table-cell>
          <table:table-cell table:formula="of:=([.D112]*[.J112])/[.I112]" office:value-type="float" office:value="0.766666666666667" calcext:value-type="float">
            <text:p>0.766666666666667</text:p>
          </table:table-cell>
          <table:table-cell table:formula="of:=[.L112]*[.M112]*[.N112]" office:value-type="float" office:value="0.766666666666667" calcext:value-type="float">
            <text:p>0.76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113]*300" office:value-type="float" office:value="6.85714285714286" calcext:value-type="float">
            <text:p>6.85714285714286</text:p>
          </table:table-cell>
          <table:table-cell table:formula="of:=[.H113]" office:value-type="float" office:value="6.85714285714286" calcext:value-type="float">
            <text:p>6.85714285714286</text:p>
          </table:table-cell>
          <table:table-cell table:formula="of:=1/[.C113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3]/[.I113]" office:value-type="float" office:value="1" calcext:value-type="float">
            <text:p>1</text:p>
          </table:table-cell>
          <table:table-cell table:formula="of:=([.J113]*[.K113])/[.H113]" office:value-type="float" office:value="1" calcext:value-type="float">
            <text:p>1</text:p>
          </table:table-cell>
          <table:table-cell table:formula="of:=[.D113]/[.K113]" office:value-type="float" office:value="0.73" calcext:value-type="float">
            <text:p>0.73</text:p>
          </table:table-cell>
          <table:table-cell table:formula="of:=([.D113]*[.J113])/[.I113]" office:value-type="float" office:value="0.73" calcext:value-type="float">
            <text:p>0.73</text:p>
          </table:table-cell>
          <table:table-cell table:formula="of:=[.L113]*[.M113]*[.N113]"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114]*300" office:value-type="float" office:value="6" calcext:value-type="float">
            <text:p>6</text:p>
          </table:table-cell>
          <table:table-cell table:formula="of:=[.H114]" office:value-type="float" office:value="6" calcext:value-type="float">
            <text:p>6</text:p>
          </table:table-cell>
          <table:table-cell table:formula="of:=1/[.C114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4]/[.I114]" office:value-type="float" office:value="1" calcext:value-type="float">
            <text:p>1</text:p>
          </table:table-cell>
          <table:table-cell table:formula="of:=([.J114]*[.K114])/[.H114]" office:value-type="float" office:value="1" calcext:value-type="float">
            <text:p>1</text:p>
          </table:table-cell>
          <table:table-cell table:formula="of:=[.D114]/[.K114]" office:value-type="float" office:value="0.7" calcext:value-type="float">
            <text:p>0.7</text:p>
          </table:table-cell>
          <table:table-cell table:formula="of:=([.D114]*[.J114])/[.I114]" office:value-type="float" office:value="0.7" calcext:value-type="float">
            <text:p>0.7</text:p>
          </table:table-cell>
          <table:table-cell table:formula="of:=[.L114]*[.M114]*[.N114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15]*300" office:value-type="float" office:value="5.33333333333333" calcext:value-type="float">
            <text:p>5.33333333333333</text:p>
          </table:table-cell>
          <table:table-cell table:formula="of:=[.H115]" office:value-type="float" office:value="5.33333333333333" calcext:value-type="float">
            <text:p>5.33333333333333</text:p>
          </table:table-cell>
          <table:table-cell table:formula="of:=1/[.C115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5]/[.I115]" office:value-type="float" office:value="1" calcext:value-type="float">
            <text:p>1</text:p>
          </table:table-cell>
          <table:table-cell table:formula="of:=([.J115]*[.K115])/[.H115]" office:value-type="float" office:value="1" calcext:value-type="float">
            <text:p>1</text:p>
          </table:table-cell>
          <table:table-cell table:formula="of:=[.D115]/[.K115]" office:value-type="float" office:value="0.713333333333333" calcext:value-type="float">
            <text:p>0.713333333333333</text:p>
          </table:table-cell>
          <table:table-cell table:formula="of:=([.D115]*[.J115])/[.I115]" office:value-type="float" office:value="0.713333333333333" calcext:value-type="float">
            <text:p>0.713333333333333</text:p>
          </table:table-cell>
          <table:table-cell table:formula="of:=[.L115]*[.M115]*[.N115]" office:value-type="float" office:value="0.713333333333333" calcext:value-type="float">
            <text:p>0.71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6]*300" office:value-type="float" office:value="4.8" calcext:value-type="float">
            <text:p>4.8</text:p>
          </table:table-cell>
          <table:table-cell table:formula="of:=[.H116]" office:value-type="float" office:value="4.8" calcext:value-type="float">
            <text:p>4.8</text:p>
          </table:table-cell>
          <table:table-cell table:formula="of:=1/[.C116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6]/[.I116]" office:value-type="float" office:value="1" calcext:value-type="float">
            <text:p>1</text:p>
          </table:table-cell>
          <table:table-cell table:formula="of:=([.J116]*[.K116])/[.H116]" office:value-type="float" office:value="1" calcext:value-type="float">
            <text:p>1</text:p>
          </table:table-cell>
          <table:table-cell table:formula="of:=[.D116]/[.K116]" office:value-type="float" office:value="0.683333333333333" calcext:value-type="float">
            <text:p>0.683333333333333</text:p>
          </table:table-cell>
          <table:table-cell table:formula="of:=([.D116]*[.J116])/[.I116]" office:value-type="float" office:value="0.683333333333333" calcext:value-type="float">
            <text:p>0.683333333333333</text:p>
          </table:table-cell>
          <table:table-cell table:formula="of:=[.L116]*[.M116]*[.N116]" office:value-type="float" office:value="0.683333333333333" calcext:value-type="float">
            <text:p>0.68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17]*300" office:value-type="float" office:value="4.36363636363636" calcext:value-type="float">
            <text:p>4.36363636363636</text:p>
          </table:table-cell>
          <table:table-cell table:formula="of:=[.H117]" office:value-type="float" office:value="4.36363636363636" calcext:value-type="float">
            <text:p>4.36363636363636</text:p>
          </table:table-cell>
          <table:table-cell table:formula="of:=1/[.C117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7]/[.I117]" office:value-type="float" office:value="1" calcext:value-type="float">
            <text:p>1</text:p>
          </table:table-cell>
          <table:table-cell table:formula="of:=([.J117]*[.K117])/[.H117]" office:value-type="float" office:value="1" calcext:value-type="float">
            <text:p>1</text:p>
          </table:table-cell>
          <table:table-cell table:formula="of:=[.D117]/[.K117]" office:value-type="float" office:value="0.656666666666667" calcext:value-type="float">
            <text:p>0.656666666666667</text:p>
          </table:table-cell>
          <table:table-cell table:formula="of:=([.D117]*[.J117])/[.I117]" office:value-type="float" office:value="0.656666666666667" calcext:value-type="float">
            <text:p>0.656666666666667</text:p>
          </table:table-cell>
          <table:table-cell table:formula="of:=[.L117]*[.M117]*[.N117]" office:value-type="float" office:value="0.656666666666667" calcext:value-type="float">
            <text:p>0.6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18]*300" office:value-type="float" office:value="4" calcext:value-type="float">
            <text:p>4</text:p>
          </table:table-cell>
          <table:table-cell table:formula="of:=[.H118]" office:value-type="float" office:value="4" calcext:value-type="float">
            <text:p>4</text:p>
          </table:table-cell>
          <table:table-cell table:formula="of:=1/[.C118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8]/[.I118]" office:value-type="float" office:value="1" calcext:value-type="float">
            <text:p>1</text:p>
          </table:table-cell>
          <table:table-cell table:formula="of:=([.J118]*[.K118])/[.H118]" office:value-type="float" office:value="1" calcext:value-type="float">
            <text:p>1</text:p>
          </table:table-cell>
          <table:table-cell table:formula="of:=[.D118]/[.K118]" office:value-type="float" office:value="0.576666666666667" calcext:value-type="float">
            <text:p>0.576666666666667</text:p>
          </table:table-cell>
          <table:table-cell table:formula="of:=([.D118]*[.J118])/[.I118]" office:value-type="float" office:value="0.576666666666667" calcext:value-type="float">
            <text:p>0.576666666666667</text:p>
          </table:table-cell>
          <table:table-cell table:formula="of:=[.L118]*[.M118]*[.N118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19]*300" office:value-type="float" office:value="3.69230769230769" calcext:value-type="float">
            <text:p>3.69230769230769</text:p>
          </table:table-cell>
          <table:table-cell table:formula="of:=[.H119]" office:value-type="float" office:value="3.69230769230769" calcext:value-type="float">
            <text:p>3.69230769230769</text:p>
          </table:table-cell>
          <table:table-cell table:formula="of:=1/[.C119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9]/[.I119]" office:value-type="float" office:value="1" calcext:value-type="float">
            <text:p>1</text:p>
          </table:table-cell>
          <table:table-cell table:formula="of:=([.J119]*[.K119])/[.H119]" office:value-type="float" office:value="1" calcext:value-type="float">
            <text:p>1</text:p>
          </table:table-cell>
          <table:table-cell table:formula="of:=[.D119]/[.K119]" office:value-type="float" office:value="0.546666666666667" calcext:value-type="float">
            <text:p>0.546666666666667</text:p>
          </table:table-cell>
          <table:table-cell table:formula="of:=([.D119]*[.J119])/[.I119]" office:value-type="float" office:value="0.546666666666667" calcext:value-type="float">
            <text:p>0.546666666666667</text:p>
          </table:table-cell>
          <table:table-cell table:formula="of:=[.L119]*[.M119]*[.N119]" office:value-type="float" office:value="0.546666666666667" calcext:value-type="float">
            <text:p>0.54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20]*300" office:value-type="float" office:value="3.42857142857143" calcext:value-type="float">
            <text:p>3.42857142857143</text:p>
          </table:table-cell>
          <table:table-cell table:formula="of:=[.H120]" office:value-type="float" office:value="3.42857142857143" calcext:value-type="float">
            <text:p>3.42857142857143</text:p>
          </table:table-cell>
          <table:table-cell table:formula="of:=1/[.C120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0]/[.I120]" office:value-type="float" office:value="1" calcext:value-type="float">
            <text:p>1</text:p>
          </table:table-cell>
          <table:table-cell table:formula="of:=([.J120]*[.K120])/[.H120]" office:value-type="float" office:value="1" calcext:value-type="float">
            <text:p>1</text:p>
          </table:table-cell>
          <table:table-cell table:formula="of:=[.D120]/[.K120]" office:value-type="float" office:value="0.593333333333333" calcext:value-type="float">
            <text:p>0.593333333333333</text:p>
          </table:table-cell>
          <table:table-cell table:formula="of:=([.D120]*[.J120])/[.I120]" office:value-type="float" office:value="0.593333333333333" calcext:value-type="float">
            <text:p>0.593333333333333</text:p>
          </table:table-cell>
          <table:table-cell table:formula="of:=[.L120]*[.M120]*[.N120]" office:value-type="float" office:value="0.593333333333333" calcext:value-type="float">
            <text:p>0.59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21]*300" office:value-type="float" office:value="3.2" calcext:value-type="float">
            <text:p>3.2</text:p>
          </table:table-cell>
          <table:table-cell table:formula="of:=[.H121]" office:value-type="float" office:value="3.2" calcext:value-type="float">
            <text:p>3.2</text:p>
          </table:table-cell>
          <table:table-cell table:formula="of:=1/[.C121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1]/[.I121]" office:value-type="float" office:value="1" calcext:value-type="float">
            <text:p>1</text:p>
          </table:table-cell>
          <table:table-cell table:formula="of:=([.J121]*[.K121])/[.H121]" office:value-type="float" office:value="1" calcext:value-type="float">
            <text:p>1</text:p>
          </table:table-cell>
          <table:table-cell table:formula="of:=[.D121]/[.K121]" office:value-type="float" office:value="0.506666666666667" calcext:value-type="float">
            <text:p>0.506666666666667</text:p>
          </table:table-cell>
          <table:table-cell table:formula="of:=([.D121]*[.J121])/[.I121]" office:value-type="float" office:value="0.506666666666667" calcext:value-type="float">
            <text:p>0.506666666666667</text:p>
          </table:table-cell>
          <table:table-cell table:formula="of:=[.L121]*[.M121]*[.N121]" office:value-type="float" office:value="0.506666666666667" calcext:value-type="float">
            <text:p>0.50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22]*300" office:value-type="float" office:value="3" calcext:value-type="float">
            <text:p>3</text:p>
          </table:table-cell>
          <table:table-cell table:formula="of:=[.H122]" office:value-type="float" office:value="3" calcext:value-type="float">
            <text:p>3</text:p>
          </table:table-cell>
          <table:table-cell table:formula="of:=1/[.C122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2]/[.I122]" office:value-type="float" office:value="1" calcext:value-type="float">
            <text:p>1</text:p>
          </table:table-cell>
          <table:table-cell table:formula="of:=([.J122]*[.K122])/[.H122]" office:value-type="float" office:value="1" calcext:value-type="float">
            <text:p>1</text:p>
          </table:table-cell>
          <table:table-cell table:formula="of:=[.D122]/[.K122]" office:value-type="float" office:value="0.44" calcext:value-type="float">
            <text:p>0.44</text:p>
          </table:table-cell>
          <table:table-cell table:formula="of:=([.D122]*[.J122])/[.I122]" office:value-type="float" office:value="0.44" calcext:value-type="float">
            <text:p>0.44</text:p>
          </table:table-cell>
          <table:table-cell table:formula="of:=[.L122]*[.M122]*[.N122]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23]*300" office:value-type="float" office:value="2.82352941176471" calcext:value-type="float">
            <text:p>2.82352941176471</text:p>
          </table:table-cell>
          <table:table-cell table:formula="of:=[.H123]" office:value-type="float" office:value="2.82352941176471" calcext:value-type="float">
            <text:p>2.82352941176471</text:p>
          </table:table-cell>
          <table:table-cell table:formula="of:=1/[.C123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3]/[.I123]" office:value-type="float" office:value="1" calcext:value-type="float">
            <text:p>1</text:p>
          </table:table-cell>
          <table:table-cell table:formula="of:=([.J123]*[.K123])/[.H123]" office:value-type="float" office:value="1" calcext:value-type="float">
            <text:p>1</text:p>
          </table:table-cell>
          <table:table-cell table:formula="of:=[.D123]/[.K123]" office:value-type="float" office:value="0.453333333333333" calcext:value-type="float">
            <text:p>0.453333333333333</text:p>
          </table:table-cell>
          <table:table-cell table:formula="of:=([.D123]*[.J123])/[.I123]" office:value-type="float" office:value="0.453333333333333" calcext:value-type="float">
            <text:p>0.453333333333333</text:p>
          </table:table-cell>
          <table:table-cell table:formula="of:=[.L123]*[.M123]*[.N123]" office:value-type="float" office:value="0.453333333333333" calcext:value-type="float">
            <text:p>0.45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24]*300" office:value-type="float" office:value="2.66666666666667" calcext:value-type="float">
            <text:p>2.66666666666667</text:p>
          </table:table-cell>
          <table:table-cell table:formula="of:=[.H124]" office:value-type="float" office:value="2.66666666666667" calcext:value-type="float">
            <text:p>2.66666666666667</text:p>
          </table:table-cell>
          <table:table-cell table:formula="of:=1/[.C124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4]/[.I124]" office:value-type="float" office:value="1" calcext:value-type="float">
            <text:p>1</text:p>
          </table:table-cell>
          <table:table-cell table:formula="of:=([.J124]*[.K124])/[.H124]" office:value-type="float" office:value="1" calcext:value-type="float">
            <text:p>1</text:p>
          </table:table-cell>
          <table:table-cell table:formula="of:=[.D124]/[.K124]" office:value-type="float" office:value="0.356666666666667" calcext:value-type="float">
            <text:p>0.356666666666667</text:p>
          </table:table-cell>
          <table:table-cell table:formula="of:=([.D124]*[.J124])/[.I124]" office:value-type="float" office:value="0.356666666666667" calcext:value-type="float">
            <text:p>0.356666666666667</text:p>
          </table:table-cell>
          <table:table-cell table:formula="of:=[.L124]*[.M124]*[.N124]" office:value-type="float" office:value="0.356666666666667" calcext:value-type="float">
            <text:p>0.3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125]*300" office:value-type="float" office:value="2.52631578947368" calcext:value-type="float">
            <text:p>2.52631578947368</text:p>
          </table:table-cell>
          <table:table-cell table:formula="of:=[.H125]" office:value-type="float" office:value="2.52631578947368" calcext:value-type="float">
            <text:p>2.52631578947368</text:p>
          </table:table-cell>
          <table:table-cell table:formula="of:=1/[.C125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5]/[.I125]" office:value-type="float" office:value="1" calcext:value-type="float">
            <text:p>1</text:p>
          </table:table-cell>
          <table:table-cell table:formula="of:=([.J125]*[.K125])/[.H125]" office:value-type="float" office:value="1" calcext:value-type="float">
            <text:p>1</text:p>
          </table:table-cell>
          <table:table-cell table:formula="of:=[.D125]/[.K125]" office:value-type="float" office:value="0.336666666666667" calcext:value-type="float">
            <text:p>0.336666666666667</text:p>
          </table:table-cell>
          <table:table-cell table:formula="of:=([.D125]*[.J125])/[.I125]" office:value-type="float" office:value="0.336666666666667" calcext:value-type="float">
            <text:p>0.336666666666667</text:p>
          </table:table-cell>
          <table:table-cell table:formula="of:=[.L125]*[.M125]*[.N125]" office:value-type="float" office:value="0.336666666666667" calcext:value-type="float">
            <text:p>0.33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126]*300" office:value-type="float" office:value="2.4" calcext:value-type="float">
            <text:p>2.4</text:p>
          </table:table-cell>
          <table:table-cell table:formula="of:=[.H126]" office:value-type="float" office:value="2.4" calcext:value-type="float">
            <text:p>2.4</text:p>
          </table:table-cell>
          <table:table-cell table:formula="of:=1/[.C126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6]/[.I126]" office:value-type="float" office:value="1" calcext:value-type="float">
            <text:p>1</text:p>
          </table:table-cell>
          <table:table-cell table:formula="of:=([.J126]*[.K126])/[.H126]" office:value-type="float" office:value="1" calcext:value-type="float">
            <text:p>1</text:p>
          </table:table-cell>
          <table:table-cell table:formula="of:=[.D126]/[.K126]" office:value-type="float" office:value="0.233333333333333" calcext:value-type="float">
            <text:p>0.233333333333333</text:p>
          </table:table-cell>
          <table:table-cell table:formula="of:=([.D126]*[.J126])/[.I126]" office:value-type="float" office:value="0.233333333333333" calcext:value-type="float">
            <text:p>0.233333333333333</text:p>
          </table:table-cell>
          <table:table-cell table:formula="of:=[.L126]*[.M126]*[.N126]" office:value-type="float" office:value="0.233333333333333" calcext:value-type="float">
            <text:p>0.23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8]*300" office:value-type="float" office:value="10" calcext:value-type="float">
            <text:p>10</text:p>
          </table:table-cell>
          <table:table-cell table:formula="of:=[.H128]" office:value-type="float" office:value="10" calcext:value-type="float">
            <text:p>10</text:p>
          </table:table-cell>
          <table:table-cell table:formula="of:=1/[.C128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8]/[.I128]" office:value-type="float" office:value="1" calcext:value-type="float">
            <text:p>1</text:p>
          </table:table-cell>
          <table:table-cell table:formula="of:=([.J128]*[.K128])/[.H128]" office:value-type="float" office:value="1" calcext:value-type="float">
            <text:p>1</text:p>
          </table:table-cell>
          <table:table-cell table:formula="of:=[.D128]/[.K128]" office:value-type="float" office:value="1" calcext:value-type="float">
            <text:p>1</text:p>
          </table:table-cell>
          <table:table-cell table:formula="of:=([.D128]*[.J128])/[.I128]" office:value-type="float" office:value="1" calcext:value-type="float">
            <text:p>1</text:p>
          </table:table-cell>
          <table:table-cell table:formula="of:=[.L128]*[.M128]*[.N12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9]*300" office:value-type="float" office:value="5" calcext:value-type="float">
            <text:p>5</text:p>
          </table:table-cell>
          <table:table-cell table:formula="of:=[.H129]" office:value-type="float" office:value="5" calcext:value-type="float">
            <text:p>5</text:p>
          </table:table-cell>
          <table:table-cell table:formula="of:=1/[.C129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9]/[.I129]" office:value-type="float" office:value="1" calcext:value-type="float">
            <text:p>1</text:p>
          </table:table-cell>
          <table:table-cell table:formula="of:=([.J129]*[.K129])/[.H129]" office:value-type="float" office:value="1" calcext:value-type="float">
            <text:p>1</text:p>
          </table:table-cell>
          <table:table-cell table:formula="of:=[.D129]/[.K129]" office:value-type="float" office:value="1" calcext:value-type="float">
            <text:p>1</text:p>
          </table:table-cell>
          <table:table-cell table:formula="of:=([.D129]*[.J129])/[.I129]" office:value-type="float" office:value="1" calcext:value-type="float">
            <text:p>1</text:p>
          </table:table-cell>
          <table:table-cell table:formula="of:=[.L129]*[.M129]*[.N12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130]*300" office:value-type="float" office:value="3.33333333333333" calcext:value-type="float">
            <text:p>3.33333333333333</text:p>
          </table:table-cell>
          <table:table-cell table:formula="of:=[.H130]" office:value-type="float" office:value="3.33333333333333" calcext:value-type="float">
            <text:p>3.33333333333333</text:p>
          </table:table-cell>
          <table:table-cell table:formula="of:=1/[.C130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0]/[.I130]" office:value-type="float" office:value="1" calcext:value-type="float">
            <text:p>1</text:p>
          </table:table-cell>
          <table:table-cell table:formula="of:=([.J130]*[.K130])/[.H130]" office:value-type="float" office:value="1" calcext:value-type="float">
            <text:p>1</text:p>
          </table:table-cell>
          <table:table-cell table:formula="of:=[.D130]/[.K130]" office:value-type="float" office:value="0.996666666666667" calcext:value-type="float">
            <text:p>0.996666666666667</text:p>
          </table:table-cell>
          <table:table-cell table:formula="of:=([.D130]*[.J130])/[.I130]" office:value-type="float" office:value="0.996666666666667" calcext:value-type="float">
            <text:p>0.996666666666667</text:p>
          </table:table-cell>
          <table:table-cell table:formula="of:=[.L130]*[.M130]*[.N130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131]*300" office:value-type="float" office:value="2.5" calcext:value-type="float">
            <text:p>2.5</text:p>
          </table:table-cell>
          <table:table-cell table:formula="of:=[.H131]" office:value-type="float" office:value="2.5" calcext:value-type="float">
            <text:p>2.5</text:p>
          </table:table-cell>
          <table:table-cell table:formula="of:=1/[.C131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1]/[.I131]" office:value-type="float" office:value="1" calcext:value-type="float">
            <text:p>1</text:p>
          </table:table-cell>
          <table:table-cell table:formula="of:=([.J131]*[.K131])/[.H131]" office:value-type="float" office:value="1" calcext:value-type="float">
            <text:p>1</text:p>
          </table:table-cell>
          <table:table-cell table:formula="of:=[.D131]/[.K131]" office:value-type="float" office:value="1" calcext:value-type="float">
            <text:p>1</text:p>
          </table:table-cell>
          <table:table-cell table:formula="of:=([.D131]*[.J131])/[.I131]" office:value-type="float" office:value="1" calcext:value-type="float">
            <text:p>1</text:p>
          </table:table-cell>
          <table:table-cell table:formula="of:=[.L131]*[.M131]*[.N13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132]*300" office:value-type="float" office:value="2" calcext:value-type="float">
            <text:p>2</text:p>
          </table:table-cell>
          <table:table-cell table:formula="of:=[.H132]" office:value-type="float" office:value="2" calcext:value-type="float">
            <text:p>2</text:p>
          </table:table-cell>
          <table:table-cell table:formula="of:=1/[.C132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2]/[.I132]" office:value-type="float" office:value="1" calcext:value-type="float">
            <text:p>1</text:p>
          </table:table-cell>
          <table:table-cell table:formula="of:=([.J132]*[.K132])/[.H132]" office:value-type="float" office:value="1" calcext:value-type="float">
            <text:p>1</text:p>
          </table:table-cell>
          <table:table-cell table:formula="of:=[.D132]/[.K132]" office:value-type="float" office:value="0.993333333333333" calcext:value-type="float">
            <text:p>0.993333333333333</text:p>
          </table:table-cell>
          <table:table-cell table:formula="of:=([.D132]*[.J132])/[.I132]" office:value-type="float" office:value="0.993333333333333" calcext:value-type="float">
            <text:p>0.993333333333333</text:p>
          </table:table-cell>
          <table:table-cell table:formula="of:=[.L132]*[.M132]*[.N132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133]*300" office:value-type="float" office:value="1.66666666666667" calcext:value-type="float">
            <text:p>1.66666666666667</text:p>
          </table:table-cell>
          <table:table-cell table:formula="of:=[.H133]" office:value-type="float" office:value="1.66666666666667" calcext:value-type="float">
            <text:p>1.66666666666667</text:p>
          </table:table-cell>
          <table:table-cell table:formula="of:=1/[.C133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3]/[.I133]" office:value-type="float" office:value="1" calcext:value-type="float">
            <text:p>1</text:p>
          </table:table-cell>
          <table:table-cell table:formula="of:=([.J133]*[.K133])/[.H133]" office:value-type="float" office:value="1" calcext:value-type="float">
            <text:p>1</text:p>
          </table:table-cell>
          <table:table-cell table:formula="of:=[.D133]/[.K133]" office:value-type="float" office:value="0.986666666666667" calcext:value-type="float">
            <text:p>0.986666666666667</text:p>
          </table:table-cell>
          <table:table-cell table:formula="of:=([.D133]*[.J133])/[.I133]" office:value-type="float" office:value="0.986666666666667" calcext:value-type="float">
            <text:p>0.986666666666667</text:p>
          </table:table-cell>
          <table:table-cell table:formula="of:=[.L133]*[.M133]*[.N133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134]*300" office:value-type="float" office:value="1.42857142857143" calcext:value-type="float">
            <text:p>1.42857142857143</text:p>
          </table:table-cell>
          <table:table-cell table:formula="of:=[.H134]" office:value-type="float" office:value="1.42857142857143" calcext:value-type="float">
            <text:p>1.42857142857143</text:p>
          </table:table-cell>
          <table:table-cell table:formula="of:=1/[.C134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4]/[.I134]" office:value-type="float" office:value="1" calcext:value-type="float">
            <text:p>1</text:p>
          </table:table-cell>
          <table:table-cell table:formula="of:=([.J134]*[.K134])/[.H134]" office:value-type="float" office:value="1" calcext:value-type="float">
            <text:p>1</text:p>
          </table:table-cell>
          <table:table-cell table:formula="of:=[.D134]/[.K134]" office:value-type="float" office:value="0.986666666666667" calcext:value-type="float">
            <text:p>0.986666666666667</text:p>
          </table:table-cell>
          <table:table-cell table:formula="of:=([.D134]*[.J134])/[.I134]" office:value-type="float" office:value="0.986666666666667" calcext:value-type="float">
            <text:p>0.986666666666667</text:p>
          </table:table-cell>
          <table:table-cell table:formula="of:=[.L134]*[.M134]*[.N134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135]*300" office:value-type="float" office:value="1.25" calcext:value-type="float">
            <text:p>1.25</text:p>
          </table:table-cell>
          <table:table-cell table:formula="of:=[.H135]" office:value-type="float" office:value="1.25" calcext:value-type="float">
            <text:p>1.25</text:p>
          </table:table-cell>
          <table:table-cell table:formula="of:=1/[.C135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5]/[.I135]" office:value-type="float" office:value="1" calcext:value-type="float">
            <text:p>1</text:p>
          </table:table-cell>
          <table:table-cell table:formula="of:=([.J135]*[.K135])/[.H135]" office:value-type="float" office:value="1" calcext:value-type="float">
            <text:p>1</text:p>
          </table:table-cell>
          <table:table-cell table:formula="of:=[.D135]/[.K135]" office:value-type="float" office:value="0.99" calcext:value-type="float">
            <text:p>0.99</text:p>
          </table:table-cell>
          <table:table-cell table:formula="of:=([.D135]*[.J135])/[.I135]" office:value-type="float" office:value="0.99" calcext:value-type="float">
            <text:p>0.99</text:p>
          </table:table-cell>
          <table:table-cell table:formula="of:=[.L135]*[.M135]*[.N135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136]*300" office:value-type="float" office:value="1.11111111111111" calcext:value-type="float">
            <text:p>1.11111111111111</text:p>
          </table:table-cell>
          <table:table-cell table:formula="of:=[.H136]" office:value-type="float" office:value="1.11111111111111" calcext:value-type="float">
            <text:p>1.11111111111111</text:p>
          </table:table-cell>
          <table:table-cell table:formula="of:=1/[.C136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6]/[.I136]" office:value-type="float" office:value="1" calcext:value-type="float">
            <text:p>1</text:p>
          </table:table-cell>
          <table:table-cell table:formula="of:=([.J136]*[.K136])/[.H136]" office:value-type="float" office:value="1" calcext:value-type="float">
            <text:p>1</text:p>
          </table:table-cell>
          <table:table-cell table:formula="of:=[.D136]/[.K136]" office:value-type="float" office:value="0.986666666666667" calcext:value-type="float">
            <text:p>0.986666666666667</text:p>
          </table:table-cell>
          <table:table-cell table:formula="of:=([.D136]*[.J136])/[.I136]" office:value-type="float" office:value="0.986666666666667" calcext:value-type="float">
            <text:p>0.986666666666667</text:p>
          </table:table-cell>
          <table:table-cell table:formula="of:=[.L136]*[.M136]*[.N136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137]*300" office:value-type="float" office:value="1" calcext:value-type="float">
            <text:p>1</text:p>
          </table:table-cell>
          <table:table-cell table:formula="of:=[.H137]" office:value-type="float" office:value="1" calcext:value-type="float">
            <text:p>1</text:p>
          </table:table-cell>
          <table:table-cell table:formula="of:=1/[.C137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7]/[.I137]" office:value-type="float" office:value="1" calcext:value-type="float">
            <text:p>1</text:p>
          </table:table-cell>
          <table:table-cell table:formula="of:=([.J137]*[.K137])/[.H137]" office:value-type="float" office:value="1" calcext:value-type="float">
            <text:p>1</text:p>
          </table:table-cell>
          <table:table-cell table:formula="of:=[.D137]/[.K137]" office:value-type="float" office:value="0.983333333333333" calcext:value-type="float">
            <text:p>0.983333333333333</text:p>
          </table:table-cell>
          <table:table-cell table:formula="of:=([.D137]*[.J137])/[.I137]" office:value-type="float" office:value="0.983333333333333" calcext:value-type="float">
            <text:p>0.983333333333333</text:p>
          </table:table-cell>
          <table:table-cell table:formula="of:=[.L137]*[.M137]*[.N137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138]*300" office:value-type="float" office:value="0.909090909090909" calcext:value-type="float">
            <text:p>0.909090909090909</text:p>
          </table:table-cell>
          <table:table-cell table:formula="of:=[.H138]" office:value-type="float" office:value="0.909090909090909" calcext:value-type="float">
            <text:p>0.909090909090909</text:p>
          </table:table-cell>
          <table:table-cell table:formula="of:=1/[.C138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8]/[.I138]" office:value-type="float" office:value="1" calcext:value-type="float">
            <text:p>1</text:p>
          </table:table-cell>
          <table:table-cell table:formula="of:=([.J138]*[.K138])/[.H138]" office:value-type="float" office:value="1" calcext:value-type="float">
            <text:p>1</text:p>
          </table:table-cell>
          <table:table-cell table:formula="of:=[.D138]/[.K138]" office:value-type="float" office:value="0.983333333333333" calcext:value-type="float">
            <text:p>0.983333333333333</text:p>
          </table:table-cell>
          <table:table-cell table:formula="of:=([.D138]*[.J138])/[.I138]" office:value-type="float" office:value="0.983333333333333" calcext:value-type="float">
            <text:p>0.983333333333333</text:p>
          </table:table-cell>
          <table:table-cell table:formula="of:=[.L138]*[.M138]*[.N13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139]*300" office:value-type="float" office:value="0.833333333333333" calcext:value-type="float">
            <text:p>0.833333333333333</text:p>
          </table:table-cell>
          <table:table-cell table:formula="of:=[.H139]" office:value-type="float" office:value="0.833333333333333" calcext:value-type="float">
            <text:p>0.833333333333333</text:p>
          </table:table-cell>
          <table:table-cell table:formula="of:=1/[.C139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9]/[.I139]" office:value-type="float" office:value="1" calcext:value-type="float">
            <text:p>1</text:p>
          </table:table-cell>
          <table:table-cell table:formula="of:=([.J139]*[.K139])/[.H139]" office:value-type="float" office:value="1" calcext:value-type="float">
            <text:p>1</text:p>
          </table:table-cell>
          <table:table-cell table:formula="of:=[.D139]/[.K139]" office:value-type="float" office:value="0.963333333333333" calcext:value-type="float">
            <text:p>0.963333333333333</text:p>
          </table:table-cell>
          <table:table-cell table:formula="of:=([.D139]*[.J139])/[.I139]" office:value-type="float" office:value="0.963333333333333" calcext:value-type="float">
            <text:p>0.963333333333333</text:p>
          </table:table-cell>
          <table:table-cell table:formula="of:=[.L139]*[.M139]*[.N139]" office:value-type="float" office:value="0.963333333333333" calcext:value-type="float">
            <text:p>0.96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140]*300" office:value-type="float" office:value="0.769230769230769" calcext:value-type="float">
            <text:p>0.769230769230769</text:p>
          </table:table-cell>
          <table:table-cell table:formula="of:=[.H140]" office:value-type="float" office:value="0.769230769230769" calcext:value-type="float">
            <text:p>0.769230769230769</text:p>
          </table:table-cell>
          <table:table-cell table:formula="of:=1/[.C140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0]/[.I140]" office:value-type="float" office:value="1" calcext:value-type="float">
            <text:p>1</text:p>
          </table:table-cell>
          <table:table-cell table:formula="of:=([.J140]*[.K140])/[.H140]" office:value-type="float" office:value="1" calcext:value-type="float">
            <text:p>1</text:p>
          </table:table-cell>
          <table:table-cell table:formula="of:=[.D140]/[.K140]" office:value-type="float" office:value="0.933333333333333" calcext:value-type="float">
            <text:p>0.933333333333333</text:p>
          </table:table-cell>
          <table:table-cell table:formula="of:=([.D140]*[.J140])/[.I140]" office:value-type="float" office:value="0.933333333333333" calcext:value-type="float">
            <text:p>0.933333333333333</text:p>
          </table:table-cell>
          <table:table-cell table:formula="of:=[.L140]*[.M140]*[.N140]" office:value-type="float" office:value="0.933333333333333" calcext:value-type="float">
            <text:p>0.93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141]*300" office:value-type="float" office:value="0.731707317073171" calcext:value-type="float">
            <text:p>0.731707317073171</text:p>
          </table:table-cell>
          <table:table-cell table:formula="of:=[.H141]" office:value-type="float" office:value="0.731707317073171" calcext:value-type="float">
            <text:p>0.731707317073171</text:p>
          </table:table-cell>
          <table:table-cell table:formula="of:=1/[.C141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1]/[.I141]" office:value-type="float" office:value="1" calcext:value-type="float">
            <text:p>1</text:p>
          </table:table-cell>
          <table:table-cell table:formula="of:=([.J141]*[.K141])/[.H141]" office:value-type="float" office:value="1" calcext:value-type="float">
            <text:p>1</text:p>
          </table:table-cell>
          <table:table-cell table:formula="of:=[.D141]/[.K141]" office:value-type="float" office:value="0.886666666666667" calcext:value-type="float">
            <text:p>0.886666666666667</text:p>
          </table:table-cell>
          <table:table-cell table:formula="of:=([.D141]*[.J141])/[.I141]" office:value-type="float" office:value="0.886666666666667" calcext:value-type="float">
            <text:p>0.886666666666667</text:p>
          </table:table-cell>
          <table:table-cell table:formula="of:=[.L141]*[.M141]*[.N141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142]*300" office:value-type="float" office:value="0.681818181818182" calcext:value-type="float">
            <text:p>0.681818181818182</text:p>
          </table:table-cell>
          <table:table-cell table:formula="of:=[.H142]" office:value-type="float" office:value="0.681818181818182" calcext:value-type="float">
            <text:p>0.681818181818182</text:p>
          </table:table-cell>
          <table:table-cell table:formula="of:=1/[.C142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2]/[.I142]" office:value-type="float" office:value="1" calcext:value-type="float">
            <text:p>1</text:p>
          </table:table-cell>
          <table:table-cell table:formula="of:=([.J142]*[.K142])/[.H142]" office:value-type="float" office:value="1" calcext:value-type="float">
            <text:p>1</text:p>
          </table:table-cell>
          <table:table-cell table:formula="of:=[.D142]/[.K142]" office:value-type="float" office:value="0.9" calcext:value-type="float">
            <text:p>0.9</text:p>
          </table:table-cell>
          <table:table-cell table:formula="of:=([.D142]*[.J142])/[.I142]" office:value-type="float" office:value="0.9" calcext:value-type="float">
            <text:p>0.9</text:p>
          </table:table-cell>
          <table:table-cell table:formula="of:=[.L142]*[.M142]*[.N142]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143]*300" office:value-type="float" office:value="0.638297872340426" calcext:value-type="float">
            <text:p>0.638297872340426</text:p>
          </table:table-cell>
          <table:table-cell table:formula="of:=[.H143]" office:value-type="float" office:value="0.638297872340426" calcext:value-type="float">
            <text:p>0.638297872340426</text:p>
          </table:table-cell>
          <table:table-cell table:formula="of:=1/[.C143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3]/[.I143]" office:value-type="float" office:value="1" calcext:value-type="float">
            <text:p>1</text:p>
          </table:table-cell>
          <table:table-cell table:formula="of:=([.J143]*[.K143])/[.H143]" office:value-type="float" office:value="1" calcext:value-type="float">
            <text:p>1</text:p>
          </table:table-cell>
          <table:table-cell table:formula="of:=[.D143]/[.K143]" office:value-type="float" office:value="0.893333333333333" calcext:value-type="float">
            <text:p>0.893333333333333</text:p>
          </table:table-cell>
          <table:table-cell table:formula="of:=([.D143]*[.J143])/[.I143]" office:value-type="float" office:value="0.893333333333333" calcext:value-type="float">
            <text:p>0.893333333333333</text:p>
          </table:table-cell>
          <table:table-cell table:formula="of:=[.L143]*[.M143]*[.N143]" office:value-type="float" office:value="0.893333333333333" calcext:value-type="float">
            <text:p>0.8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144]*300" office:value-type="float" office:value="0.6" calcext:value-type="float">
            <text:p>0.6</text:p>
          </table:table-cell>
          <table:table-cell table:formula="of:=[.H144]" office:value-type="float" office:value="0.6" calcext:value-type="float">
            <text:p>0.6</text:p>
          </table:table-cell>
          <table:table-cell table:formula="of:=1/[.C144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4]/[.I144]" office:value-type="float" office:value="1" calcext:value-type="float">
            <text:p>1</text:p>
          </table:table-cell>
          <table:table-cell table:formula="of:=([.J144]*[.K144])/[.H144]" office:value-type="float" office:value="1" calcext:value-type="float">
            <text:p>1</text:p>
          </table:table-cell>
          <table:table-cell table:formula="of:=[.D144]/[.K144]" office:value-type="float" office:value="0.85" calcext:value-type="float">
            <text:p>0.85</text:p>
          </table:table-cell>
          <table:table-cell table:formula="of:=([.D144]*[.J144])/[.I144]" office:value-type="float" office:value="0.85" calcext:value-type="float">
            <text:p>0.85</text:p>
          </table:table-cell>
          <table:table-cell table:formula="of:=[.L144]*[.M144]*[.N144]" office:value-type="float" office:value="0.85" calcext:value-type="float">
            <text:p>0.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145]*300" office:value-type="float" office:value="0.566037735849057" calcext:value-type="float">
            <text:p>0.566037735849057</text:p>
          </table:table-cell>
          <table:table-cell table:formula="of:=[.H145]" office:value-type="float" office:value="0.566037735849057" calcext:value-type="float">
            <text:p>0.566037735849057</text:p>
          </table:table-cell>
          <table:table-cell table:formula="of:=1/[.C145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5]/[.I145]" office:value-type="float" office:value="1" calcext:value-type="float">
            <text:p>1</text:p>
          </table:table-cell>
          <table:table-cell table:formula="of:=([.J145]*[.K145])/[.H145]" office:value-type="float" office:value="1" calcext:value-type="float">
            <text:p>1</text:p>
          </table:table-cell>
          <table:table-cell table:formula="of:=[.D145]/[.K145]" office:value-type="float" office:value="0.686666666666667" calcext:value-type="float">
            <text:p>0.686666666666667</text:p>
          </table:table-cell>
          <table:table-cell table:formula="of:=([.D145]*[.J145])/[.I145]" office:value-type="float" office:value="0.686666666666667" calcext:value-type="float">
            <text:p>0.686666666666667</text:p>
          </table:table-cell>
          <table:table-cell table:formula="of:=[.L145]*[.M145]*[.N145]" office:value-type="float" office:value="0.686666666666667" calcext:value-type="float">
            <text:p>0.6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146]*300" office:value-type="float" office:value="0.535714285714286" calcext:value-type="float">
            <text:p>0.535714285714286</text:p>
          </table:table-cell>
          <table:table-cell table:formula="of:=[.H146]" office:value-type="float" office:value="0.535714285714286" calcext:value-type="float">
            <text:p>0.535714285714286</text:p>
          </table:table-cell>
          <table:table-cell table:formula="of:=1/[.C146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6]/[.I146]" office:value-type="float" office:value="1" calcext:value-type="float">
            <text:p>1</text:p>
          </table:table-cell>
          <table:table-cell table:formula="of:=([.J146]*[.K146])/[.H146]" office:value-type="float" office:value="1" calcext:value-type="float">
            <text:p>1</text:p>
          </table:table-cell>
          <table:table-cell table:formula="of:=[.D146]/[.K146]" office:value-type="float" office:value="0.43" calcext:value-type="float">
            <text:p>0.43</text:p>
          </table:table-cell>
          <table:table-cell table:formula="of:=([.D146]*[.J146])/[.I146]" office:value-type="float" office:value="0.43" calcext:value-type="float">
            <text:p>0.43</text:p>
          </table:table-cell>
          <table:table-cell table:formula="of:=[.L146]*[.M146]*[.N146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147]*300" office:value-type="float" office:value="0.5" calcext:value-type="float">
            <text:p>0.5</text:p>
          </table:table-cell>
          <table:table-cell table:formula="of:=[.H147]" office:value-type="float" office:value="0.5" calcext:value-type="float">
            <text:p>0.5</text:p>
          </table:table-cell>
          <table:table-cell table:formula="of:=1/[.C147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7]/[.I147]" office:value-type="float" office:value="1" calcext:value-type="float">
            <text:p>1</text:p>
          </table:table-cell>
          <table:table-cell table:formula="of:=([.J147]*[.K147])/[.H147]" office:value-type="float" office:value="1" calcext:value-type="float">
            <text:p>1</text:p>
          </table:table-cell>
          <table:table-cell table:formula="of:=[.D147]/[.K147]" office:value-type="float" office:value="0.39" calcext:value-type="float">
            <text:p>0.39</text:p>
          </table:table-cell>
          <table:table-cell table:formula="of:=([.D147]*[.J147])/[.I147]" office:value-type="float" office:value="0.39" calcext:value-type="float">
            <text:p>0.39</text:p>
          </table:table-cell>
          <table:table-cell table:formula="of:=[.L147]*[.M147]*[.N147]" office:value-type="float" office:value="0.39" calcext:value-type="float">
            <text:p>0.39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lsner" table:style-name="ta2">
        <table:shapes>
          <draw:frame draw:z-index="0" draw:style-name="gr1" draw:text-style-name="P1" svg:width="6.2921in" svg:height="3.5453in" svg:x="0.0217in" svg:y="7.5402in">
            <draw:object draw:notify-on-update-of-ranges="Pilsner.C2:Pilsner.C21 Pilsner.P2:Pilsner.P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7.0398in" svg:height="4.3193in" svg:x="6.5413in" svg:y="7.5087in">
            <draw:object draw:notify-on-update-of-ranges="Pilsner.C23:Pilsner.C42 Pilsner.P23:Pilsner.P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25in" svg:height="3.5449in" svg:x="0.1083in" svg:y="11.4303in">
            <draw:object draw:notify-on-update-of-ranges="Pilsner.C2:Pilsner.C21 Pilsner.D2:Pilsner.D21 Pilsner.C2:Pilsner.C21 Pilsner.E2:Pilsner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25in" svg:height="3.5453in" svg:x="6.5634in" svg:y="12.1728in">
            <draw:object draw:notify-on-update-of-ranges="Pilsner.C23:Pilsner.C42 Pilsner.D23:Pilsner.D42 Pilsner.C23:Pilsner.C42 Pilsner.E23:Pilsner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6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3]*300" office:value-type="float" office:value="10" calcext:value-type="float">
            <text:p>10</text:p>
          </table:table-cell>
          <table:table-cell table:formula="of:=[.H23]" office:value-type="float" office:value="10" calcext:value-type="float">
            <text:p>10</text:p>
          </table:table-cell>
          <table:table-cell table:formula="of:=1/[.C23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1" calcext:value-type="float">
            <text:p>1</text:p>
          </table:table-cell>
          <table:table-cell table:formula="of:=([.D23]*[.J23])/[.I23]" office:value-type="float" office:value="1" calcext:value-type="float">
            <text:p>1</text:p>
          </table:table-cell>
          <table:table-cell table:formula="of:=[.L23]*[.M23]*[.N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4]*300" office:value-type="float" office:value="5" calcext:value-type="float">
            <text:p>5</text:p>
          </table:table-cell>
          <table:table-cell table:formula="of:=[.H24]" office:value-type="float" office:value="5" calcext:value-type="float">
            <text:p>5</text:p>
          </table:table-cell>
          <table:table-cell table:formula="of:=1/[.C24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1" calcext:value-type="float">
            <text:p>1</text:p>
          </table:table-cell>
          <table:table-cell table:formula="of:=([.D24]*[.J24])/[.I24]" office:value-type="float" office:value="1" calcext:value-type="float">
            <text:p>1</text:p>
          </table:table-cell>
          <table:table-cell table:formula="of:=[.L24]*[.M24]*[.N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25]*300" office:value-type="float" office:value="3.33333333333333" calcext:value-type="float">
            <text:p>3.33333333333333</text:p>
          </table:table-cell>
          <table:table-cell table:formula="of:=[.H25]" office:value-type="float" office:value="3.33333333333333" calcext:value-type="float">
            <text:p>3.33333333333333</text:p>
          </table:table-cell>
          <table:table-cell table:formula="of:=1/[.C25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996666666666667" calcext:value-type="float">
            <text:p>0.996666666666667</text:p>
          </table:table-cell>
          <table:table-cell table:formula="of:=([.D25]*[.J25])/[.I25]" office:value-type="float" office:value="0.996666666666667" calcext:value-type="float">
            <text:p>0.996666666666667</text:p>
          </table:table-cell>
          <table:table-cell table:formula="of:=[.L25]*[.M25]*[.N25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26]*300" office:value-type="float" office:value="2.5" calcext:value-type="float">
            <text:p>2.5</text:p>
          </table:table-cell>
          <table:table-cell table:formula="of:=[.H26]" office:value-type="float" office:value="2.5" calcext:value-type="float">
            <text:p>2.5</text:p>
          </table:table-cell>
          <table:table-cell table:formula="of:=1/[.C2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1" calcext:value-type="float">
            <text:p>1</text:p>
          </table:table-cell>
          <table:table-cell table:formula="of:=([.D26]*[.J26])/[.I26]" office:value-type="float" office:value="1" calcext:value-type="float">
            <text:p>1</text:p>
          </table:table-cell>
          <table:table-cell table:formula="of:=[.L26]*[.M26]*[.N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27]*300" office:value-type="float" office:value="2" calcext:value-type="float">
            <text:p>2</text:p>
          </table:table-cell>
          <table:table-cell table:formula="of:=[.H27]" office:value-type="float" office:value="2" calcext:value-type="float">
            <text:p>2</text:p>
          </table:table-cell>
          <table:table-cell table:formula="of:=1/[.C27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993333333333333" calcext:value-type="float">
            <text:p>0.993333333333333</text:p>
          </table:table-cell>
          <table:table-cell table:formula="of:=([.D27]*[.J27])/[.I27]" office:value-type="float" office:value="0.993333333333333" calcext:value-type="float">
            <text:p>0.993333333333333</text:p>
          </table:table-cell>
          <table:table-cell table:formula="of:=[.L27]*[.M27]*[.N27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28]*300" office:value-type="float" office:value="1.66666666666667" calcext:value-type="float">
            <text:p>1.66666666666667</text:p>
          </table:table-cell>
          <table:table-cell table:formula="of:=[.H28]" office:value-type="float" office:value="1.66666666666667" calcext:value-type="float">
            <text:p>1.66666666666667</text:p>
          </table:table-cell>
          <table:table-cell table:formula="of:=1/[.C28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986666666666667" calcext:value-type="float">
            <text:p>0.986666666666667</text:p>
          </table:table-cell>
          <table:table-cell table:formula="of:=([.D28]*[.J28])/[.I28]" office:value-type="float" office:value="0.986666666666667" calcext:value-type="float">
            <text:p>0.986666666666667</text:p>
          </table:table-cell>
          <table:table-cell table:formula="of:=[.L28]*[.M28]*[.N28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29]*300" office:value-type="float" office:value="1.42857142857143" calcext:value-type="float">
            <text:p>1.42857142857143</text:p>
          </table:table-cell>
          <table:table-cell table:formula="of:=[.H29]" office:value-type="float" office:value="1.42857142857143" calcext:value-type="float">
            <text:p>1.42857142857143</text:p>
          </table:table-cell>
          <table:table-cell table:formula="of:=1/[.C29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986666666666667" calcext:value-type="float">
            <text:p>0.986666666666667</text:p>
          </table:table-cell>
          <table:table-cell table:formula="of:=([.D29]*[.J29])/[.I29]" office:value-type="float" office:value="0.986666666666667" calcext:value-type="float">
            <text:p>0.986666666666667</text:p>
          </table:table-cell>
          <table:table-cell table:formula="of:=[.L29]*[.M29]*[.N29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30]*300" office:value-type="float" office:value="1.25" calcext:value-type="float">
            <text:p>1.25</text:p>
          </table:table-cell>
          <table:table-cell table:formula="of:=[.H30]" office:value-type="float" office:value="1.25" calcext:value-type="float">
            <text:p>1.25</text:p>
          </table:table-cell>
          <table:table-cell table:formula="of:=1/[.C30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99" calcext:value-type="float">
            <text:p>0.99</text:p>
          </table:table-cell>
          <table:table-cell table:formula="of:=([.D30]*[.J30])/[.I30]" office:value-type="float" office:value="0.99" calcext:value-type="float">
            <text:p>0.99</text:p>
          </table:table-cell>
          <table:table-cell table:formula="of:=[.L30]*[.M30]*[.N30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31]*300" office:value-type="float" office:value="1.11111111111111" calcext:value-type="float">
            <text:p>1.11111111111111</text:p>
          </table:table-cell>
          <table:table-cell table:formula="of:=[.H31]" office:value-type="float" office:value="1.11111111111111" calcext:value-type="float">
            <text:p>1.11111111111111</text:p>
          </table:table-cell>
          <table:table-cell table:formula="of:=1/[.C31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986666666666667" calcext:value-type="float">
            <text:p>0.986666666666667</text:p>
          </table:table-cell>
          <table:table-cell table:formula="of:=([.D31]*[.J31])/[.I31]" office:value-type="float" office:value="0.986666666666667" calcext:value-type="float">
            <text:p>0.986666666666667</text:p>
          </table:table-cell>
          <table:table-cell table:formula="of:=[.L31]*[.M31]*[.N31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32]*300" office:value-type="float" office:value="1" calcext:value-type="float">
            <text:p>1</text:p>
          </table:table-cell>
          <table:table-cell table:formula="of:=[.H32]" office:value-type="float" office:value="1" calcext:value-type="float">
            <text:p>1</text:p>
          </table:table-cell>
          <table:table-cell table:formula="of:=1/[.C32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983333333333333" calcext:value-type="float">
            <text:p>0.983333333333333</text:p>
          </table:table-cell>
          <table:table-cell table:formula="of:=([.D32]*[.J32])/[.I32]" office:value-type="float" office:value="0.983333333333333" calcext:value-type="float">
            <text:p>0.983333333333333</text:p>
          </table:table-cell>
          <table:table-cell table:formula="of:=[.L32]*[.M32]*[.N32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33]*300" office:value-type="float" office:value="0.909090909090909" calcext:value-type="float">
            <text:p>0.909090909090909</text:p>
          </table:table-cell>
          <table:table-cell table:formula="of:=[.H33]" office:value-type="float" office:value="0.909090909090909" calcext:value-type="float">
            <text:p>0.909090909090909</text:p>
          </table:table-cell>
          <table:table-cell table:formula="of:=1/[.C33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983333333333333" calcext:value-type="float">
            <text:p>0.983333333333333</text:p>
          </table:table-cell>
          <table:table-cell table:formula="of:=([.D33]*[.J33])/[.I33]" office:value-type="float" office:value="0.983333333333333" calcext:value-type="float">
            <text:p>0.983333333333333</text:p>
          </table:table-cell>
          <table:table-cell table:formula="of:=[.L33]*[.M33]*[.N33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34]*300" office:value-type="float" office:value="0.833333333333333" calcext:value-type="float">
            <text:p>0.833333333333333</text:p>
          </table:table-cell>
          <table:table-cell table:formula="of:=[.H34]" office:value-type="float" office:value="0.833333333333333" calcext:value-type="float">
            <text:p>0.833333333333333</text:p>
          </table:table-cell>
          <table:table-cell table:formula="of:=1/[.C34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963333333333333" calcext:value-type="float">
            <text:p>0.963333333333333</text:p>
          </table:table-cell>
          <table:table-cell table:formula="of:=([.D34]*[.J34])/[.I34]" office:value-type="float" office:value="0.963333333333333" calcext:value-type="float">
            <text:p>0.963333333333333</text:p>
          </table:table-cell>
          <table:table-cell table:formula="of:=[.L34]*[.M34]*[.N34]" office:value-type="float" office:value="0.963333333333333" calcext:value-type="float">
            <text:p>0.96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35]*300" office:value-type="float" office:value="0.769230769230769" calcext:value-type="float">
            <text:p>0.769230769230769</text:p>
          </table:table-cell>
          <table:table-cell table:formula="of:=[.H35]" office:value-type="float" office:value="0.769230769230769" calcext:value-type="float">
            <text:p>0.769230769230769</text:p>
          </table:table-cell>
          <table:table-cell table:formula="of:=1/[.C35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933333333333333" calcext:value-type="float">
            <text:p>0.933333333333333</text:p>
          </table:table-cell>
          <table:table-cell table:formula="of:=([.D35]*[.J35])/[.I35]" office:value-type="float" office:value="0.933333333333333" calcext:value-type="float">
            <text:p>0.933333333333333</text:p>
          </table:table-cell>
          <table:table-cell table:formula="of:=[.L35]*[.M35]*[.N35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36]*300" office:value-type="float" office:value="0.731707317073171" calcext:value-type="float">
            <text:p>0.731707317073171</text:p>
          </table:table-cell>
          <table:table-cell table:formula="of:=[.H36]" office:value-type="float" office:value="0.731707317073171" calcext:value-type="float">
            <text:p>0.731707317073171</text:p>
          </table:table-cell>
          <table:table-cell table:formula="of:=1/[.C36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886666666666667" calcext:value-type="float">
            <text:p>0.886666666666667</text:p>
          </table:table-cell>
          <table:table-cell table:formula="of:=([.D36]*[.J36])/[.I36]" office:value-type="float" office:value="0.886666666666667" calcext:value-type="float">
            <text:p>0.886666666666667</text:p>
          </table:table-cell>
          <table:table-cell table:formula="of:=[.L36]*[.M36]*[.N36]" office:value-type="float" office:value="0.886666666666667" calcext:value-type="float">
            <text:p>0.8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37]*300" office:value-type="float" office:value="0.681818181818182" calcext:value-type="float">
            <text:p>0.681818181818182</text:p>
          </table:table-cell>
          <table:table-cell table:formula="of:=[.H37]" office:value-type="float" office:value="0.681818181818182" calcext:value-type="float">
            <text:p>0.681818181818182</text:p>
          </table:table-cell>
          <table:table-cell table:formula="of:=1/[.C37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9" calcext:value-type="float">
            <text:p>0.9</text:p>
          </table:table-cell>
          <table:table-cell table:formula="of:=([.D37]*[.J37])/[.I37]" office:value-type="float" office:value="0.9" calcext:value-type="float">
            <text:p>0.9</text:p>
          </table:table-cell>
          <table:table-cell table:formula="of:=[.L37]*[.M37]*[.N37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38]*300" office:value-type="float" office:value="0.638297872340426" calcext:value-type="float">
            <text:p>0.638297872340426</text:p>
          </table:table-cell>
          <table:table-cell table:formula="of:=[.H38]" office:value-type="float" office:value="0.638297872340426" calcext:value-type="float">
            <text:p>0.638297872340426</text:p>
          </table:table-cell>
          <table:table-cell table:formula="of:=1/[.C38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893333333333333" calcext:value-type="float">
            <text:p>0.893333333333333</text:p>
          </table:table-cell>
          <table:table-cell table:formula="of:=([.D38]*[.J38])/[.I38]" office:value-type="float" office:value="0.893333333333333" calcext:value-type="float">
            <text:p>0.893333333333333</text:p>
          </table:table-cell>
          <table:table-cell table:formula="of:=[.L38]*[.M38]*[.N38]" office:value-type="float" office:value="0.893333333333333" calcext:value-type="float">
            <text:p>0.8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39]*300" office:value-type="float" office:value="0.6" calcext:value-type="float">
            <text:p>0.6</text:p>
          </table:table-cell>
          <table:table-cell table:formula="of:=[.H39]" office:value-type="float" office:value="0.6" calcext:value-type="float">
            <text:p>0.6</text:p>
          </table:table-cell>
          <table:table-cell table:formula="of:=1/[.C39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85" calcext:value-type="float">
            <text:p>0.85</text:p>
          </table:table-cell>
          <table:table-cell table:formula="of:=([.D39]*[.J39])/[.I39]" office:value-type="float" office:value="0.85" calcext:value-type="float">
            <text:p>0.85</text:p>
          </table:table-cell>
          <table:table-cell table:formula="of:=[.L39]*[.M39]*[.N39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40]*300" office:value-type="float" office:value="0.566037735849057" calcext:value-type="float">
            <text:p>0.566037735849057</text:p>
          </table:table-cell>
          <table:table-cell table:formula="of:=[.H40]" office:value-type="float" office:value="0.566037735849057" calcext:value-type="float">
            <text:p>0.566037735849057</text:p>
          </table:table-cell>
          <table:table-cell table:formula="of:=1/[.C40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686666666666667" calcext:value-type="float">
            <text:p>0.686666666666667</text:p>
          </table:table-cell>
          <table:table-cell table:formula="of:=([.D40]*[.J40])/[.I40]" office:value-type="float" office:value="0.686666666666667" calcext:value-type="float">
            <text:p>0.686666666666667</text:p>
          </table:table-cell>
          <table:table-cell table:formula="of:=[.L40]*[.M40]*[.N40]" office:value-type="float" office:value="0.686666666666667" calcext:value-type="float">
            <text:p>0.6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41]*300" office:value-type="float" office:value="0.535714285714286" calcext:value-type="float">
            <text:p>0.535714285714286</text:p>
          </table:table-cell>
          <table:table-cell table:formula="of:=[.H41]" office:value-type="float" office:value="0.535714285714286" calcext:value-type="float">
            <text:p>0.535714285714286</text:p>
          </table:table-cell>
          <table:table-cell table:formula="of:=1/[.C41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43" calcext:value-type="float">
            <text:p>0.43</text:p>
          </table:table-cell>
          <table:table-cell table:formula="of:=([.D41]*[.J41])/[.I41]" office:value-type="float" office:value="0.43" calcext:value-type="float">
            <text:p>0.43</text:p>
          </table:table-cell>
          <table:table-cell table:formula="of:=[.L41]*[.M41]*[.N4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42]*300" office:value-type="float" office:value="0.5" calcext:value-type="float">
            <text:p>0.5</text:p>
          </table:table-cell>
          <table:table-cell table:formula="of:=[.H42]" office:value-type="float" office:value="0.5" calcext:value-type="float">
            <text:p>0.5</text:p>
          </table:table-cell>
          <table:table-cell table:formula="of:=1/[.C42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.39" calcext:value-type="float">
            <text:p>0.39</text:p>
          </table:table-cell>
          <table:table-cell table:formula="of:=([.D42]*[.J42])/[.I42]" office:value-type="float" office:value="0.39" calcext:value-type="float">
            <text:p>0.39</text:p>
          </table:table-cell>
          <table:table-cell table:formula="of:=[.L42]*[.M42]*[.N42]" office:value-type="float" office:value="0.39" calcext:value-type="float">
            <text:p>0.39</text:p>
          </table:table-cell>
        </table:table-row>
      </table:table>
      <table:table table:name="Wheat" table:style-name="ta2">
        <table:shapes>
          <draw:frame draw:z-index="0" draw:style-name="gr1" draw:text-style-name="P1" svg:width="6.3in" svg:height="4.35in" svg:x="6.7004in" svg:y="3.9843in">
            <draw:object draw:notify-on-update-of-ranges="Wheat.C2:Wheat.C21 Wheat.P2:Wheat.P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3in" svg:height="3.5449in" svg:x="0.1406in" svg:y="4.0051in">
            <draw:object draw:notify-on-update-of-ranges="Wheat.C2:Wheat.C21 Wheat.D2:Wheat.D21 Wheat.C2:Wheat.C21 Wheat.E2:Wheat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default-cell-style-name="ce1"/>
        <table:table-column table:style-name="co18" table:default-cell-style-name="ce1"/>
        <table:table-column table:style-name="co14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]*1000" office:value-type="float" office:value="66.6666666666667" calcext:value-type="float">
            <text:p>66.6666666666667</text:p>
          </table:table-cell>
          <table:table-cell table:formula="of:=[.H2]" office:value-type="float" office:value="66.6666666666667" calcext:value-type="float">
            <text:p>66.6666666666667</text:p>
          </table:table-cell>
          <table:table-cell table:formula="of:=1/[.C2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66" calcext:value-type="float">
            <text:p>0.966</text:p>
          </table:table-cell>
          <table:table-cell table:formula="of:=([.D2]*[.J2])/[.I2]" office:value-type="float" office:value="0.966" calcext:value-type="float">
            <text:p>0.966</text:p>
          </table:table-cell>
          <table:table-cell table:formula="of:=[.L2]*[.M2]*[.N2]"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3]*1000" office:value-type="float" office:value="33.3333333333333" calcext:value-type="float">
            <text:p>33.3333333333333</text:p>
          </table:table-cell>
          <table:table-cell table:formula="of:=[.H3]" office:value-type="float" office:value="33.3333333333333" calcext:value-type="float">
            <text:p>33.3333333333333</text:p>
          </table:table-cell>
          <table:table-cell table:formula="of:=1/[.C3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16" calcext:value-type="float">
            <text:p>0.916</text:p>
          </table:table-cell>
          <table:table-cell table:formula="of:=([.D3]*[.J3])/[.I3]" office:value-type="float" office:value="0.916" calcext:value-type="float">
            <text:p>0.916</text:p>
          </table:table-cell>
          <table:table-cell table:formula="of:=[.L3]*[.M3]*[.N3]"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4]*1000" office:value-type="float" office:value="22.2222222222222" calcext:value-type="float">
            <text:p>22.2222222222222</text:p>
          </table:table-cell>
          <table:table-cell table:formula="of:=[.H4]" office:value-type="float" office:value="22.2222222222222" calcext:value-type="float">
            <text:p>22.2222222222222</text:p>
          </table:table-cell>
          <table:table-cell table:formula="of:=1/[.C4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43" calcext:value-type="float">
            <text:p>0.843</text:p>
          </table:table-cell>
          <table:table-cell table:formula="of:=([.D4]*[.J4])/[.I4]" office:value-type="float" office:value="0.843" calcext:value-type="float">
            <text:p>0.843</text:p>
          </table:table-cell>
          <table:table-cell table:formula="of:=[.L4]*[.M4]*[.N4]"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5]*1000" office:value-type="float" office:value="16.6666666666667" calcext:value-type="float">
            <text:p>16.6666666666667</text:p>
          </table:table-cell>
          <table:table-cell table:formula="of:=[.H5]" office:value-type="float" office:value="16.6666666666667" calcext:value-type="float">
            <text:p>16.6666666666667</text:p>
          </table:table-cell>
          <table:table-cell table:formula="of:=1/[.C5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813" calcext:value-type="float">
            <text:p>0.813</text:p>
          </table:table-cell>
          <table:table-cell table:formula="of:=([.D5]*[.J5])/[.I5]" office:value-type="float" office:value="0.813" calcext:value-type="float">
            <text:p>0.813</text:p>
          </table:table-cell>
          <table:table-cell table:formula="of:=[.L5]*[.M5]*[.N5]"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6]*1000" office:value-type="float" office:value="13.3333333333333" calcext:value-type="float">
            <text:p>13.3333333333333</text:p>
          </table:table-cell>
          <table:table-cell table:formula="of:=[.H6]" office:value-type="float" office:value="13.3333333333333" calcext:value-type="float">
            <text:p>13.3333333333333</text:p>
          </table:table-cell>
          <table:table-cell table:formula="of:=1/[.C6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751" calcext:value-type="float">
            <text:p>0.751</text:p>
          </table:table-cell>
          <table:table-cell table:formula="of:=([.D6]*[.J6])/[.I6]" office:value-type="float" office:value="0.751" calcext:value-type="float">
            <text:p>0.751</text:p>
          </table:table-cell>
          <table:table-cell table:formula="of:=[.L6]*[.M6]*[.N6]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7]*1000" office:value-type="float" office:value="11.1111111111111" calcext:value-type="float">
            <text:p>11.1111111111111</text:p>
          </table:table-cell>
          <table:table-cell table:formula="of:=[.H7]" office:value-type="float" office:value="11.1111111111111" calcext:value-type="float">
            <text:p>11.1111111111111</text:p>
          </table:table-cell>
          <table:table-cell table:formula="of:=1/[.C7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16" calcext:value-type="float">
            <text:p>0.716</text:p>
          </table:table-cell>
          <table:table-cell table:formula="of:=([.D7]*[.J7])/[.I7]" office:value-type="float" office:value="0.716" calcext:value-type="float">
            <text:p>0.716</text:p>
          </table:table-cell>
          <table:table-cell table:formula="of:=[.L7]*[.M7]*[.N7]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8]*1000" office:value-type="float" office:value="9.52380952380953" calcext:value-type="float">
            <text:p>9.52380952380953</text:p>
          </table:table-cell>
          <table:table-cell table:formula="of:=[.H8]" office:value-type="float" office:value="9.52380952380953" calcext:value-type="float">
            <text:p>9.52380952380953</text:p>
          </table:table-cell>
          <table:table-cell table:formula="of:=1/[.C8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652" calcext:value-type="float">
            <text:p>0.652</text:p>
          </table:table-cell>
          <table:table-cell table:formula="of:=([.D8]*[.J8])/[.I8]" office:value-type="float" office:value="0.652" calcext:value-type="float">
            <text:p>0.652</text:p>
          </table:table-cell>
          <table:table-cell table:formula="of:=[.L8]*[.M8]*[.N8]"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9]*1000" office:value-type="float" office:value="8.33333333333333" calcext:value-type="float">
            <text:p>8.33333333333333</text:p>
          </table:table-cell>
          <table:table-cell table:formula="of:=[.H9]" office:value-type="float" office:value="8.33333333333333" calcext:value-type="float">
            <text:p>8.33333333333333</text:p>
          </table:table-cell>
          <table:table-cell table:formula="of:=1/[.C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606" calcext:value-type="float">
            <text:p>0.606</text:p>
          </table:table-cell>
          <table:table-cell table:formula="of:=([.D9]*[.J9])/[.I9]" office:value-type="float" office:value="0.606" calcext:value-type="float">
            <text:p>0.606</text:p>
          </table:table-cell>
          <table:table-cell table:formula="of:=[.L9]*[.M9]*[.N9]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10]*1000" office:value-type="float" office:value="7.40740740740741" calcext:value-type="float">
            <text:p>7.40740740740741</text:p>
          </table:table-cell>
          <table:table-cell table:formula="of:=[.H10]" office:value-type="float" office:value="7.40740740740741" calcext:value-type="float">
            <text:p>7.40740740740741</text:p>
          </table:table-cell>
          <table:table-cell table:formula="of:=1/[.C10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54" calcext:value-type="float">
            <text:p>0.54</text:p>
          </table:table-cell>
          <table:table-cell table:formula="of:=([.D10]*[.J10])/[.I10]" office:value-type="float" office:value="0.54" calcext:value-type="float">
            <text:p>0.54</text:p>
          </table:table-cell>
          <table:table-cell table:formula="of:=[.L10]*[.M10]*[.N10]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11]*1000" office:value-type="float" office:value="6.66666666666667" calcext:value-type="float">
            <text:p>6.66666666666667</text:p>
          </table:table-cell>
          <table:table-cell table:formula="of:=[.H11]" office:value-type="float" office:value="6.66666666666667" calcext:value-type="float">
            <text:p>6.66666666666667</text:p>
          </table:table-cell>
          <table:table-cell table:formula="of:=1/[.C1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48" calcext:value-type="float">
            <text:p>0.48</text:p>
          </table:table-cell>
          <table:table-cell table:formula="of:=([.D11]*[.J11])/[.I11]" office:value-type="float" office:value="0.48" calcext:value-type="float">
            <text:p>0.48</text:p>
          </table:table-cell>
          <table:table-cell table:formula="of:=[.L11]*[.M11]*[.N11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12]*1000" office:value-type="float" office:value="6.06060606060606" calcext:value-type="float">
            <text:p>6.06060606060606</text:p>
          </table:table-cell>
          <table:table-cell table:formula="of:=[.H12]" office:value-type="float" office:value="6.06060606060606" calcext:value-type="float">
            <text:p>6.06060606060606</text:p>
          </table:table-cell>
          <table:table-cell table:formula="of:=1/[.C12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471" calcext:value-type="float">
            <text:p>0.471</text:p>
          </table:table-cell>
          <table:table-cell table:formula="of:=([.D12]*[.J12])/[.I12]" office:value-type="float" office:value="0.471" calcext:value-type="float">
            <text:p>0.471</text:p>
          </table:table-cell>
          <table:table-cell table:formula="of:=[.L12]*[.M12]*[.N12]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13]*1000" office:value-type="float" office:value="5.55555555555556" calcext:value-type="float">
            <text:p>5.55555555555556</text:p>
          </table:table-cell>
          <table:table-cell table:formula="of:=[.H13]" office:value-type="float" office:value="5.55555555555556" calcext:value-type="float">
            <text:p>5.55555555555556</text:p>
          </table:table-cell>
          <table:table-cell table:formula="of:=1/[.C13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423" calcext:value-type="float">
            <text:p>0.423</text:p>
          </table:table-cell>
          <table:table-cell table:formula="of:=([.D13]*[.J13])/[.I13]" office:value-type="float" office:value="0.423" calcext:value-type="float">
            <text:p>0.423</text:p>
          </table:table-cell>
          <table:table-cell table:formula="of:=[.L13]*[.M13]*[.N13]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14]*1000" office:value-type="float" office:value="5.12820512820513" calcext:value-type="float">
            <text:p>5.12820512820513</text:p>
          </table:table-cell>
          <table:table-cell table:formula="of:=[.H14]" office:value-type="float" office:value="5.12820512820513" calcext:value-type="float">
            <text:p>5.12820512820513</text:p>
          </table:table-cell>
          <table:table-cell table:formula="of:=1/[.C14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361" calcext:value-type="float">
            <text:p>0.361</text:p>
          </table:table-cell>
          <table:table-cell table:formula="of:=([.D14]*[.J14])/[.I14]" office:value-type="float" office:value="0.361" calcext:value-type="float">
            <text:p>0.361</text:p>
          </table:table-cell>
          <table:table-cell table:formula="of:=[.L14]*[.M14]*[.N14]"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15]*1000" office:value-type="float" office:value="4.76190476190476" calcext:value-type="float">
            <text:p>4.76190476190476</text:p>
          </table:table-cell>
          <table:table-cell table:formula="of:=[.H15]" office:value-type="float" office:value="4.76190476190476" calcext:value-type="float">
            <text:p>4.76190476190476</text:p>
          </table:table-cell>
          <table:table-cell table:formula="of:=1/[.C15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334" calcext:value-type="float">
            <text:p>0.334</text:p>
          </table:table-cell>
          <table:table-cell table:formula="of:=([.D15]*[.J15])/[.I15]" office:value-type="float" office:value="0.334" calcext:value-type="float">
            <text:p>0.334</text:p>
          </table:table-cell>
          <table:table-cell table:formula="of:=[.L15]*[.M15]*[.N15]"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16]*1000" office:value-type="float" office:value="4.44444444444444" calcext:value-type="float">
            <text:p>4.44444444444444</text:p>
          </table:table-cell>
          <table:table-cell table:formula="of:=[.H16]" office:value-type="float" office:value="4.44444444444444" calcext:value-type="float">
            <text:p>4.44444444444444</text:p>
          </table:table-cell>
          <table:table-cell table:formula="of:=1/[.C16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258" calcext:value-type="float">
            <text:p>0.258</text:p>
          </table:table-cell>
          <table:table-cell table:formula="of:=([.D16]*[.J16])/[.I16]" office:value-type="float" office:value="0.258" calcext:value-type="float">
            <text:p>0.258</text:p>
          </table:table-cell>
          <table:table-cell table:formula="of:=[.L16]*[.M16]*[.N16]"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17]*1000" office:value-type="float" office:value="4.16666666666667" calcext:value-type="float">
            <text:p>4.16666666666667</text:p>
          </table:table-cell>
          <table:table-cell table:formula="of:=[.H17]" office:value-type="float" office:value="4.16666666666667" calcext:value-type="float">
            <text:p>4.16666666666667</text:p>
          </table:table-cell>
          <table:table-cell table:formula="of:=1/[.C17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23" calcext:value-type="float">
            <text:p>0.23</text:p>
          </table:table-cell>
          <table:table-cell table:formula="of:=([.D17]*[.J17])/[.I17]" office:value-type="float" office:value="0.23" calcext:value-type="float">
            <text:p>0.23</text:p>
          </table:table-cell>
          <table:table-cell table:formula="of:=[.L17]*[.M17]*[.N17]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18]*1000" office:value-type="float" office:value="3.92156862745098" calcext:value-type="float">
            <text:p>3.92156862745098</text:p>
          </table:table-cell>
          <table:table-cell table:formula="of:=[.H18]" office:value-type="float" office:value="3.92156862745098" calcext:value-type="float">
            <text:p>3.92156862745098</text:p>
          </table:table-cell>
          <table:table-cell table:formula="of:=1/[.C18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169" calcext:value-type="float">
            <text:p>0.169</text:p>
          </table:table-cell>
          <table:table-cell table:formula="of:=([.D18]*[.J18])/[.I18]" office:value-type="float" office:value="0.169" calcext:value-type="float">
            <text:p>0.169</text:p>
          </table:table-cell>
          <table:table-cell table:formula="of:=[.L18]*[.M18]*[.N18]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19]*1000" office:value-type="float" office:value="3.7037037037037" calcext:value-type="float">
            <text:p>3.7037037037037</text:p>
          </table:table-cell>
          <table:table-cell table:formula="of:=[.H19]" office:value-type="float" office:value="3.7037037037037" calcext:value-type="float">
            <text:p>3.7037037037037</text:p>
          </table:table-cell>
          <table:table-cell table:formula="of:=1/[.C19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15" calcext:value-type="float">
            <text:p>0.115</text:p>
          </table:table-cell>
          <table:table-cell table:formula="of:=([.D19]*[.J19])/[.I19]" office:value-type="float" office:value="0.115" calcext:value-type="float">
            <text:p>0.115</text:p>
          </table:table-cell>
          <table:table-cell table:formula="of:=[.L19]*[.M19]*[.N19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20]*1000" office:value-type="float" office:value="3.50877192982456" calcext:value-type="float">
            <text:p>3.50877192982456</text:p>
          </table:table-cell>
          <table:table-cell table:formula="of:=[.H20]" office:value-type="float" office:value="3.50877192982456" calcext:value-type="float">
            <text:p>3.50877192982456</text:p>
          </table:table-cell>
          <table:table-cell table:formula="of:=1/[.C20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059" calcext:value-type="float">
            <text:p>0.059</text:p>
          </table:table-cell>
          <table:table-cell table:formula="of:=([.D20]*[.J20])/[.I20]" office:value-type="float" office:value="0.059" calcext:value-type="float">
            <text:p>0.059</text:p>
          </table:table-cell>
          <table:table-cell table:formula="of:=[.L20]*[.M20]*[.N20]"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21]*1000" office:value-type="float" office:value="3.33333333333333" calcext:value-type="float">
            <text:p>3.33333333333333</text:p>
          </table:table-cell>
          <table:table-cell table:formula="of:=[.H21]" office:value-type="float" office:value="3.33333333333333" calcext:value-type="float">
            <text:p>3.33333333333333</text:p>
          </table:table-cell>
          <table:table-cell table:formula="of:=1/[.C2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IPA" table:style-name="ta2">
        <table:shapes>
          <draw:frame draw:z-index="0" draw:style-name="gr1" draw:text-style-name="P1" svg:width="6.2906in" svg:height="4.3815in" svg:x="7.3189in" svg:y="3.9949in">
            <draw:object draw:notify-on-update-of-ranges="IPA.C2:IPA.C21 IPA.P2:IPA.P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3012in" svg:height="3.5449in" svg:x="0.3358in" svg:y="3.9634in">
            <draw:object draw:notify-on-update-of-ranges="IPA.C2:IPA.C21 IPA.D2:IPA.D21 IPA.C2:IPA.C21 IPA.E2:IPA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"/>
        <table:table-column table:style-name="co25" table:default-cell-style-name="ce1"/>
        <table:table-column table:style-name="co14" table:number-columns-repeated="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14" table:number-columns-repeated="2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2]*1000" office:value-type="float" office:value="133.333333333333" calcext:value-type="float">
            <text:p>133.333333333333</text:p>
          </table:table-cell>
          <table:table-cell table:formula="of:=[.H2]" office:value-type="float" office:value="133.333333333333" calcext:value-type="float">
            <text:p>133.333333333333</text:p>
          </table:table-cell>
          <table:table-cell table:formula="of:=1/[.C2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7" calcext:value-type="float">
            <text:p>0.997</text:p>
          </table:table-cell>
          <table:table-cell table:formula="of:=([.D2]*[.J2])/[.I2]" office:value-type="float" office:value="0.997" calcext:value-type="float">
            <text:p>0.997</text:p>
          </table:table-cell>
          <table:table-cell table:formula="of:=[.L2]*[.M2]*[.N2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3]*1000" office:value-type="float" office:value="66.6666666666667" calcext:value-type="float">
            <text:p>66.6666666666667</text:p>
          </table:table-cell>
          <table:table-cell table:formula="of:=[.H3]" office:value-type="float" office:value="66.6666666666667" calcext:value-type="float">
            <text:p>66.6666666666667</text:p>
          </table:table-cell>
          <table:table-cell table:formula="of:=1/[.C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" calcext:value-type="float">
            <text:p>0.996</text:p>
          </table:table-cell>
          <table:table-cell table:formula="of:=([.D3]*[.J3])/[.I3]" office:value-type="float" office:value="0.996" calcext:value-type="float">
            <text:p>0.996</text:p>
          </table:table-cell>
          <table:table-cell table:formula="of:=[.L3]*[.M3]*[.N3]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]*1000" office:value-type="float" office:value="44.4444444444444" calcext:value-type="float">
            <text:p>44.4444444444444</text:p>
          </table:table-cell>
          <table:table-cell table:formula="of:=[.H4]" office:value-type="float" office:value="44.4444444444444" calcext:value-type="float">
            <text:p>44.4444444444444</text:p>
          </table:table-cell>
          <table:table-cell table:formula="of:=1/[.C4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7" calcext:value-type="float">
            <text:p>0.997</text:p>
          </table:table-cell>
          <table:table-cell table:formula="of:=([.D4]*[.J4])/[.I4]" office:value-type="float" office:value="0.997" calcext:value-type="float">
            <text:p>0.997</text:p>
          </table:table-cell>
          <table:table-cell table:formula="of:=[.L4]*[.M4]*[.N4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5]*1000" office:value-type="float" office:value="33.3333333333333" calcext:value-type="float">
            <text:p>33.3333333333333</text:p>
          </table:table-cell>
          <table:table-cell table:formula="of:=[.H5]" office:value-type="float" office:value="33.3333333333333" calcext:value-type="float">
            <text:p>33.3333333333333</text:p>
          </table:table-cell>
          <table:table-cell table:formula="of:=1/[.C5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97" calcext:value-type="float">
            <text:p>0.997</text:p>
          </table:table-cell>
          <table:table-cell table:formula="of:=([.D5]*[.J5])/[.I5]" office:value-type="float" office:value="0.997" calcext:value-type="float">
            <text:p>0.997</text:p>
          </table:table-cell>
          <table:table-cell table:formula="of:=[.L5]*[.M5]*[.N5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6]*1000" office:value-type="float" office:value="26.6666666666667" calcext:value-type="float">
            <text:p>26.6666666666667</text:p>
          </table:table-cell>
          <table:table-cell table:formula="of:=[.H6]" office:value-type="float" office:value="26.6666666666667" calcext:value-type="float">
            <text:p>26.6666666666667</text:p>
          </table:table-cell>
          <table:table-cell table:formula="of:=1/[.C6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1" calcext:value-type="float">
            <text:p>0.991</text:p>
          </table:table-cell>
          <table:table-cell table:formula="of:=([.D6]*[.J6])/[.I6]" office:value-type="float" office:value="0.991" calcext:value-type="float">
            <text:p>0.991</text:p>
          </table:table-cell>
          <table:table-cell table:formula="of:=[.L6]*[.M6]*[.N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7]*1000" office:value-type="float" office:value="22.2222222222222" calcext:value-type="float">
            <text:p>22.2222222222222</text:p>
          </table:table-cell>
          <table:table-cell table:formula="of:=[.H7]" office:value-type="float" office:value="22.2222222222222" calcext:value-type="float">
            <text:p>22.2222222222222</text:p>
          </table:table-cell>
          <table:table-cell table:formula="of:=1/[.C7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8" calcext:value-type="float">
            <text:p>0.98</text:p>
          </table:table-cell>
          <table:table-cell table:formula="of:=([.D7]*[.J7])/[.I7]" office:value-type="float" office:value="0.98" calcext:value-type="float">
            <text:p>0.98</text:p>
          </table:table-cell>
          <table:table-cell table:formula="of:=[.L7]*[.M7]*[.N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8]*1000" office:value-type="float" office:value="19.0476190476191" calcext:value-type="float">
            <text:p>19.0476190476191</text:p>
          </table:table-cell>
          <table:table-cell table:formula="of:=[.H8]" office:value-type="float" office:value="19.0476190476191" calcext:value-type="float">
            <text:p>19.0476190476191</text:p>
          </table:table-cell>
          <table:table-cell table:formula="of:=1/[.C8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77" calcext:value-type="float">
            <text:p>0.977</text:p>
          </table:table-cell>
          <table:table-cell table:formula="of:=([.D8]*[.J8])/[.I8]" office:value-type="float" office:value="0.977" calcext:value-type="float">
            <text:p>0.977</text:p>
          </table:table-cell>
          <table:table-cell table:formula="of:=[.L8]*[.M8]*[.N8]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9]*1000" office:value-type="float" office:value="16.6666666666667" calcext:value-type="float">
            <text:p>16.6666666666667</text:p>
          </table:table-cell>
          <table:table-cell table:formula="of:=[.H9]" office:value-type="float" office:value="16.6666666666667" calcext:value-type="float">
            <text:p>16.6666666666667</text:p>
          </table:table-cell>
          <table:table-cell table:formula="of:=1/[.C9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74" calcext:value-type="float">
            <text:p>0.974</text:p>
          </table:table-cell>
          <table:table-cell table:formula="of:=([.D9]*[.J9])/[.I9]" office:value-type="float" office:value="0.974" calcext:value-type="float">
            <text:p>0.974</text:p>
          </table:table-cell>
          <table:table-cell table:formula="of:=[.L9]*[.M9]*[.N9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10]*1000" office:value-type="float" office:value="14.8148148148148" calcext:value-type="float">
            <text:p>14.8148148148148</text:p>
          </table:table-cell>
          <table:table-cell table:formula="of:=[.H10]" office:value-type="float" office:value="14.8148148148148" calcext:value-type="float">
            <text:p>14.8148148148148</text:p>
          </table:table-cell>
          <table:table-cell table:formula="of:=1/[.C10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65" calcext:value-type="float">
            <text:p>0.965</text:p>
          </table:table-cell>
          <table:table-cell table:formula="of:=([.D10]*[.J10])/[.I10]" office:value-type="float" office:value="0.965" calcext:value-type="float">
            <text:p>0.965</text:p>
          </table:table-cell>
          <table:table-cell table:formula="of:=[.L10]*[.M10]*[.N10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11]*1000" office:value-type="float" office:value="13.3333333333333" calcext:value-type="float">
            <text:p>13.3333333333333</text:p>
          </table:table-cell>
          <table:table-cell table:formula="of:=[.H11]" office:value-type="float" office:value="13.3333333333333" calcext:value-type="float">
            <text:p>13.3333333333333</text:p>
          </table:table-cell>
          <table:table-cell table:formula="of:=1/[.C11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45" calcext:value-type="float">
            <text:p>0.945</text:p>
          </table:table-cell>
          <table:table-cell table:formula="of:=([.D11]*[.J11])/[.I11]" office:value-type="float" office:value="0.945" calcext:value-type="float">
            <text:p>0.945</text:p>
          </table:table-cell>
          <table:table-cell table:formula="of:=[.L11]*[.M11]*[.N11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12]*1000" office:value-type="float" office:value="12.1212121212121" calcext:value-type="float">
            <text:p>12.1212121212121</text:p>
          </table:table-cell>
          <table:table-cell table:formula="of:=[.H12]" office:value-type="float" office:value="12.1212121212121" calcext:value-type="float">
            <text:p>12.1212121212121</text:p>
          </table:table-cell>
          <table:table-cell table:formula="of:=1/[.C12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09" calcext:value-type="float">
            <text:p>0.909</text:p>
          </table:table-cell>
          <table:table-cell table:formula="of:=([.D12]*[.J12])/[.I12]" office:value-type="float" office:value="0.909" calcext:value-type="float">
            <text:p>0.909</text:p>
          </table:table-cell>
          <table:table-cell table:formula="of:=[.L12]*[.M12]*[.N12]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13]*1000" office:value-type="float" office:value="11.1111111111111" calcext:value-type="float">
            <text:p>11.1111111111111</text:p>
          </table:table-cell>
          <table:table-cell table:formula="of:=[.H13]" office:value-type="float" office:value="11.1111111111111" calcext:value-type="float">
            <text:p>11.1111111111111</text:p>
          </table:table-cell>
          <table:table-cell table:formula="of:=1/[.C13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07" calcext:value-type="float">
            <text:p>0.907</text:p>
          </table:table-cell>
          <table:table-cell table:formula="of:=([.D13]*[.J13])/[.I13]" office:value-type="float" office:value="0.907" calcext:value-type="float">
            <text:p>0.907</text:p>
          </table:table-cell>
          <table:table-cell table:formula="of:=[.L13]*[.M13]*[.N13]"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4]*1000" office:value-type="float" office:value="10.2564102564103" calcext:value-type="float">
            <text:p>10.2564102564103</text:p>
          </table:table-cell>
          <table:table-cell table:formula="of:=[.H14]" office:value-type="float" office:value="10.2564102564103" calcext:value-type="float">
            <text:p>10.2564102564103</text:p>
          </table:table-cell>
          <table:table-cell table:formula="of:=1/[.C14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49" calcext:value-type="float">
            <text:p>0.849</text:p>
          </table:table-cell>
          <table:table-cell table:formula="of:=([.D14]*[.J14])/[.I14]" office:value-type="float" office:value="0.849" calcext:value-type="float">
            <text:p>0.849</text:p>
          </table:table-cell>
          <table:table-cell table:formula="of:=[.L14]*[.M14]*[.N14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15]*1000" office:value-type="float" office:value="9.52380952380953" calcext:value-type="float">
            <text:p>9.52380952380953</text:p>
          </table:table-cell>
          <table:table-cell table:formula="of:=[.H15]" office:value-type="float" office:value="9.52380952380953" calcext:value-type="float">
            <text:p>9.52380952380953</text:p>
          </table:table-cell>
          <table:table-cell table:formula="of:=1/[.C15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784" calcext:value-type="float">
            <text:p>0.784</text:p>
          </table:table-cell>
          <table:table-cell table:formula="of:=([.D15]*[.J15])/[.I15]" office:value-type="float" office:value="0.784" calcext:value-type="float">
            <text:p>0.784</text:p>
          </table:table-cell>
          <table:table-cell table:formula="of:=[.L15]*[.M15]*[.N15]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16]*1000" office:value-type="float" office:value="8.88888888888889" calcext:value-type="float">
            <text:p>8.88888888888889</text:p>
          </table:table-cell>
          <table:table-cell table:formula="of:=[.H16]" office:value-type="float" office:value="8.88888888888889" calcext:value-type="float">
            <text:p>8.88888888888889</text:p>
          </table:table-cell>
          <table:table-cell table:formula="of:=1/[.C16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709" calcext:value-type="float">
            <text:p>0.709</text:p>
          </table:table-cell>
          <table:table-cell table:formula="of:=([.D16]*[.J16])/[.I16]" office:value-type="float" office:value="0.709" calcext:value-type="float">
            <text:p>0.709</text:p>
          </table:table-cell>
          <table:table-cell table:formula="of:=[.L16]*[.M16]*[.N16]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17]*1000" office:value-type="float" office:value="8.33333333333333" calcext:value-type="float">
            <text:p>8.33333333333333</text:p>
          </table:table-cell>
          <table:table-cell table:formula="of:=[.H17]" office:value-type="float" office:value="8.33333333333333" calcext:value-type="float">
            <text:p>8.33333333333333</text:p>
          </table:table-cell>
          <table:table-cell table:formula="of:=1/[.C17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571" calcext:value-type="float">
            <text:p>0.571</text:p>
          </table:table-cell>
          <table:table-cell table:formula="of:=([.D17]*[.J17])/[.I17]" office:value-type="float" office:value="0.571" calcext:value-type="float">
            <text:p>0.571</text:p>
          </table:table-cell>
          <table:table-cell table:formula="of:=[.L17]*[.M17]*[.N17]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18]*1000" office:value-type="float" office:value="7.84313725490196" calcext:value-type="float">
            <text:p>7.84313725490196</text:p>
          </table:table-cell>
          <table:table-cell table:formula="of:=[.H18]" office:value-type="float" office:value="7.84313725490196" calcext:value-type="float">
            <text:p>7.84313725490196</text:p>
          </table:table-cell>
          <table:table-cell table:formula="of:=1/[.C18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02" calcext:value-type="float">
            <text:p>0.402</text:p>
          </table:table-cell>
          <table:table-cell table:formula="of:=([.D18]*[.J18])/[.I18]" office:value-type="float" office:value="0.402" calcext:value-type="float">
            <text:p>0.402</text:p>
          </table:table-cell>
          <table:table-cell table:formula="of:=[.L18]*[.M18]*[.N18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19]*1000" office:value-type="float" office:value="7.40740740740741" calcext:value-type="float">
            <text:p>7.40740740740741</text:p>
          </table:table-cell>
          <table:table-cell table:formula="of:=[.H19]" office:value-type="float" office:value="7.40740740740741" calcext:value-type="float">
            <text:p>7.40740740740741</text:p>
          </table:table-cell>
          <table:table-cell table:formula="of:=1/[.C19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57" calcext:value-type="float">
            <text:p>0.157</text:p>
          </table:table-cell>
          <table:table-cell table:formula="of:=([.D19]*[.J19])/[.I19]" office:value-type="float" office:value="0.157" calcext:value-type="float">
            <text:p>0.157</text:p>
          </table:table-cell>
          <table:table-cell table:formula="of:=[.L19]*[.M19]*[.N19]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20]*1000" office:value-type="float" office:value="7.01754385964912" calcext:value-type="float">
            <text:p>7.01754385964912</text:p>
          </table:table-cell>
          <table:table-cell table:formula="of:=[.H20]" office:value-type="float" office:value="7.01754385964912" calcext:value-type="float">
            <text:p>7.01754385964912</text:p>
          </table:table-cell>
          <table:table-cell table:formula="of:=1/[.C20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" calcext:value-type="float">
            <text:p>0</text:p>
          </table:table-cell>
          <table:table-cell table:formula="of:=([.D20]*[.J20])/[.I20]" office:value-type="float" office:value="0" calcext:value-type="float">
            <text:p>0</text:p>
          </table:table-cell>
          <table:table-cell table:formula="of:=[.L20]*[.M20]*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21]*1000" office:value-type="float" office:value="6.66666666666667" calcext:value-type="float">
            <text:p>6.66666666666667</text:p>
          </table:table-cell>
          <table:table-cell table:formula="of:=[.H21]" office:value-type="float" office:value="6.66666666666667" calcext:value-type="float">
            <text:p>6.66666666666667</text:p>
          </table:table-cell>
          <table:table-cell table:formula="of:=1/[.C2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Stout" table:style-name="ta2">
        <table:shapes>
          <draw:frame draw:z-index="0" draw:style-name="gr1" draw:text-style-name="P1" svg:width="6.2909in" svg:height="4.235in" svg:x="6.9189in" svg:y="4.1516in">
            <draw:object draw:notify-on-update-of-ranges="Stout.C2:Stout.C21 Stout.P2:Stout.P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2in" svg:height="3.5453in" svg:x="0.0433in" svg:y="4.2142in">
            <draw:object draw:notify-on-update-of-ranges="Stout.C2:Stout.C21 Stout.D2:Stout.D21 Stout.C2:Stout.C21 Stout.E2:Stout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23" table:default-cell-style-name="Default"/>
        <table:table-column table:style-name="co14" table:number-columns-repeated="4" table:default-cell-style-name="Default"/>
        <table:table-column table:style-name="co14" table:default-cell-style-name="ce7"/>
        <table:table-column table:style-name="co29" table:default-cell-style-name="Default"/>
        <table:table-column table:style-name="co15" table:default-cell-style-name="ce7"/>
        <table:table-column table:style-name="co21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ormalised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table:style-name="ce1" office:value-type="string" calcext:value-type="string">
            <text:p>ProductionTime</text:p>
          </table:table-cell>
          <table:table-cell table:style-name="ce1" office:value-type="string" calcext:value-type="string">
            <text:p>PlannedProdTime</text:p>
          </table:table-cell>
          <table:table-cell table:style-name="ce1" office:value-type="string" calcext:value-type="string">
            <text:p>IdealCycleTime</text:p>
          </table:table-cell>
          <table:table-cell table:style-name="ce1" office:value-type="string" calcext:value-type="string">
            <text:p>TotalCount</text:p>
          </table:table-cell>
          <table:table-cell table:style-name="ce1" office:value-type="string" calcext:value-type="string">
            <text:p>Avaliability(A)</text:p>
          </table:table-cell>
          <table:table-cell table:style-name="ce1" office:value-type="string" calcext:value-type="string">
            <text:p>Performance(P)</text:p>
          </table:table-cell>
          <table:table-cell table:style-name="ce1" office:value-type="string" calcext:value-type="string">
            <text:p>Quality(Q)</text:p>
          </table:table-cell>
          <table:table-cell table:style-name="ce1" office:value-type="string" calcext:value-type="string">
            <text:p>OEE(good*ideal)/planned</text:p>
          </table:table-cell>
          <table:table-cell table:style-name="ce1" office:value-type="string" calcext:value-type="string">
            <text:p>OEE(A*P*Q)</text:p>
          </table:table-cell>
          <table:table-cell/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style-name="ce1" table:formula="of:=1/[.C2]*300" office:value-type="float" office:value="30" calcext:value-type="float">
            <text:p>30</text:p>
          </table:table-cell>
          <table:table-cell table:style-name="ce1" table:formula="of:=[.H2]" office:value-type="float" office:value="30" calcext:value-type="float">
            <text:p>30</text:p>
          </table:table-cell>
          <table:table-cell table:style-name="ce1" table:formula="of:=1/[.C2]" office:value-type="float" office:value="0.1" calcext:value-type="float">
            <text:p>0.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]/[.I2]" office:value-type="float" office:value="1" calcext:value-type="float">
            <text:p>1</text:p>
          </table:table-cell>
          <table:table-cell table:style-name="ce1" table:formula="of:=([.J2]*[.K2])/[.H2]" office:value-type="float" office:value="1" calcext:value-type="float">
            <text:p>1</text:p>
          </table:table-cell>
          <table:table-cell table:style-name="ce1" table:formula="of:=[.D2]/[.K2]" office:value-type="float" office:value="0.533333333333333" calcext:value-type="float">
            <text:p>0.533333333333333</text:p>
          </table:table-cell>
          <table:table-cell table:style-name="ce1" table:formula="of:=([.D2]*[.J2])/[.I2]" office:value-type="float" office:value="0.533333333333333" calcext:value-type="float">
            <text:p>0.533333333333333</text:p>
          </table:table-cell>
          <table:table-cell table:style-name="ce1" table:formula="of:=[.L2]*[.M2]*[.N2]" office:value-type="float" office:value="0.533333333333333" calcext:value-type="float">
            <text:p>0.533333333333333</text:p>
          </table:table-cell>
          <table:table-cell table:style-name="ce7" table:formula="of:=[.G2]-[.F2]" office:value-type="time" office:time-value="PT00H30M06S" calcext:value-type="time">
            <text:p>00:3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style-name="ce1" table:formula="of:=1/[.C3]*300" office:value-type="float" office:value="15" calcext:value-type="float">
            <text:p>15</text:p>
          </table:table-cell>
          <table:table-cell table:style-name="ce1" table:formula="of:=[.H3]" office:value-type="float" office:value="15" calcext:value-type="float">
            <text:p>15</text:p>
          </table:table-cell>
          <table:table-cell table:style-name="ce1" table:formula="of:=1/[.C3]" office:value-type="float" office:value="0.05" calcext:value-type="float">
            <text:p>0.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]/[.I3]" office:value-type="float" office:value="1" calcext:value-type="float">
            <text:p>1</text:p>
          </table:table-cell>
          <table:table-cell table:style-name="ce1" table:formula="of:=([.J3]*[.K3])/[.H3]" office:value-type="float" office:value="1" calcext:value-type="float">
            <text:p>1</text:p>
          </table:table-cell>
          <table:table-cell table:style-name="ce1" table:formula="of:=[.D3]/[.K3]" office:value-type="float" office:value="0.503333333333333" calcext:value-type="float">
            <text:p>0.503333333333333</text:p>
          </table:table-cell>
          <table:table-cell table:style-name="ce1" table:formula="of:=([.D3]*[.J3])/[.I3]" office:value-type="float" office:value="0.503333333333333" calcext:value-type="float">
            <text:p>0.503333333333333</text:p>
          </table:table-cell>
          <table:table-cell table:style-name="ce1" table:formula="of:=[.L3]*[.M3]*[.N3]" office:value-type="float" office:value="0.503333333333333" calcext:value-type="float">
            <text:p>0.503333333333333</text:p>
          </table:table-cell>
          <table:table-cell table:style-name="ce7" table:formula="of:=[.G3]-[.F3]" office:value-type="time" office:time-value="PT00H15M03S" calcext:value-type="time">
            <text:p>00:15:03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time" office:time-value="PT12H15M28S" calcext:value-type="time">
            <text:p>12:15:28 PM</text:p>
          </table:table-cell>
          <table:table-cell table:style-name="ce2" office:value-type="time" office:time-value="PT12H25M34S" calcext:value-type="time">
            <text:p>12:25:34 PM</text:p>
          </table:table-cell>
          <table:table-cell table:style-name="ce1" table:formula="of:=1/[.C4]*300" office:value-type="float" office:value="10" calcext:value-type="float">
            <text:p>10</text:p>
          </table:table-cell>
          <table:table-cell table:style-name="ce1" table:formula="of:=[.H4]" office:value-type="float" office:value="10" calcext:value-type="float">
            <text:p>10</text:p>
          </table:table-cell>
          <table:table-cell table:style-name="ce1" table:formula="of:=1/[.C4]" office:value-type="float" office:value="0.0333333333333333" calcext:value-type="float">
            <text:p>0.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]/[.I4]" office:value-type="float" office:value="1" calcext:value-type="float">
            <text:p>1</text:p>
          </table:table-cell>
          <table:table-cell table:style-name="ce1" table:formula="of:=([.J4]*[.K4])/[.H4]" office:value-type="float" office:value="1" calcext:value-type="float">
            <text:p>1</text:p>
          </table:table-cell>
          <table:table-cell table:style-name="ce1" table:formula="of:=[.D4]/[.K4]" office:value-type="float" office:value="0.466666666666667" calcext:value-type="float">
            <text:p>0.466666666666667</text:p>
          </table:table-cell>
          <table:table-cell table:style-name="ce1" table:formula="of:=([.D4]*[.J4])/[.I4]" office:value-type="float" office:value="0.466666666666667" calcext:value-type="float">
            <text:p>0.466666666666667</text:p>
          </table:table-cell>
          <table:table-cell table:style-name="ce1" table:formula="of:=[.L4]*[.M4]*[.N4]" office:value-type="float" office:value="0.466666666666667" calcext:value-type="float">
            <text:p>0.466666666666667</text:p>
          </table:table-cell>
          <table:table-cell table:style-name="ce7" table:formula="of:=[.G4]-[.F4]" office:value-type="time" office:time-value="PT00H10M06S" calcext:value-type="time">
            <text:p>00:1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1" table:formula="of:=1/[.C5]*300" office:value-type="float" office:value="7.5" calcext:value-type="float">
            <text:p>7.5</text:p>
          </table:table-cell>
          <table:table-cell table:style-name="ce1" table:formula="of:=[.H5]" office:value-type="float" office:value="7.5" calcext:value-type="float">
            <text:p>7.5</text:p>
          </table:table-cell>
          <table:table-cell table:style-name="ce1" table:formula="of:=1/[.C5]" office:value-type="float" office:value="0.025" calcext:value-type="float">
            <text:p>0.0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5]/[.I5]" office:value-type="float" office:value="1" calcext:value-type="float">
            <text:p>1</text:p>
          </table:table-cell>
          <table:table-cell table:style-name="ce1" table:formula="of:=([.J5]*[.K5])/[.H5]" office:value-type="float" office:value="1" calcext:value-type="float">
            <text:p>1</text:p>
          </table:table-cell>
          <table:table-cell table:style-name="ce1" table:formula="of:=[.D5]/[.K5]" office:value-type="float" office:value="0.566666666666667" calcext:value-type="float">
            <text:p>0.566666666666667</text:p>
          </table:table-cell>
          <table:table-cell table:style-name="ce1" table:formula="of:=([.D5]*[.J5])/[.I5]" office:value-type="float" office:value="0.566666666666667" calcext:value-type="float">
            <text:p>0.566666666666667</text:p>
          </table:table-cell>
          <table:table-cell table:style-name="ce1" table:formula="of:=[.L5]*[.M5]*[.N5]" office:value-type="float" office:value="0.566666666666667" calcext:value-type="float">
            <text:p>0.566666666666667</text:p>
          </table:table-cell>
          <table:table-cell table:style-name="ce7" table:formula="of:=[.G5]-[.F5]" office:value-type="time" office:time-value="PT00H07M36S" calcext:value-type="time">
            <text:p>00:07:3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style-name="ce1" table:formula="of:=1/[.C6]*300" office:value-type="float" office:value="6" calcext:value-type="float">
            <text:p>6</text:p>
          </table:table-cell>
          <table:table-cell table:style-name="ce1" table:formula="of:=[.H6]" office:value-type="float" office:value="6" calcext:value-type="float">
            <text:p>6</text:p>
          </table:table-cell>
          <table:table-cell table:style-name="ce1" table:formula="of:=1/[.C6]" office:value-type="float" office:value="0.02" calcext:value-type="float">
            <text:p>0.02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6]/[.I6]" office:value-type="float" office:value="1" calcext:value-type="float">
            <text:p>1</text:p>
          </table:table-cell>
          <table:table-cell table:style-name="ce1" table:formula="of:=([.J6]*[.K6])/[.H6]" office:value-type="float" office:value="1" calcext:value-type="float">
            <text:p>1</text:p>
          </table:table-cell>
          <table:table-cell table:style-name="ce1" table:formula="of:=[.D6]/[.K6]" office:value-type="float" office:value="0.52" calcext:value-type="float">
            <text:p>0.52</text:p>
          </table:table-cell>
          <table:table-cell table:style-name="ce1" table:formula="of:=([.D6]*[.J6])/[.I6]" office:value-type="float" office:value="0.52" calcext:value-type="float">
            <text:p>0.52</text:p>
          </table:table-cell>
          <table:table-cell table:style-name="ce1" table:formula="of:=[.L6]*[.M6]*[.N6]" office:value-type="float" office:value="0.52" calcext:value-type="float">
            <text:p>0.52</text:p>
          </table:table-cell>
          <table:table-cell table:style-name="ce7" table:formula="of:=[.G6]-[.F6]" office:value-type="time" office:time-value="PT00H06M06S" calcext:value-type="time">
            <text:p>00:06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style-name="ce1" table:formula="of:=1/[.C7]*300" office:value-type="float" office:value="5" calcext:value-type="float">
            <text:p>5</text:p>
          </table:table-cell>
          <table:table-cell table:style-name="ce1" table:formula="of:=[.H7]" office:value-type="float" office:value="5" calcext:value-type="float">
            <text:p>5</text:p>
          </table:table-cell>
          <table:table-cell table:style-name="ce1" table:formula="of:=1/[.C7]" office:value-type="float" office:value="0.0166666666666667" calcext:value-type="float">
            <text:p>0.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7]/[.I7]" office:value-type="float" office:value="1" calcext:value-type="float">
            <text:p>1</text:p>
          </table:table-cell>
          <table:table-cell table:style-name="ce1" table:formula="of:=([.J7]*[.K7])/[.H7]" office:value-type="float" office:value="1" calcext:value-type="float">
            <text:p>1</text:p>
          </table:table-cell>
          <table:table-cell table:style-name="ce1" table:formula="of:=[.D7]/[.K7]" office:value-type="float" office:value="0.52" calcext:value-type="float">
            <text:p>0.52</text:p>
          </table:table-cell>
          <table:table-cell table:style-name="ce1" table:formula="of:=([.D7]*[.J7])/[.I7]" office:value-type="float" office:value="0.52" calcext:value-type="float">
            <text:p>0.52</text:p>
          </table:table-cell>
          <table:table-cell table:style-name="ce1" table:formula="of:=[.L7]*[.M7]*[.N7]" office:value-type="float" office:value="0.52" calcext:value-type="float">
            <text:p>0.52</text:p>
          </table:table-cell>
          <table:table-cell table:style-name="ce7" table:formula="of:=[.G7]-[.F7]" office:value-type="time" office:time-value="PT00H05M06S" calcext:value-type="time">
            <text:p>00:05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style-name="ce1" table:formula="of:=1/[.C8]*300" office:value-type="float" office:value="4.28571428571429" calcext:value-type="float">
            <text:p>4.28571428571429</text:p>
          </table:table-cell>
          <table:table-cell table:style-name="ce1" table:formula="of:=[.H8]" office:value-type="float" office:value="4.28571428571429" calcext:value-type="float">
            <text:p>4.28571428571429</text:p>
          </table:table-cell>
          <table:table-cell table:style-name="ce1" table:formula="of:=1/[.C8]" office:value-type="float" office:value="0.0142857142857143" calcext:value-type="float">
            <text:p>0.014285714285714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8]/[.I8]" office:value-type="float" office:value="1" calcext:value-type="float">
            <text:p>1</text:p>
          </table:table-cell>
          <table:table-cell table:style-name="ce1" table:formula="of:=([.J8]*[.K8])/[.H8]" office:value-type="float" office:value="1" calcext:value-type="float">
            <text:p>1</text:p>
          </table:table-cell>
          <table:table-cell table:style-name="ce1" table:formula="of:=[.D8]/[.K8]" office:value-type="float" office:value="0.566666666666667" calcext:value-type="float">
            <text:p>0.566666666666667</text:p>
          </table:table-cell>
          <table:table-cell table:style-name="ce1" table:formula="of:=([.D8]*[.J8])/[.I8]" office:value-type="float" office:value="0.566666666666667" calcext:value-type="float">
            <text:p>0.566666666666667</text:p>
          </table:table-cell>
          <table:table-cell table:style-name="ce1" table:formula="of:=[.L8]*[.M8]*[.N8]" office:value-type="float" office:value="0.566666666666667" calcext:value-type="float">
            <text:p>0.566666666666667</text:p>
          </table:table-cell>
          <table:table-cell table:style-name="ce7" table:formula="of:=[.G8]-[.F8]" office:value-type="time" office:time-value="PT00H04M24S" calcext:value-type="time">
            <text:p>00:04:2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style-name="ce1" table:formula="of:=1/[.C9]*300" office:value-type="float" office:value="3.75" calcext:value-type="float">
            <text:p>3.75</text:p>
          </table:table-cell>
          <table:table-cell table:style-name="ce1" table:formula="of:=[.H9]" office:value-type="float" office:value="3.75" calcext:value-type="float">
            <text:p>3.75</text:p>
          </table:table-cell>
          <table:table-cell table:style-name="ce1" table:formula="of:=1/[.C9]" office:value-type="float" office:value="0.0125" calcext:value-type="float">
            <text:p>0.01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9]/[.I9]" office:value-type="float" office:value="1" calcext:value-type="float">
            <text:p>1</text:p>
          </table:table-cell>
          <table:table-cell table:style-name="ce1" table:formula="of:=([.J9]*[.K9])/[.H9]" office:value-type="float" office:value="1" calcext:value-type="float">
            <text:p>1</text:p>
          </table:table-cell>
          <table:table-cell table:style-name="ce1" table:formula="of:=[.D9]/[.K9]" office:value-type="float" office:value="0.56" calcext:value-type="float">
            <text:p>0.56</text:p>
          </table:table-cell>
          <table:table-cell table:style-name="ce1" table:formula="of:=([.D9]*[.J9])/[.I9]" office:value-type="float" office:value="0.56" calcext:value-type="float">
            <text:p>0.56</text:p>
          </table:table-cell>
          <table:table-cell table:style-name="ce1" table:formula="of:=[.L9]*[.M9]*[.N9]" office:value-type="float" office:value="0.56" calcext:value-type="float">
            <text:p>0.56</text:p>
          </table:table-cell>
          <table:table-cell table:style-name="ce7" table:formula="of:=[.G9]-[.F9]" office:value-type="time" office:time-value="PT00H03M51S" calcext:value-type="time">
            <text:p>00:03:51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style-name="ce1" table:formula="of:=1/[.C10]*300" office:value-type="float" office:value="3.33333333333333" calcext:value-type="float">
            <text:p>3.33333333333333</text:p>
          </table:table-cell>
          <table:table-cell table:style-name="ce1" table:formula="of:=[.H10]" office:value-type="float" office:value="3.33333333333333" calcext:value-type="float">
            <text:p>3.33333333333333</text:p>
          </table:table-cell>
          <table:table-cell table:style-name="ce1" table:formula="of:=1/[.C10]" office:value-type="float" office:value="0.0111111111111111" calcext:value-type="float">
            <text:p>0.011111111111111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0]/[.I10]" office:value-type="float" office:value="1" calcext:value-type="float">
            <text:p>1</text:p>
          </table:table-cell>
          <table:table-cell table:style-name="ce1" table:formula="of:=([.J10]*[.K10])/[.H10]" office:value-type="float" office:value="1" calcext:value-type="float">
            <text:p>1</text:p>
          </table:table-cell>
          <table:table-cell table:style-name="ce1" table:formula="of:=[.D10]/[.K10]" office:value-type="float" office:value="0.576666666666667" calcext:value-type="float">
            <text:p>0.576666666666667</text:p>
          </table:table-cell>
          <table:table-cell table:style-name="ce1" table:formula="of:=([.D10]*[.J10])/[.I10]" office:value-type="float" office:value="0.576666666666667" calcext:value-type="float">
            <text:p>0.576666666666667</text:p>
          </table:table-cell>
          <table:table-cell table:style-name="ce1" table:formula="of:=[.L10]*[.M10]*[.N10]" office:value-type="float" office:value="0.576666666666667" calcext:value-type="float">
            <text:p>0.576666666666667</text:p>
          </table:table-cell>
          <table:table-cell table:style-name="ce7" table:formula="of:=[.G10]-[.F10]" office:value-type="time" office:time-value="PT00H03M28S" calcext:value-type="time">
            <text:p>00:03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style-name="ce1" table:formula="of:=1/[.C11]*300" office:value-type="float" office:value="3" calcext:value-type="float">
            <text:p>3</text:p>
          </table:table-cell>
          <table:table-cell table:style-name="ce1" table:formula="of:=[.H11]" office:value-type="float" office:value="3" calcext:value-type="float">
            <text:p>3</text:p>
          </table:table-cell>
          <table:table-cell table:style-name="ce1" table:formula="of:=1/[.C11]" office:value-type="float" office:value="0.01" calcext:value-type="float">
            <text:p>0.0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1]/[.I11]" office:value-type="float" office:value="1" calcext:value-type="float">
            <text:p>1</text:p>
          </table:table-cell>
          <table:table-cell table:style-name="ce1" table:formula="of:=([.J11]*[.K11])/[.H11]" office:value-type="float" office:value="1" calcext:value-type="float">
            <text:p>1</text:p>
          </table:table-cell>
          <table:table-cell table:style-name="ce1" table:formula="of:=[.D11]/[.K11]" office:value-type="float" office:value="0.563333333333333" calcext:value-type="float">
            <text:p>0.563333333333333</text:p>
          </table:table-cell>
          <table:table-cell table:style-name="ce1" table:formula="of:=([.D11]*[.J11])/[.I11]" office:value-type="float" office:value="0.563333333333333" calcext:value-type="float">
            <text:p>0.563333333333333</text:p>
          </table:table-cell>
          <table:table-cell table:style-name="ce1" table:formula="of:=[.L11]*[.M11]*[.N11]" office:value-type="float" office:value="0.563333333333333" calcext:value-type="float">
            <text:p>0.563333333333333</text:p>
          </table:table-cell>
          <table:table-cell table:style-name="ce7" table:formula="of:=[.G11]-[.F11]" office:value-type="time" office:time-value="PT00H03M06S" calcext:value-type="time">
            <text:p>00:03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style-name="ce1" table:formula="of:=1/[.C12]*300" office:value-type="float" office:value="2.72727272727273" calcext:value-type="float">
            <text:p>2.72727272727273</text:p>
          </table:table-cell>
          <table:table-cell table:style-name="ce1" table:formula="of:=[.H12]" office:value-type="float" office:value="2.72727272727273" calcext:value-type="float">
            <text:p>2.72727272727273</text:p>
          </table:table-cell>
          <table:table-cell table:style-name="ce1" table:formula="of:=1/[.C12]" office:value-type="float" office:value="0.00909090909090909" calcext:value-type="float">
            <text:p>0.0090909090909090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2]/[.I12]" office:value-type="float" office:value="1" calcext:value-type="float">
            <text:p>1</text:p>
          </table:table-cell>
          <table:table-cell table:style-name="ce1" table:formula="of:=([.J12]*[.K12])/[.H12]" office:value-type="float" office:value="1" calcext:value-type="float">
            <text:p>1</text:p>
          </table:table-cell>
          <table:table-cell table:style-name="ce1" table:formula="of:=[.D12]/[.K12]" office:value-type="float" office:value="0.583333333333333" calcext:value-type="float">
            <text:p>0.583333333333333</text:p>
          </table:table-cell>
          <table:table-cell table:style-name="ce1" table:formula="of:=([.D12]*[.J12])/[.I12]" office:value-type="float" office:value="0.583333333333333" calcext:value-type="float">
            <text:p>0.583333333333333</text:p>
          </table:table-cell>
          <table:table-cell table:style-name="ce1" table:formula="of:=[.L12]*[.M12]*[.N12]" office:value-type="float" office:value="0.583333333333333" calcext:value-type="float">
            <text:p>0.583333333333333</text:p>
          </table:table-cell>
          <table:table-cell table:style-name="ce7" table:formula="of:=[.G12]-[.F12]" office:value-type="time" office:time-value="PT00H02M52S" calcext:value-type="time">
            <text:p>00:02:5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style-name="ce1" table:formula="of:=1/[.C13]*300" office:value-type="float" office:value="2.5" calcext:value-type="float">
            <text:p>2.5</text:p>
          </table:table-cell>
          <table:table-cell table:style-name="ce1" table:formula="of:=[.H13]" office:value-type="float" office:value="2.5" calcext:value-type="float">
            <text:p>2.5</text:p>
          </table:table-cell>
          <table:table-cell table:style-name="ce1" table:formula="of:=1/[.C13]" office:value-type="float" office:value="0.00833333333333333" calcext:value-type="float">
            <text:p>0.008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3]/[.I13]" office:value-type="float" office:value="1" calcext:value-type="float">
            <text:p>1</text:p>
          </table:table-cell>
          <table:table-cell table:style-name="ce1" table:formula="of:=([.J13]*[.K13])/[.H13]" office:value-type="float" office:value="1" calcext:value-type="float">
            <text:p>1</text:p>
          </table:table-cell>
          <table:table-cell table:style-name="ce1" table:formula="of:=[.D13]/[.K13]" office:value-type="float" office:value="0.606666666666667" calcext:value-type="float">
            <text:p>0.606666666666667</text:p>
          </table:table-cell>
          <table:table-cell table:style-name="ce1" table:formula="of:=([.D13]*[.J13])/[.I13]" office:value-type="float" office:value="0.606666666666667" calcext:value-type="float">
            <text:p>0.606666666666667</text:p>
          </table:table-cell>
          <table:table-cell table:style-name="ce1" table:formula="of:=[.L13]*[.M13]*[.N13]" office:value-type="float" office:value="0.606666666666667" calcext:value-type="float">
            <text:p>0.606666666666667</text:p>
          </table:table-cell>
          <table:table-cell table:style-name="ce7" table:formula="of:=[.G13]-[.F13]" office:value-type="time" office:time-value="PT00H02M37S" calcext:value-type="time">
            <text:p>00:02:37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style-name="ce1" table:formula="of:=1/[.C14]*300" office:value-type="float" office:value="2.30769230769231" calcext:value-type="float">
            <text:p>2.30769230769231</text:p>
          </table:table-cell>
          <table:table-cell table:style-name="ce1" table:formula="of:=[.H14]" office:value-type="float" office:value="2.30769230769231" calcext:value-type="float">
            <text:p>2.30769230769231</text:p>
          </table:table-cell>
          <table:table-cell table:style-name="ce1" table:formula="of:=1/[.C14]" office:value-type="float" office:value="0.00769230769230769" calcext:value-type="float">
            <text:p>0.0076923076923076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4]/[.I14]" office:value-type="float" office:value="1" calcext:value-type="float">
            <text:p>1</text:p>
          </table:table-cell>
          <table:table-cell table:style-name="ce1" table:formula="of:=([.J14]*[.K14])/[.H14]" office:value-type="float" office:value="1" calcext:value-type="float">
            <text:p>1</text:p>
          </table:table-cell>
          <table:table-cell table:style-name="ce1" table:formula="of:=[.D14]/[.K14]" office:value-type="float" office:value="0.646666666666667" calcext:value-type="float">
            <text:p>0.646666666666667</text:p>
          </table:table-cell>
          <table:table-cell table:style-name="ce1" table:formula="of:=([.D14]*[.J14])/[.I14]" office:value-type="float" office:value="0.646666666666667" calcext:value-type="float">
            <text:p>0.646666666666667</text:p>
          </table:table-cell>
          <table:table-cell table:style-name="ce1" table:formula="of:=[.L14]*[.M14]*[.N14]" office:value-type="float" office:value="0.646666666666667" calcext:value-type="float">
            <text:p>0.646666666666667</text:p>
          </table:table-cell>
          <table:table-cell table:style-name="ce7" table:formula="of:=[.G14]-[.F14]" office:value-type="time" office:time-value="PT00H02M28S" calcext:value-type="time">
            <text:p>00:02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style-name="ce1" table:formula="of:=1/[.C15]*300" office:value-type="float" office:value="2.14285714285714" calcext:value-type="float">
            <text:p>2.14285714285714</text:p>
          </table:table-cell>
          <table:table-cell table:style-name="ce1" table:formula="of:=[.H15]" office:value-type="float" office:value="2.14285714285714" calcext:value-type="float">
            <text:p>2.14285714285714</text:p>
          </table:table-cell>
          <table:table-cell table:style-name="ce1" table:formula="of:=1/[.C15]" office:value-type="float" office:value="0.00714285714285714" calcext:value-type="float">
            <text:p>0.0071428571428571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5]/[.I15]" office:value-type="float" office:value="1" calcext:value-type="float">
            <text:p>1</text:p>
          </table:table-cell>
          <table:table-cell table:style-name="ce1" table:formula="of:=([.J15]*[.K15])/[.H15]" office:value-type="float" office:value="1" calcext:value-type="float">
            <text:p>1</text:p>
          </table:table-cell>
          <table:table-cell table:style-name="ce1" table:formula="of:=[.D15]/[.K15]" office:value-type="float" office:value="0.636666666666667" calcext:value-type="float">
            <text:p>0.636666666666667</text:p>
          </table:table-cell>
          <table:table-cell table:style-name="ce1" table:formula="of:=([.D15]*[.J15])/[.I15]" office:value-type="float" office:value="0.636666666666667" calcext:value-type="float">
            <text:p>0.636666666666667</text:p>
          </table:table-cell>
          <table:table-cell table:style-name="ce1" table:formula="of:=[.L15]*[.M15]*[.N15]" office:value-type="float" office:value="0.636666666666667" calcext:value-type="float">
            <text:p>0.636666666666667</text:p>
          </table:table-cell>
          <table:table-cell table:style-name="ce7" table:formula="of:=[.G15]-[.F15]" office:value-type="time" office:time-value="PT00H02M15S" calcext:value-type="time">
            <text:p>00:02:15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style-name="ce1" table:formula="of:=1/[.C16]*300" office:value-type="float" office:value="2" calcext:value-type="float">
            <text:p>2</text:p>
          </table:table-cell>
          <table:table-cell table:style-name="ce1" table:formula="of:=[.H16]" office:value-type="float" office:value="2" calcext:value-type="float">
            <text:p>2</text:p>
          </table:table-cell>
          <table:table-cell table:style-name="ce1" table:formula="of:=1/[.C16]" office:value-type="float" office:value="0.00666666666666667" calcext:value-type="float">
            <text:p>0.006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6]/[.I16]" office:value-type="float" office:value="1" calcext:value-type="float">
            <text:p>1</text:p>
          </table:table-cell>
          <table:table-cell table:style-name="ce1" table:formula="of:=([.J16]*[.K16])/[.H16]" office:value-type="float" office:value="1" calcext:value-type="float">
            <text:p>1</text:p>
          </table:table-cell>
          <table:table-cell table:style-name="ce1" table:formula="of:=[.D16]/[.K16]" office:value-type="float" office:value="0.68" calcext:value-type="float">
            <text:p>0.68</text:p>
          </table:table-cell>
          <table:table-cell table:style-name="ce1" table:formula="of:=([.D16]*[.J16])/[.I16]" office:value-type="float" office:value="0.68" calcext:value-type="float">
            <text:p>0.68</text:p>
          </table:table-cell>
          <table:table-cell table:style-name="ce1" table:formula="of:=[.L16]*[.M16]*[.N16]" office:value-type="float" office:value="0.68" calcext:value-type="float">
            <text:p>0.68</text:p>
          </table:table-cell>
          <table:table-cell table:style-name="ce7" table:formula="of:=[.G16]-[.F16]" office:value-type="time" office:time-value="PT00H02M06S" calcext:value-type="time">
            <text:p>00:02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style-name="ce1" table:formula="of:=1/[.C17]*300" office:value-type="float" office:value="1.875" calcext:value-type="float">
            <text:p>1.875</text:p>
          </table:table-cell>
          <table:table-cell table:style-name="ce1" table:formula="of:=[.H17]" office:value-type="float" office:value="1.875" calcext:value-type="float">
            <text:p>1.875</text:p>
          </table:table-cell>
          <table:table-cell table:style-name="ce1" table:formula="of:=1/[.C17]" office:value-type="float" office:value="0.00625" calcext:value-type="float">
            <text:p>0.006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7]/[.I17]" office:value-type="float" office:value="1" calcext:value-type="float">
            <text:p>1</text:p>
          </table:table-cell>
          <table:table-cell table:style-name="ce1" table:formula="of:=([.J17]*[.K17])/[.H17]" office:value-type="float" office:value="1" calcext:value-type="float">
            <text:p>1</text:p>
          </table:table-cell>
          <table:table-cell table:style-name="ce1" table:formula="of:=[.D17]/[.K17]" office:value-type="float" office:value="0.696666666666667" calcext:value-type="float">
            <text:p>0.696666666666667</text:p>
          </table:table-cell>
          <table:table-cell table:style-name="ce1" table:formula="of:=([.D17]*[.J17])/[.I17]" office:value-type="float" office:value="0.696666666666667" calcext:value-type="float">
            <text:p>0.696666666666667</text:p>
          </table:table-cell>
          <table:table-cell table:style-name="ce1" table:formula="of:=[.L17]*[.M17]*[.N17]" office:value-type="float" office:value="0.696666666666667" calcext:value-type="float">
            <text:p>0.696666666666667</text:p>
          </table:table-cell>
          <table:table-cell table:style-name="ce7" table:formula="of:=[.G17]-[.F17]" office:value-type="time" office:time-value="PT00H02M00S" calcext:value-type="time">
            <text:p>00:02:00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style-name="ce1" table:formula="of:=1/[.C18]*300" office:value-type="float" office:value="1.76470588235294" calcext:value-type="float">
            <text:p>1.76470588235294</text:p>
          </table:table-cell>
          <table:table-cell table:style-name="ce1" table:formula="of:=[.H18]" office:value-type="float" office:value="1.76470588235294" calcext:value-type="float">
            <text:p>1.76470588235294</text:p>
          </table:table-cell>
          <table:table-cell table:style-name="ce1" table:formula="of:=1/[.C18]" office:value-type="float" office:value="0.00588235294117647" calcext:value-type="float">
            <text:p>0.0058823529411764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8]/[.I18]" office:value-type="float" office:value="1" calcext:value-type="float">
            <text:p>1</text:p>
          </table:table-cell>
          <table:table-cell table:style-name="ce1" table:formula="of:=([.J18]*[.K18])/[.H18]" office:value-type="float" office:value="1" calcext:value-type="float">
            <text:p>1</text:p>
          </table:table-cell>
          <table:table-cell table:style-name="ce1" table:formula="of:=[.D18]/[.K18]" office:value-type="float" office:value="0.736666666666667" calcext:value-type="float">
            <text:p>0.736666666666667</text:p>
          </table:table-cell>
          <table:table-cell table:style-name="ce1" table:formula="of:=([.D18]*[.J18])/[.I18]" office:value-type="float" office:value="0.736666666666667" calcext:value-type="float">
            <text:p>0.736666666666667</text:p>
          </table:table-cell>
          <table:table-cell table:style-name="ce1" table:formula="of:=[.L18]*[.M18]*[.N18]" office:value-type="float" office:value="0.736666666666667" calcext:value-type="float">
            <text:p>0.736666666666667</text:p>
          </table:table-cell>
          <table:table-cell table:style-name="ce7" table:formula="of:=[.G18]-[.F18]" office:value-type="time" office:time-value="PT00H01M54S" calcext:value-type="time">
            <text:p>00:01:5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style-name="ce1" table:formula="of:=1/[.C19]*300" office:value-type="float" office:value="1.66666666666667" calcext:value-type="float">
            <text:p>1.66666666666667</text:p>
          </table:table-cell>
          <table:table-cell table:style-name="ce1" table:formula="of:=[.H19]" office:value-type="float" office:value="1.66666666666667" calcext:value-type="float">
            <text:p>1.66666666666667</text:p>
          </table:table-cell>
          <table:table-cell table:style-name="ce1" table:formula="of:=1/[.C19]" office:value-type="float" office:value="0.00555555555555556" calcext:value-type="float">
            <text:p>0.005555555555555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9]/[.I19]" office:value-type="float" office:value="1" calcext:value-type="float">
            <text:p>1</text:p>
          </table:table-cell>
          <table:table-cell table:style-name="ce1" table:formula="of:=([.J19]*[.K19])/[.H19]" office:value-type="float" office:value="1" calcext:value-type="float">
            <text:p>1</text:p>
          </table:table-cell>
          <table:table-cell table:style-name="ce1" table:formula="of:=[.D19]/[.K19]" office:value-type="float" office:value="0.776666666666667" calcext:value-type="float">
            <text:p>0.776666666666667</text:p>
          </table:table-cell>
          <table:table-cell table:style-name="ce1" table:formula="of:=([.D19]*[.J19])/[.I19]" office:value-type="float" office:value="0.776666666666667" calcext:value-type="float">
            <text:p>0.776666666666667</text:p>
          </table:table-cell>
          <table:table-cell table:style-name="ce1" table:formula="of:=[.L19]*[.M19]*[.N19]" office:value-type="float" office:value="0.776666666666667" calcext:value-type="float">
            <text:p>0.776666666666667</text:p>
          </table:table-cell>
          <table:table-cell table:style-name="ce7" table:formula="of:=[.G19]-[.F19]" office:value-type="time" office:time-value="PT00H01M48S" calcext:value-type="time">
            <text:p>00:01:4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style-name="ce1" table:formula="of:=1/[.C20]*300" office:value-type="float" office:value="1.57894736842105" calcext:value-type="float">
            <text:p>1.57894736842105</text:p>
          </table:table-cell>
          <table:table-cell table:style-name="ce1" table:formula="of:=[.H20]" office:value-type="float" office:value="1.57894736842105" calcext:value-type="float">
            <text:p>1.57894736842105</text:p>
          </table:table-cell>
          <table:table-cell table:style-name="ce1" table:formula="of:=1/[.C20]" office:value-type="float" office:value="0.00526315789473684" calcext:value-type="float">
            <text:p>0.0052631578947368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0]/[.I20]" office:value-type="float" office:value="1" calcext:value-type="float">
            <text:p>1</text:p>
          </table:table-cell>
          <table:table-cell table:style-name="ce1" table:formula="of:=([.J20]*[.K20])/[.H20]" office:value-type="float" office:value="1" calcext:value-type="float">
            <text:p>1</text:p>
          </table:table-cell>
          <table:table-cell table:style-name="ce1" table:formula="of:=[.D20]/[.K20]" office:value-type="float" office:value="0.82" calcext:value-type="float">
            <text:p>0.82</text:p>
          </table:table-cell>
          <table:table-cell table:style-name="ce1" table:formula="of:=([.D20]*[.J20])/[.I20]" office:value-type="float" office:value="0.82" calcext:value-type="float">
            <text:p>0.82</text:p>
          </table:table-cell>
          <table:table-cell table:style-name="ce1" table:formula="of:=[.L20]*[.M20]*[.N20]" office:value-type="float" office:value="0.82" calcext:value-type="float">
            <text:p>0.82</text:p>
          </table:table-cell>
          <table:table-cell table:style-name="ce7" table:formula="of:=[.G20]-[.F20]" office:value-type="time" office:time-value="PT00H01M42S" calcext:value-type="time">
            <text:p>00:01:4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style-name="ce1" table:formula="of:=1/[.C21]*300" office:value-type="float" office:value="1.5" calcext:value-type="float">
            <text:p>1.5</text:p>
          </table:table-cell>
          <table:table-cell table:style-name="ce1" table:formula="of:=[.H21]" office:value-type="float" office:value="1.5" calcext:value-type="float">
            <text:p>1.5</text:p>
          </table:table-cell>
          <table:table-cell table:style-name="ce1" table:formula="of:=1/[.C21]" office:value-type="float" office:value="0.005" calcext:value-type="float">
            <text:p>0.0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1]/[.I21]" office:value-type="float" office:value="1" calcext:value-type="float">
            <text:p>1</text:p>
          </table:table-cell>
          <table:table-cell table:style-name="ce1" table:formula="of:=([.J21]*[.K21])/[.H21]" office:value-type="float" office:value="1" calcext:value-type="float">
            <text:p>1</text:p>
          </table:table-cell>
          <table:table-cell table:style-name="ce1" table:formula="of:=[.D21]/[.K21]" office:value-type="float" office:value="0.886666666666667" calcext:value-type="float">
            <text:p>0.886666666666667</text:p>
          </table:table-cell>
          <table:table-cell table:style-name="ce1" table:formula="of:=([.D21]*[.J21])/[.I21]" office:value-type="float" office:value="0.886666666666667" calcext:value-type="float">
            <text:p>0.886666666666667</text:p>
          </table:table-cell>
          <table:table-cell table:style-name="ce1" table:formula="of:=[.L21]*[.M21]*[.N21]" office:value-type="float" office:value="0.886666666666667" calcext:value-type="float">
            <text:p>0.886666666666667</text:p>
          </table:table-cell>
          <table:table-cell table:style-name="ce7" table:formula="of:=[.G21]-[.F21]" office:value-type="time" office:time-value="PT00H01M36S" calcext:value-type="time">
            <text:p>00:01:36</text:p>
          </table:table-cell>
          <table:table-cell table:style-name="ce7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3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7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1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</table:table>
      <table:table table:name="Ale" table:style-name="ta2">
        <table:shapes>
          <draw:frame draw:z-index="0" draw:style-name="gr1" draw:text-style-name="P1" svg:width="6.2909in" svg:height="4.4756in" svg:x="6.6807in" svg:y="4.0051in">
            <draw:object draw:notify-on-update-of-ranges="Ale.C2:Ale.C21 Ale.P2:Ale.P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3016in" svg:height="3.5449in" svg:x="0.0976in" svg:y="4.1622in">
            <draw:object draw:notify-on-update-of-ranges="Ale.C2:Ale.C21 Ale.D2:Ale.D21 Ale.C2:Ale.C21 Ale.E2:Ale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ce1"/>
        <table:table-column table:style-name="co29" table:default-cell-style-name="ce1"/>
        <table:table-column table:style-name="co14" table:number-columns-repeated="3" table:default-cell-style-name="ce1"/>
        <table:table-column table:style-name="co14" table:number-columns-repeated="2" table:default-cell-style-name="ce2"/>
        <table:table-column table:style-name="co32" table:default-cell-style-name="ce1"/>
        <table:table-column table:style-name="co15" table:default-cell-style-name="ce1"/>
        <table:table-column table:style-name="co27" table:default-cell-style-name="ce1"/>
        <table:table-column table:style-name="co14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time" office:time-value="PT12H56M41S" calcext:value-type="time">
            <text:p>12:56:41 PM</text:p>
          </table:table-cell>
          <table:table-cell office:value-type="time" office:time-value="PT01H56M47S" calcext:value-type="time">
            <text:p>01:56:47 AM</text:p>
          </table:table-cell>
          <table:table-cell table:formula="of:=1/[.C2]*300" office:value-type="float" office:value="60" calcext:value-type="float">
            <text:p>60</text:p>
          </table:table-cell>
          <table:table-cell table:formula="of:=[.H2]" office:value-type="float" office:value="60" calcext:value-type="float">
            <text:p>60</text:p>
          </table:table-cell>
          <table:table-cell table:formula="of:=1/[.C2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3333333333333" calcext:value-type="float">
            <text:p>0.993333333333333</text:p>
          </table:table-cell>
          <table:table-cell table:formula="of:=([.D2]*[.J2])/[.I2]" office:value-type="float" office:value="0.993333333333333" calcext:value-type="float">
            <text:p>0.993333333333333</text:p>
          </table:table-cell>
          <table:table-cell table:formula="of:=[.L2]*[.M2]*[.N2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time" office:time-value="PT01H57M45S" calcext:value-type="time">
            <text:p>01:57:45 AM</text:p>
          </table:table-cell>
          <table:table-cell office:value-type="time" office:time-value="PT02H27M51S" calcext:value-type="time">
            <text:p>02:27:51 AM</text:p>
          </table:table-cell>
          <table:table-cell table:formula="of:=1/[.C3]*300" office:value-type="float" office:value="30" calcext:value-type="float">
            <text:p>30</text:p>
          </table:table-cell>
          <table:table-cell table:formula="of:=[.H3]" office:value-type="float" office:value="30" calcext:value-type="float">
            <text:p>30</text:p>
          </table:table-cell>
          <table:table-cell table:formula="of:=1/[.C3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666666666667" calcext:value-type="float">
            <text:p>0.996666666666667</text:p>
          </table:table-cell>
          <table:table-cell table:formula="of:=([.D3]*[.J3])/[.I3]" office:value-type="float" office:value="0.996666666666667" calcext:value-type="float">
            <text:p>0.996666666666667</text:p>
          </table:table-cell>
          <table:table-cell table:formula="of:=[.L3]*[.M3]*[.N3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02H28M29S" calcext:value-type="time">
            <text:p>02:28:29 AM</text:p>
          </table:table-cell>
          <table:table-cell office:value-type="time" office:time-value="PT02H48M35S" calcext:value-type="time">
            <text:p>02:48:35 AM</text:p>
          </table:table-cell>
          <table:table-cell table:formula="of:=1/[.C4]*300" office:value-type="float" office:value="20" calcext:value-type="float">
            <text:p>20</text:p>
          </table:table-cell>
          <table:table-cell table:formula="of:=[.H4]" office:value-type="float" office:value="20" calcext:value-type="float">
            <text:p>20</text:p>
          </table:table-cell>
          <table:table-cell table:formula="of:=1/[.C4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83333333333333" calcext:value-type="float">
            <text:p>0.983333333333333</text:p>
          </table:table-cell>
          <table:table-cell table:formula="of:=([.D4]*[.J4])/[.I4]" office:value-type="float" office:value="0.983333333333333" calcext:value-type="float">
            <text:p>0.983333333333333</text:p>
          </table:table-cell>
          <table:table-cell table:formula="of:=[.L4]*[.M4]*[.N4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time" office:time-value="PT02H49M05S" calcext:value-type="time">
            <text:p>02:49:05 AM</text:p>
          </table:table-cell>
          <table:table-cell office:value-type="time" office:time-value="PT03H04M11S" calcext:value-type="time">
            <text:p>03:04:11 AM</text:p>
          </table:table-cell>
          <table:table-cell table:formula="of:=1/[.C5]*300" office:value-type="float" office:value="15" calcext:value-type="float">
            <text:p>15</text:p>
          </table:table-cell>
          <table:table-cell table:formula="of:=[.H5]" office:value-type="float" office:value="15" calcext:value-type="float">
            <text:p>15</text:p>
          </table:table-cell>
          <table:table-cell table:formula="of:=1/[.C5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7" calcext:value-type="float">
            <text:p>0.97</text:p>
          </table:table-cell>
          <table:table-cell table:formula="of:=([.D5]*[.J5])/[.I5]" office:value-type="float" office:value="0.97" calcext:value-type="float">
            <text:p>0.97</text:p>
          </table:table-cell>
          <table:table-cell table:formula="of:=[.L5]*[.M5]*[.N5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time" office:time-value="PT03H04M39S" calcext:value-type="time">
            <text:p>03:04:39 AM</text:p>
          </table:table-cell>
          <table:table-cell office:value-type="time" office:time-value="PT03H16M45S" calcext:value-type="time">
            <text:p>03:16:45 AM</text:p>
          </table:table-cell>
          <table:table-cell table:formula="of:=1/[.C6]*300" office:value-type="float" office:value="12" calcext:value-type="float">
            <text:p>12</text:p>
          </table:table-cell>
          <table:table-cell table:formula="of:=[.H6]" office:value-type="float" office:value="12" calcext:value-type="float">
            <text:p>12</text:p>
          </table:table-cell>
          <table:table-cell table:formula="of:=1/[.C6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46666666666667" calcext:value-type="float">
            <text:p>0.946666666666667</text:p>
          </table:table-cell>
          <table:table-cell table:formula="of:=([.D6]*[.J6])/[.I6]" office:value-type="float" office:value="0.946666666666667" calcext:value-type="float">
            <text:p>0.946666666666667</text:p>
          </table:table-cell>
          <table:table-cell table:formula="of:=[.L6]*[.M6]*[.N6]" office:value-type="float" office:value="0.946666666666667" calcext:value-type="float">
            <text:p>0.94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time" office:time-value="PT11H00M23S" calcext:value-type="time">
            <text:p>11:00:23 AM</text:p>
          </table:table-cell>
          <table:table-cell office:value-type="time" office:time-value="PT11H10M29S" calcext:value-type="time">
            <text:p>11:10:29 AM</text:p>
          </table:table-cell>
          <table:table-cell table:formula="of:=1/[.C7]*300" office:value-type="float" office:value="10" calcext:value-type="float">
            <text:p>10</text:p>
          </table:table-cell>
          <table:table-cell table:formula="of:=[.H7]" office:value-type="float" office:value="10" calcext:value-type="float">
            <text:p>10</text:p>
          </table:table-cell>
          <table:table-cell table:formula="of:=1/[.C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73333333333333" calcext:value-type="float">
            <text:p>0.973333333333333</text:p>
          </table:table-cell>
          <table:table-cell table:formula="of:=([.D7]*[.J7])/[.I7]" office:value-type="float" office:value="0.973333333333333" calcext:value-type="float">
            <text:p>0.973333333333333</text:p>
          </table:table-cell>
          <table:table-cell table:formula="of:=[.L7]*[.M7]*[.N7]" office:value-type="float" office:value="0.973333333333333" calcext:value-type="float">
            <text:p>0.97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time" office:time-value="PT11H11M53S" calcext:value-type="time">
            <text:p>11:11:53 AM</text:p>
          </table:table-cell>
          <table:table-cell office:value-type="time" office:time-value="PT11H20M35S" calcext:value-type="time">
            <text:p>11:20:35 AM</text:p>
          </table:table-cell>
          <table:table-cell table:formula="of:=1/[.C8]*300" office:value-type="float" office:value="8.57142857142857" calcext:value-type="float">
            <text:p>8.57142857142857</text:p>
          </table:table-cell>
          <table:table-cell table:formula="of:=[.H8]" office:value-type="float" office:value="8.57142857142857" calcext:value-type="float">
            <text:p>8.57142857142857</text:p>
          </table:table-cell>
          <table:table-cell table:formula="of:=1/[.C8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66666666666667" calcext:value-type="float">
            <text:p>0.966666666666667</text:p>
          </table:table-cell>
          <table:table-cell table:formula="of:=([.D8]*[.J8])/[.I8]" office:value-type="float" office:value="0.966666666666666" calcext:value-type="float">
            <text:p>0.966666666666666</text:p>
          </table:table-cell>
          <table:table-cell table:formula="of:=[.L8]*[.M8]*[.N8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time" office:time-value="PT11H21M52S" calcext:value-type="time">
            <text:p>11:21:52 AM</text:p>
          </table:table-cell>
          <table:table-cell office:value-type="time" office:time-value="PT11H29M28S" calcext:value-type="time">
            <text:p>11:29:28 AM</text:p>
          </table:table-cell>
          <table:table-cell table:formula="of:=1/[.C9]*300" office:value-type="float" office:value="7.5" calcext:value-type="float">
            <text:p>7.5</text:p>
          </table:table-cell>
          <table:table-cell table:formula="of:=[.H9]" office:value-type="float" office:value="7.5" calcext:value-type="float">
            <text:p>7.5</text:p>
          </table:table-cell>
          <table:table-cell table:formula="of:=1/[.C9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6" calcext:value-type="float">
            <text:p>0.96</text:p>
          </table:table-cell>
          <table:table-cell table:formula="of:=([.D9]*[.J9])/[.I9]" office:value-type="float" office:value="0.96" calcext:value-type="float">
            <text:p>0.96</text:p>
          </table:table-cell>
          <table:table-cell table:formula="of:=[.L9]*[.M9]*[.N9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0M22S" calcext:value-type="time">
            <text:p>11:30:22 AM</text:p>
          </table:table-cell>
          <table:table-cell office:value-type="time" office:time-value="PT11H36M50S" calcext:value-type="time">
            <text:p>11:36:50 AM</text:p>
          </table:table-cell>
          <table:table-cell table:formula="of:=1/[.C10]*300" office:value-type="float" office:value="6.66666666666667" calcext:value-type="float">
            <text:p>6.66666666666667</text:p>
          </table:table-cell>
          <table:table-cell table:formula="of:=[.H10]" office:value-type="float" office:value="6.66666666666667" calcext:value-type="float">
            <text:p>6.66666666666667</text:p>
          </table:table-cell>
          <table:table-cell table:formula="of:=1/[.C10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36666666666667" calcext:value-type="float">
            <text:p>0.936666666666667</text:p>
          </table:table-cell>
          <table:table-cell table:formula="of:=([.D10]*[.J10])/[.I10]" office:value-type="float" office:value="0.936666666666667" calcext:value-type="float">
            <text:p>0.936666666666667</text:p>
          </table:table-cell>
          <table:table-cell table:formula="of:=[.L10]*[.M10]*[.N10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9M52S" calcext:value-type="time">
            <text:p>11:39:52 AM</text:p>
          </table:table-cell>
          <table:table-cell office:value-type="time" office:time-value="PT11H45M45S" calcext:value-type="time">
            <text:p>11:45:45 AM</text:p>
          </table:table-cell>
          <table:table-cell table:formula="of:=1/[.C11]*300" office:value-type="float" office:value="6" calcext:value-type="float">
            <text:p>6</text:p>
          </table:table-cell>
          <table:table-cell table:formula="of:=[.H11]" office:value-type="float" office:value="6" calcext:value-type="float">
            <text:p>6</text:p>
          </table:table-cell>
          <table:table-cell table:formula="of:=1/[.C11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36666666666667" calcext:value-type="float">
            <text:p>0.936666666666667</text:p>
          </table:table-cell>
          <table:table-cell table:formula="of:=([.D11]*[.J11])/[.I11]" office:value-type="float" office:value="0.936666666666667" calcext:value-type="float">
            <text:p>0.936666666666667</text:p>
          </table:table-cell>
          <table:table-cell table:formula="of:=[.L11]*[.M11]*[.N11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time" office:time-value="PT11H46M23S" calcext:value-type="time">
            <text:p>11:46:23 AM</text:p>
          </table:table-cell>
          <table:table-cell office:value-type="time" office:time-value="PT11H51M59S" calcext:value-type="time">
            <text:p>11:51:59 AM</text:p>
          </table:table-cell>
          <table:table-cell table:formula="of:=1/[.C12]*300" office:value-type="float" office:value="5.45454545454545" calcext:value-type="float">
            <text:p>5.45454545454545</text:p>
          </table:table-cell>
          <table:table-cell table:formula="of:=[.H12]" office:value-type="float" office:value="5.45454545454545" calcext:value-type="float">
            <text:p>5.45454545454545</text:p>
          </table:table-cell>
          <table:table-cell table:formula="of:=1/[.C12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13333333333333" calcext:value-type="float">
            <text:p>0.913333333333333</text:p>
          </table:table-cell>
          <table:table-cell table:formula="of:=([.D12]*[.J12])/[.I12]" office:value-type="float" office:value="0.913333333333333" calcext:value-type="float">
            <text:p>0.913333333333333</text:p>
          </table:table-cell>
          <table:table-cell table:formula="of:=[.L12]*[.M12]*[.N12]" office:value-type="float" office:value="0.913333333333333" calcext:value-type="float">
            <text:p>0.91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time" office:time-value="PT11H52M23S" calcext:value-type="time">
            <text:p>11:52:23 AM</text:p>
          </table:table-cell>
          <table:table-cell office:value-type="time" office:time-value="PT11H57M29S" calcext:value-type="time">
            <text:p>11:57:29 AM</text:p>
          </table:table-cell>
          <table:table-cell table:formula="of:=1/[.C13]*300" office:value-type="float" office:value="5" calcext:value-type="float">
            <text:p>5</text:p>
          </table:table-cell>
          <table:table-cell table:formula="of:=[.H13]" office:value-type="float" office:value="5" calcext:value-type="float">
            <text:p>5</text:p>
          </table:table-cell>
          <table:table-cell table:formula="of:=1/[.C13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87" calcext:value-type="float">
            <text:p>0.87</text:p>
          </table:table-cell>
          <table:table-cell table:formula="of:=([.D13]*[.J13])/[.I13]" office:value-type="float" office:value="0.87" calcext:value-type="float">
            <text:p>0.87</text:p>
          </table:table-cell>
          <table:table-cell table:formula="of:=[.L13]*[.M13]*[.N13]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time" office:time-value="PT11H57M50S" calcext:value-type="time">
            <text:p>11:57:50 AM</text:p>
          </table:table-cell>
          <table:table-cell office:value-type="time" office:time-value="PT12H02M35S" calcext:value-type="time">
            <text:p>12:02:35 PM</text:p>
          </table:table-cell>
          <table:table-cell table:formula="of:=1/[.C14]*300" office:value-type="float" office:value="4.61538461538462" calcext:value-type="float">
            <text:p>4.61538461538462</text:p>
          </table:table-cell>
          <table:table-cell table:formula="of:=[.H14]" office:value-type="float" office:value="4.61538461538462" calcext:value-type="float">
            <text:p>4.61538461538462</text:p>
          </table:table-cell>
          <table:table-cell table:formula="of:=1/[.C14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56666666666667" calcext:value-type="float">
            <text:p>0.856666666666667</text:p>
          </table:table-cell>
          <table:table-cell table:formula="of:=([.D14]*[.J14])/[.I14]" office:value-type="float" office:value="0.856666666666666" calcext:value-type="float">
            <text:p>0.856666666666666</text:p>
          </table:table-cell>
          <table:table-cell table:formula="of:=[.L14]*[.M14]*[.N14]" office:value-type="float" office:value="0.856666666666667" calcext:value-type="float">
            <text:p>0.85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time" office:time-value="PT12H02M56S" calcext:value-type="time">
            <text:p>12:02:56 PM</text:p>
          </table:table-cell>
          <table:table-cell office:value-type="time" office:time-value="PT12H07M20S" calcext:value-type="time">
            <text:p>12:07:20 PM</text:p>
          </table:table-cell>
          <table:table-cell table:formula="of:=1/[.C15]*300" office:value-type="float" office:value="4.28571428571429" calcext:value-type="float">
            <text:p>4.28571428571429</text:p>
          </table:table-cell>
          <table:table-cell table:formula="of:=[.H15]" office:value-type="float" office:value="4.28571428571429" calcext:value-type="float">
            <text:p>4.28571428571429</text:p>
          </table:table-cell>
          <table:table-cell table:formula="of:=1/[.C15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03333333333333" calcext:value-type="float">
            <text:p>0.903333333333333</text:p>
          </table:table-cell>
          <table:table-cell table:formula="of:=([.D15]*[.J15])/[.I15]" office:value-type="float" office:value="0.903333333333333" calcext:value-type="float">
            <text:p>0.903333333333333</text:p>
          </table:table-cell>
          <table:table-cell table:formula="of:=[.L15]*[.M15]*[.N15]" office:value-type="float" office:value="0.903333333333333" calcext:value-type="float">
            <text:p>0.90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office:value-type="time" office:time-value="PT12H07M41S" calcext:value-type="time">
            <text:p>12:07:41 PM</text:p>
          </table:table-cell>
          <table:table-cell office:value-type="time" office:time-value="PT12H11M47S" calcext:value-type="time">
            <text:p>12:11:47 PM</text:p>
          </table:table-cell>
          <table:table-cell table:formula="of:=1/[.C16]*300" office:value-type="float" office:value="4" calcext:value-type="float">
            <text:p>4</text:p>
          </table:table-cell>
          <table:table-cell table:formula="of:=[.H16]" office:value-type="float" office:value="4" calcext:value-type="float">
            <text:p>4</text:p>
          </table:table-cell>
          <table:table-cell table:formula="of:=1/[.C16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53333333333333" calcext:value-type="float">
            <text:p>0.853333333333333</text:p>
          </table:table-cell>
          <table:table-cell table:formula="of:=([.D16]*[.J16])/[.I16]" office:value-type="float" office:value="0.853333333333333" calcext:value-type="float">
            <text:p>0.853333333333333</text:p>
          </table:table-cell>
          <table:table-cell table:formula="of:=[.L16]*[.M16]*[.N16]" office:value-type="float" office:value="0.853333333333333" calcext:value-type="float">
            <text:p>0.8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time" office:time-value="PT12H12M08S" calcext:value-type="time">
            <text:p>12:12:08 PM</text:p>
          </table:table-cell>
          <table:table-cell office:value-type="time" office:time-value="PT12H15M59S" calcext:value-type="time">
            <text:p>12:15:59 PM</text:p>
          </table:table-cell>
          <table:table-cell table:formula="of:=1/[.C17]*300" office:value-type="float" office:value="3.75" calcext:value-type="float">
            <text:p>3.75</text:p>
          </table:table-cell>
          <table:table-cell table:formula="of:=[.H17]" office:value-type="float" office:value="3.75" calcext:value-type="float">
            <text:p>3.75</text:p>
          </table:table-cell>
          <table:table-cell table:formula="of:=1/[.C17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3" calcext:value-type="float">
            <text:p>0.83</text:p>
          </table:table-cell>
          <table:table-cell table:formula="of:=([.D17]*[.J17])/[.I17]"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time" office:time-value="PT12H17M18S" calcext:value-type="time">
            <text:p>12:17:18 PM</text:p>
          </table:table-cell>
          <table:table-cell office:value-type="time" office:time-value="PT12H20M57S" calcext:value-type="time">
            <text:p>12:20:57 PM</text:p>
          </table:table-cell>
          <table:table-cell table:formula="of:=1/[.C18]*300" office:value-type="float" office:value="3.52941176470588" calcext:value-type="float">
            <text:p>3.52941176470588</text:p>
          </table:table-cell>
          <table:table-cell table:formula="of:=[.H18]" office:value-type="float" office:value="3.52941176470588" calcext:value-type="float">
            <text:p>3.52941176470588</text:p>
          </table:table-cell>
          <table:table-cell table:formula="of:=1/[.C18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53333333333333" calcext:value-type="float">
            <text:p>0.753333333333333</text:p>
          </table:table-cell>
          <table:table-cell table:formula="of:=([.D18]*[.J18])/[.I18]" office:value-type="float" office:value="0.753333333333333" calcext:value-type="float">
            <text:p>0.753333333333333</text:p>
          </table:table-cell>
          <table:table-cell table:formula="of:=[.L18]*[.M18]*[.N18]" office:value-type="float" office:value="0.753333333333333" calcext:value-type="float">
            <text:p>0.7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time" office:time-value="PT12H21M50S" calcext:value-type="time">
            <text:p>12:21:50 PM</text:p>
          </table:table-cell>
          <table:table-cell office:value-type="time" office:time-value="PT12H25M17S" calcext:value-type="time">
            <text:p>12:25:17 PM</text:p>
          </table:table-cell>
          <table:table-cell table:formula="of:=1/[.C19]*300" office:value-type="float" office:value="3.33333333333333" calcext:value-type="float">
            <text:p>3.33333333333333</text:p>
          </table:table-cell>
          <table:table-cell table:formula="of:=[.H19]" office:value-type="float" office:value="3.33333333333333" calcext:value-type="float">
            <text:p>3.33333333333333</text:p>
          </table:table-cell>
          <table:table-cell table:formula="of:=1/[.C19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71" calcext:value-type="float">
            <text:p>0.71</text:p>
          </table:table-cell>
          <table:table-cell table:formula="of:=([.D19]*[.J19])/[.I19]" office:value-type="float" office:value="0.71" calcext:value-type="float">
            <text:p>0.71</text:p>
          </table:table-cell>
          <table:table-cell table:formula="of:=[.L19]*[.M19]*[.N19]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time" office:time-value="PT12H25M54S" calcext:value-type="time">
            <text:p>12:25:54 PM</text:p>
          </table:table-cell>
          <table:table-cell office:value-type="time" office:time-value="PT12H29M12S" calcext:value-type="time">
            <text:p>12:29:12 PM</text:p>
          </table:table-cell>
          <table:table-cell table:formula="of:=1/[.C20]*300" office:value-type="float" office:value="3.15789473684211" calcext:value-type="float">
            <text:p>3.15789473684211</text:p>
          </table:table-cell>
          <table:table-cell table:formula="of:=[.H20]" office:value-type="float" office:value="3.15789473684211" calcext:value-type="float">
            <text:p>3.15789473684211</text:p>
          </table:table-cell>
          <table:table-cell table:formula="of:=1/[.C20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4" calcext:value-type="float">
            <text:p>0.64</text:p>
          </table:table-cell>
          <table:table-cell table:formula="of:=([.D20]*[.J20])/[.I20]" office:value-type="float" office:value="0.64" calcext:value-type="float">
            <text:p>0.64</text:p>
          </table:table-cell>
          <table:table-cell table:formula="of:=[.L20]*[.M20]*[.N20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time" office:time-value="PT12H31M21S" calcext:value-type="time">
            <text:p>12:31:21 PM</text:p>
          </table:table-cell>
          <table:table-cell office:value-type="time" office:time-value="PT12H34M27S" calcext:value-type="time">
            <text:p>12:34:27 PM</text:p>
          </table:table-cell>
          <table:table-cell table:formula="of:=1/[.C21]*300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623333333333333" calcext:value-type="float">
            <text:p>0.623333333333333</text:p>
          </table:table-cell>
          <table:table-cell table:formula="of:=([.D21]*[.J21])/[.I21]" office:value-type="float" office:value="0.623333333333333" calcext:value-type="float">
            <text:p>0.623333333333333</text:p>
          </table:table-cell>
          <table:table-cell table:formula="of:=[.L21]*[.M21]*[.N21]" office:value-type="float" office:value="0.623333333333333" calcext:value-type="float">
            <text:p>0.623333333333333</text:p>
          </table:table-cell>
        </table:table-row>
      </table:table>
      <table:table table:name="Alcohol Free" table:style-name="ta2">
        <table:shapes>
          <draw:frame draw:z-index="0" draw:style-name="gr1" draw:text-style-name="P1" svg:width="6.2929in" svg:height="4.1098in" svg:x="6.8563in" svg:y="4.1201in">
            <draw:object draw:notify-on-update-of-ranges="'Alcohol Free'.C2:'Alcohol Free'.C21 'Alcohol Free'.P2:'Alcohol Free'.P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2929in" svg:height="3.5453in" svg:x="0.1299in" svg:y="4.1409in">
            <draw:object draw:notify-on-update-of-ranges="'Alcohol Free'.C2:'Alcohol Free'.C21 'Alcohol Free'.D2:'Alcohol Free'.D21 'Alcohol Free'.C2:'Alcohol Free'.C21 'Alcohol Free'.E2:'Alcohol Free'.E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36" table:default-cell-style-name="ce1"/>
        <table:table-column table:style-name="co14" table:number-columns-repeated="5" table:default-cell-style-name="ce1"/>
        <table:table-column table:style-name="co18" table:default-cell-style-name="ce1"/>
        <table:table-column table:style-name="co37" table:default-cell-style-name="ce1"/>
        <table:table-column table:style-name="co38" table:default-cell-style-name="ce1"/>
        <table:table-column table:style-name="co14" table:default-cell-style-name="ce1"/>
        <table:table-column table:style-name="co39" table:default-cell-style-name="ce1"/>
        <table:table-column table:style-name="co14" table:number-columns-repeated="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2]*300" office:value-type="float" office:value="48" calcext:value-type="float">
            <text:p>48</text:p>
          </table:table-cell>
          <table:table-cell table:formula="of:=[.H2]" office:value-type="float" office:value="48" calcext:value-type="float">
            <text:p>48</text:p>
          </table:table-cell>
          <table:table-cell table:formula="of:=1/[.C2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84" calcext:value-type="float">
            <text:p>0.84</text:p>
          </table:table-cell>
          <table:table-cell table:formula="of:=([.D2]*[.J2])/[.I2]" office:value-type="float" office:value="0.84" calcext:value-type="float">
            <text:p>0.84</text:p>
          </table:table-cell>
          <table:table-cell table:formula="of:=[.L2]*[.M2]*[.N2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3]*300" office:value-type="float" office:value="24" calcext:value-type="float">
            <text:p>24</text:p>
          </table:table-cell>
          <table:table-cell table:formula="of:=[.H3]" office:value-type="float" office:value="24" calcext:value-type="float">
            <text:p>24</text:p>
          </table:table-cell>
          <table:table-cell table:formula="of:=1/[.C3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796666666666667" calcext:value-type="float">
            <text:p>0.796666666666667</text:p>
          </table:table-cell>
          <table:table-cell table:formula="of:=([.D3]*[.J3])/[.I3]" office:value-type="float" office:value="0.796666666666667" calcext:value-type="float">
            <text:p>0.796666666666667</text:p>
          </table:table-cell>
          <table:table-cell table:formula="of:=[.L3]*[.M3]*[.N3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4]*300" office:value-type="float" office:value="16" calcext:value-type="float">
            <text:p>16</text:p>
          </table:table-cell>
          <table:table-cell table:formula="of:=[.H4]" office:value-type="float" office:value="16" calcext:value-type="float">
            <text:p>16</text:p>
          </table:table-cell>
          <table:table-cell table:formula="of:=1/[.C4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26666666666667" calcext:value-type="float">
            <text:p>0.826666666666667</text:p>
          </table:table-cell>
          <table:table-cell table:formula="of:=([.D4]*[.J4])/[.I4]" office:value-type="float" office:value="0.826666666666667" calcext:value-type="float">
            <text:p>0.826666666666667</text:p>
          </table:table-cell>
          <table:table-cell table:formula="of:=[.L4]*[.M4]*[.N4]"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5]*300" office:value-type="float" office:value="12" calcext:value-type="float">
            <text:p>12</text:p>
          </table:table-cell>
          <table:table-cell table:formula="of:=[.H5]" office:value-type="float" office:value="12" calcext:value-type="float">
            <text:p>12</text:p>
          </table:table-cell>
          <table:table-cell table:formula="of:=1/[.C5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796666666666667" calcext:value-type="float">
            <text:p>0.796666666666667</text:p>
          </table:table-cell>
          <table:table-cell table:formula="of:=([.D5]*[.J5])/[.I5]" office:value-type="float" office:value="0.796666666666667" calcext:value-type="float">
            <text:p>0.796666666666667</text:p>
          </table:table-cell>
          <table:table-cell table:formula="of:=[.L5]*[.M5]*[.N5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6]*300" office:value-type="float" office:value="9.6" calcext:value-type="float">
            <text:p>9.6</text:p>
          </table:table-cell>
          <table:table-cell table:formula="of:=[.H6]" office:value-type="float" office:value="9.6" calcext:value-type="float">
            <text:p>9.6</text:p>
          </table:table-cell>
          <table:table-cell table:formula="of:=1/[.C6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8" calcext:value-type="float">
            <text:p>0.8</text:p>
          </table:table-cell>
          <table:table-cell table:formula="of:=([.D6]*[.J6])/[.I6]" office:value-type="float" office:value="0.8" calcext:value-type="float">
            <text:p>0.8</text:p>
          </table:table-cell>
          <table:table-cell table:formula="of:=[.L6]*[.M6]*[.N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7]*300" office:value-type="float" office:value="8" calcext:value-type="float">
            <text:p>8</text:p>
          </table:table-cell>
          <table:table-cell table:formula="of:=[.H7]" office:value-type="float" office:value="8" calcext:value-type="float">
            <text:p>8</text:p>
          </table:table-cell>
          <table:table-cell table:formula="of:=1/[.C7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66666666666667" calcext:value-type="float">
            <text:p>0.766666666666667</text:p>
          </table:table-cell>
          <table:table-cell table:formula="of:=([.D7]*[.J7])/[.I7]" office:value-type="float" office:value="0.766666666666667" calcext:value-type="float">
            <text:p>0.766666666666667</text:p>
          </table:table-cell>
          <table:table-cell table:formula="of:=[.L7]*[.M7]*[.N7]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8]*300" office:value-type="float" office:value="6.85714285714286" calcext:value-type="float">
            <text:p>6.85714285714286</text:p>
          </table:table-cell>
          <table:table-cell table:formula="of:=[.H8]" office:value-type="float" office:value="6.85714285714286" calcext:value-type="float">
            <text:p>6.85714285714286</text:p>
          </table:table-cell>
          <table:table-cell table:formula="of:=1/[.C8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73" calcext:value-type="float">
            <text:p>0.73</text:p>
          </table:table-cell>
          <table:table-cell table:formula="of:=([.D8]*[.J8])/[.I8]" office:value-type="float" office:value="0.73" calcext:value-type="float">
            <text:p>0.73</text:p>
          </table:table-cell>
          <table:table-cell table:formula="of:=[.L8]*[.M8]*[.N8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9]*300" office:value-type="float" office:value="6" calcext:value-type="float">
            <text:p>6</text:p>
          </table:table-cell>
          <table:table-cell table:formula="of:=[.H9]" office:value-type="float" office:value="6" calcext:value-type="float">
            <text:p>6</text:p>
          </table:table-cell>
          <table:table-cell table:formula="of:=1/[.C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7" calcext:value-type="float">
            <text:p>0.7</text:p>
          </table:table-cell>
          <table:table-cell table:formula="of:=([.D9]*[.J9])/[.I9]" office:value-type="float" office:value="0.7" calcext:value-type="float">
            <text:p>0.7</text:p>
          </table:table-cell>
          <table:table-cell table:formula="of:=[.L9]*[.M9]*[.N9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0]*300" office:value-type="float" office:value="5.33333333333333" calcext:value-type="float">
            <text:p>5.33333333333333</text:p>
          </table:table-cell>
          <table:table-cell table:formula="of:=[.H10]" office:value-type="float" office:value="5.33333333333333" calcext:value-type="float">
            <text:p>5.33333333333333</text:p>
          </table:table-cell>
          <table:table-cell table:formula="of:=1/[.C10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713333333333333" calcext:value-type="float">
            <text:p>0.713333333333333</text:p>
          </table:table-cell>
          <table:table-cell table:formula="of:=([.D10]*[.J10])/[.I10]" office:value-type="float" office:value="0.713333333333333" calcext:value-type="float">
            <text:p>0.713333333333333</text:p>
          </table:table-cell>
          <table:table-cell table:formula="of:=[.L10]*[.M10]*[.N10]" office:value-type="float" office:value="0.713333333333333" calcext:value-type="float">
            <text:p>0.71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]*300" office:value-type="float" office:value="4.8" calcext:value-type="float">
            <text:p>4.8</text:p>
          </table:table-cell>
          <table:table-cell table:formula="of:=[.H11]" office:value-type="float" office:value="4.8" calcext:value-type="float">
            <text:p>4.8</text:p>
          </table:table-cell>
          <table:table-cell table:formula="of:=1/[.C11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683333333333333" calcext:value-type="float">
            <text:p>0.683333333333333</text:p>
          </table:table-cell>
          <table:table-cell table:formula="of:=([.D11]*[.J11])/[.I11]" office:value-type="float" office:value="0.683333333333333" calcext:value-type="float">
            <text:p>0.683333333333333</text:p>
          </table:table-cell>
          <table:table-cell table:formula="of:=[.L11]*[.M11]*[.N11]"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2]*300" office:value-type="float" office:value="4.36363636363636" calcext:value-type="float">
            <text:p>4.36363636363636</text:p>
          </table:table-cell>
          <table:table-cell table:formula="of:=[.H12]" office:value-type="float" office:value="4.36363636363636" calcext:value-type="float">
            <text:p>4.36363636363636</text:p>
          </table:table-cell>
          <table:table-cell table:formula="of:=1/[.C12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656666666666667" calcext:value-type="float">
            <text:p>0.656666666666667</text:p>
          </table:table-cell>
          <table:table-cell table:formula="of:=([.D12]*[.J12])/[.I12]" office:value-type="float" office:value="0.656666666666667" calcext:value-type="float">
            <text:p>0.656666666666667</text:p>
          </table:table-cell>
          <table:table-cell table:formula="of:=[.L12]*[.M12]*[.N12]" office:value-type="float" office:value="0.656666666666667" calcext:value-type="float">
            <text:p>0.6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3]*300" office:value-type="float" office:value="4" calcext:value-type="float">
            <text:p>4</text:p>
          </table:table-cell>
          <table:table-cell table:formula="of:=[.H13]" office:value-type="float" office:value="4" calcext:value-type="float">
            <text:p>4</text:p>
          </table:table-cell>
          <table:table-cell table:formula="of:=1/[.C13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576666666666667" calcext:value-type="float">
            <text:p>0.576666666666667</text:p>
          </table:table-cell>
          <table:table-cell table:formula="of:=([.D13]*[.J13])/[.I13]" office:value-type="float" office:value="0.576666666666667" calcext:value-type="float">
            <text:p>0.576666666666667</text:p>
          </table:table-cell>
          <table:table-cell table:formula="of:=[.L13]*[.M13]*[.N13]" office:value-type="float" office:value="0.576666666666667" calcext:value-type="float">
            <text:p>0.57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4]*300" office:value-type="float" office:value="3.69230769230769" calcext:value-type="float">
            <text:p>3.69230769230769</text:p>
          </table:table-cell>
          <table:table-cell table:formula="of:=[.H14]" office:value-type="float" office:value="3.69230769230769" calcext:value-type="float">
            <text:p>3.69230769230769</text:p>
          </table:table-cell>
          <table:table-cell table:formula="of:=1/[.C14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546666666666667" calcext:value-type="float">
            <text:p>0.546666666666667</text:p>
          </table:table-cell>
          <table:table-cell table:formula="of:=([.D14]*[.J14])/[.I14]" office:value-type="float" office:value="0.546666666666667" calcext:value-type="float">
            <text:p>0.546666666666667</text:p>
          </table:table-cell>
          <table:table-cell table:formula="of:=[.L14]*[.M14]*[.N14]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5]*300" office:value-type="float" office:value="3.42857142857143" calcext:value-type="float">
            <text:p>3.42857142857143</text:p>
          </table:table-cell>
          <table:table-cell table:formula="of:=[.H15]" office:value-type="float" office:value="3.42857142857143" calcext:value-type="float">
            <text:p>3.42857142857143</text:p>
          </table:table-cell>
          <table:table-cell table:formula="of:=1/[.C15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593333333333333" calcext:value-type="float">
            <text:p>0.593333333333333</text:p>
          </table:table-cell>
          <table:table-cell table:formula="of:=([.D15]*[.J15])/[.I15]" office:value-type="float" office:value="0.593333333333333" calcext:value-type="float">
            <text:p>0.593333333333333</text:p>
          </table:table-cell>
          <table:table-cell table:formula="of:=[.L15]*[.M15]*[.N15]"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6]*300" office:value-type="float" office:value="3.2" calcext:value-type="float">
            <text:p>3.2</text:p>
          </table:table-cell>
          <table:table-cell table:formula="of:=[.H16]" office:value-type="float" office:value="3.2" calcext:value-type="float">
            <text:p>3.2</text:p>
          </table:table-cell>
          <table:table-cell table:formula="of:=1/[.C16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506666666666667" calcext:value-type="float">
            <text:p>0.506666666666667</text:p>
          </table:table-cell>
          <table:table-cell table:formula="of:=([.D16]*[.J16])/[.I16]" office:value-type="float" office:value="0.506666666666667" calcext:value-type="float">
            <text:p>0.506666666666667</text:p>
          </table:table-cell>
          <table:table-cell table:formula="of:=[.L16]*[.M16]*[.N16]" office:value-type="float" office:value="0.506666666666667" calcext:value-type="float">
            <text:p>0.50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7]*300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1/[.C17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44" calcext:value-type="float">
            <text:p>0.44</text:p>
          </table:table-cell>
          <table:table-cell table:formula="of:=([.D17]*[.J17])/[.I17]" office:value-type="float" office:value="0.44" calcext:value-type="float">
            <text:p>0.44</text:p>
          </table:table-cell>
          <table:table-cell table:formula="of:=[.L17]*[.M17]*[.N17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8]*300" office:value-type="float" office:value="2.82352941176471" calcext:value-type="float">
            <text:p>2.82352941176471</text:p>
          </table:table-cell>
          <table:table-cell table:formula="of:=[.H18]" office:value-type="float" office:value="2.82352941176471" calcext:value-type="float">
            <text:p>2.82352941176471</text:p>
          </table:table-cell>
          <table:table-cell table:formula="of:=1/[.C18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53333333333333" calcext:value-type="float">
            <text:p>0.453333333333333</text:p>
          </table:table-cell>
          <table:table-cell table:formula="of:=([.D18]*[.J18])/[.I18]" office:value-type="float" office:value="0.453333333333333" calcext:value-type="float">
            <text:p>0.453333333333333</text:p>
          </table:table-cell>
          <table:table-cell table:formula="of:=[.L18]*[.M18]*[.N18]" office:value-type="float" office:value="0.453333333333333" calcext:value-type="float">
            <text:p>0.45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9]*300" office:value-type="float" office:value="2.66666666666667" calcext:value-type="float">
            <text:p>2.66666666666667</text:p>
          </table:table-cell>
          <table:table-cell table:formula="of:=[.H19]" office:value-type="float" office:value="2.66666666666667" calcext:value-type="float">
            <text:p>2.66666666666667</text:p>
          </table:table-cell>
          <table:table-cell table:formula="of:=1/[.C19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356666666666667" calcext:value-type="float">
            <text:p>0.356666666666667</text:p>
          </table:table-cell>
          <table:table-cell table:formula="of:=([.D19]*[.J19])/[.I19]" office:value-type="float" office:value="0.356666666666667" calcext:value-type="float">
            <text:p>0.356666666666667</text:p>
          </table:table-cell>
          <table:table-cell table:formula="of:=[.L19]*[.M19]*[.N19]" office:value-type="float" office:value="0.356666666666667" calcext:value-type="float">
            <text:p>0.3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20]*300" office:value-type="float" office:value="2.52631578947368" calcext:value-type="float">
            <text:p>2.52631578947368</text:p>
          </table:table-cell>
          <table:table-cell table:formula="of:=[.H20]" office:value-type="float" office:value="2.52631578947368" calcext:value-type="float">
            <text:p>2.52631578947368</text:p>
          </table:table-cell>
          <table:table-cell table:formula="of:=1/[.C20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336666666666667" calcext:value-type="float">
            <text:p>0.336666666666667</text:p>
          </table:table-cell>
          <table:table-cell table:formula="of:=([.D20]*[.J20])/[.I20]" office:value-type="float" office:value="0.336666666666667" calcext:value-type="float">
            <text:p>0.336666666666667</text:p>
          </table:table-cell>
          <table:table-cell table:formula="of:=[.L20]*[.M20]*[.N20]" office:value-type="float" office:value="0.336666666666667" calcext:value-type="float">
            <text:p>0.33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21]*300" office:value-type="float" office:value="2.4" calcext:value-type="float">
            <text:p>2.4</text:p>
          </table:table-cell>
          <table:table-cell table:formula="of:=[.H21]" office:value-type="float" office:value="2.4" calcext:value-type="float">
            <text:p>2.4</text:p>
          </table:table-cell>
          <table:table-cell table:formula="of:=1/[.C21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233333333333333" calcext:value-type="float">
            <text:p>0.233333333333333</text:p>
          </table:table-cell>
          <table:table-cell table:formula="of:=([.D21]*[.J21])/[.I21]" office:value-type="float" office:value="0.233333333333333" calcext:value-type="float">
            <text:p>0.233333333333333</text:p>
          </table:table-cell>
          <table:table-cell table:formula="of:=[.L21]*[.M21]*[.N21]" office:value-type="float" office:value="0.233333333333333" calcext:value-type="float">
            <text:p>0.2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number number:decimal-places="3" number:min-decimal-places="3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0:40:05.5141945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28T11:04:31.842304421</dc:date>
    <meta:editing-cycles>33</meta:editing-cycles>
    <meta:editing-duration>PT4H14M51S</meta:editing-duration>
    <meta:document-statistic meta:table-count="7" meta:cell-count="4335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691cm" svg:y="1.275cm" chart:style-name="ch3">
          <text:p>1000 products</text:p>
        </chart:subtitle>
        <chart:legend chart:legend-position="end" svg:x="13.238cm" svg:y="3.954cm" style:legend-expansion="high" chart:style-name="ch4"/>
        <chart:plot-area chart:style-name="ch5" table:cell-range-address="Pilsner.C2:Pilsner.E21" chart:data-source-has-labels="row" svg:x="1.33cm" svg:y="2.138cm" svg:width="11.589cm" svg:height="5.706cm">
          <chart:coordinate-region svg:x="2.137cm" svg:y="2.338cm" svg:width="10.317cm" svg:height="4.859cm"/>
          <chart:axis chart:dimension="x" chart:name="primary-x" chart:style-name="ch6">
            <chart:title svg:x="5.625cm" svg:y="8.024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:Pilsner.D21" loext:label-string="accepted" chart:class="chart:scatter">
            <chart:domain table:cell-range-address="Pilsner.C2:Pilsner.C21"/>
            <chart:data-point chart:repeated="20"/>
          </chart:series>
          <chart:series chart:style-name="ch12" chart:values-cell-range-address="Pilsner.E2:Pilsner.E21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999">
                <text:p>999</text:p>
                <draw:g>
                  <svg:desc>Pilsner.D2:Pilsner.D21</svg:desc>
                </draw:g>
              </table:table-cell>
              <table:table-cell office:value-type="float" office:value="1">
                <text:p>1</text:p>
                <draw:g>
                  <svg:desc>Pilsner.E2:Pilsner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3" style:family="chart" style:data-style-name="N127"/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82cm" svg:height="10.972cm" xlink:href=".." xlink:type="simple" chart:class="chart:scatter" chart:style-name="ch1">
        <chart:title svg:x="8.17cm" svg:y="0.355cm" chart:style-name="ch2">
          <text:p>Pilsner</text:p>
        </chart:title>
        <chart:subtitle svg:x="7.72cm" svg:y="1.353cm" chart:style-name="ch3">
          <text:p>300 Products</text:p>
        </chart:subtitle>
        <chart:legend chart:legend-position="end" svg:x="13.742cm" svg:y="4.698cm" style:legend-expansion="custom" svg:width="4.139cm" svg:height="1.096cm" style:legend-expansion-aspect-ratio="3.7764598540146" chart:style-name="ch4"/>
        <chart:plot-area chart:style-name="ch5" table:cell-range-address="Pilsner.C23:Pilsner.C42 Pilsner.P23:Pilsner.P42" chart:data-source-has-labels="row" svg:x="1.424cm" svg:y="3.138cm" svg:width="12.837cm" svg:height="6.629cm">
          <chart:coordinate-region svg:x="2.151cm" svg:y="3.338cm" svg:width="11.83cm" svg:height="5.782cm"/>
          <chart:axis chart:dimension="x" chart:name="primary-x" chart:style-name="ch6">
            <chart:title svg:x="6.33cm" svg:y="9.986cm" chart:style-name="ch7">
              <text:p>Products Per Minute</text:p>
            </chart:title>
          </chart:axis>
          <chart:axis chart:dimension="y" chart:name="primary-y" chart:style-name="ch8">
            <chart:title svg:x="0.507cm" svg:y="6.84cm" chart:style-name="ch9">
              <text:p>OEE</text:p>
            </chart:title>
            <chart:grid chart:style-name="ch10" chart:class="major"/>
          </chart:axis>
          <chart:series chart:style-name="ch11" chart:values-cell-range-address="Pilsner.P23:Pilsner.P42" loext:label-string="oee" chart:class="chart:scatter">
            <chart:domain table:cell-range-address="Pilsner.C23:Pilsner.C42"/>
            <chart:regression-curve chart:style-name="ch12">
              <chart:equation chart:display-equation="true" chart:display-r-square="true" svg:x="1.902cm" svg:y="2.093cm" chart:style-name="ch13"/>
            </chart:regression-curve>
            <chart:data-point chart:repeated="14"/>
            <chart:data-point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3:Pilsner.C42</svg:desc>
                </draw:g>
              </table:table-cell>
              <table:table-cell office:value-type="float" office:value="1">
                <text:p>1</text:p>
                <draw:g>
                  <svg:desc>Pilsner.P23:Pilsner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7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11.05cm" xlink:href=".." xlink:type="simple" chart:class="chart:scatter" chart:style-name="ch1">
        <chart:title svg:x="4.359cm" svg:y="0.357cm" chart:style-name="ch2">
          <text:p>Wheat OEE vs Products Per Minute</text:p>
        </chart:title>
        <chart:legend chart:legend-position="end" svg:x="12.093cm" svg:y="4.977cm" style:legend-expansion="high" chart:style-name="ch3"/>
        <chart:plot-area chart:style-name="ch4" table:cell-range-address="Wheat.C2:Wheat.C21 Wheat.P2:Wheat.P21" chart:data-source-has-labels="row" svg:x="1.357cm" svg:y="3.429cm" svg:width="10.44cm" svg:height="6.469cm">
          <chart:coordinate-region svg:x="2.084cm" svg:y="3.629cm" svg:width="9.433cm" svg:height="5.622cm"/>
          <chart:axis chart:dimension="x" chart:name="primary-x" chart:style-name="ch5">
            <chart:title svg:x="5.065cm" svg:y="10.119cm" chart:style-name="ch6">
              <text:p>Products Per Minute</text:p>
            </chart:title>
          </chart:axis>
          <chart:axis chart:dimension="y" chart:name="primary-y" chart:style-name="ch7">
            <chart:title svg:x="0.477cm" svg:y="7.051cm" chart:style-name="ch8">
              <text:p>OEE</text:p>
            </chart:title>
            <chart:grid chart:style-name="ch9" chart:class="major"/>
          </chart:axis>
          <chart:series chart:style-name="ch10" chart:values-cell-range-address="Wheat.P2:Wheat.P21" loext:label-string="oee" chart:class="chart:scatter">
            <chart:domain table:cell-range-address="Wheat.C2:Wheat.C21"/>
            <chart:regression-curve chart:style-name="ch11">
              <chart:equation chart:display-equation="true" chart:display-r-square="true" svg:x="1.117cm" svg:y="1.526cm" chart:style-name="ch12"/>
            </chart:regression-curve>
            <chart:data-point chart:repeated="3"/>
            <chart:data-point chart:style-name="ch13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Wheat.C2:Wheat.C21</svg:desc>
                </draw:g>
              </table:table-cell>
              <table:table-cell office:value-type="float" office:value="0.966">
                <text:p>0.966</text:p>
                <draw:g>
                  <svg:desc>Wheat.P2:Whea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">
                <text:p>28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7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11.13cm" xlink:href=".." xlink:type="simple" chart:class="chart:scatter" chart:style-name="ch1">
        <chart:title svg:x="4.625cm" svg:y="0.358cm" chart:style-name="ch2">
          <text:p>IPA OEE vs Products Per Minute</text:p>
        </chart:title>
        <chart:legend chart:legend-position="end" svg:x="12.069cm" svg:y="5.017cm" style:legend-expansion="high" chart:style-name="ch3"/>
        <chart:plot-area chart:style-name="ch4" table:cell-range-address="IPA.C2:IPA.C21 IPA.P2:IPA.P21" chart:data-source-has-labels="row" svg:x="1.329cm" svg:y="2.925cm" svg:width="10.865cm" svg:height="6.995cm">
          <chart:coordinate-region svg:x="2.056cm" svg:y="3.125cm" svg:width="9.858cm" svg:height="6.148cm"/>
          <chart:axis chart:dimension="x" chart:name="primary-x" chart:style-name="ch5">
            <chart:title svg:x="5.249cm" svg:y="10.142cm" chart:style-name="ch6">
              <text:p>Products Per Minute</text:p>
            </chart:title>
          </chart:axis>
          <chart:axis chart:dimension="y" chart:name="primary-y" chart:style-name="ch7">
            <chart:title svg:x="0.45cm" svg:y="6.81cm" chart:style-name="ch8">
              <text:p>OEE</text:p>
            </chart:title>
            <chart:grid chart:style-name="ch9" chart:class="major"/>
          </chart:axis>
          <chart:series chart:style-name="ch10" chart:values-cell-range-address="IPA.P2:IPA.P21" loext:label-string="oee" chart:class="chart:scatter">
            <chart:domain table:cell-range-address="IPA.C2:IPA.C21"/>
            <chart:regression-curve chart:style-name="ch11">
              <chart:equation chart:display-equation="true" chart:display-r-square="true" svg:x="1.805cm" svg:y="1.485cm" chart:style-name="ch12"/>
            </chart:regression-curve>
            <chart:data-point chart:repeated="15"/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IPA.C2:IPA.C21</svg:desc>
                </draw:g>
              </table:table-cell>
              <table:table-cell office:value-type="float" office:value="0.997">
                <text:p>0.997</text:p>
                <draw:g>
                  <svg:desc>IPA.P2:IPA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5">
                <text:p>52.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5">
                <text:p>67.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">
                <text:p>82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5">
                <text:p>97.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5">
                <text:p>127.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2" style:family="chart" style:data-style-name="N127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cm" svg:height="11.369cm" xlink:href=".." xlink:type="simple" chart:class="chart:scatter" chart:style-name="ch1">
        <chart:title svg:x="4.666cm" svg:y="0.363cm" chart:style-name="ch2">
          <text:p>Ale OEE vs Products Per Minute</text:p>
        </chart:title>
        <chart:legend chart:legend-position="end" svg:x="12.07cm" svg:y="5.136cm" style:legend-expansion="high" chart:style-name="ch3"/>
        <chart:plot-area chart:style-name="ch4" table:cell-range-address="Ale.C2:Ale.C21 Ale.P2:Ale.P21" chart:data-source-has-labels="row" svg:x="1.329cm" svg:y="2.609cm" svg:width="10.42cm" svg:height="7.123cm">
          <chart:coordinate-region svg:x="2.056cm" svg:y="2.809cm" svg:width="9.413cm" svg:height="6.276cm"/>
          <chart:axis chart:dimension="x" chart:name="primary-x" chart:style-name="ch5">
            <chart:title svg:x="5.132cm" svg:y="9.959cm" chart:style-name="ch6">
              <text:p>Normalised Speed</text:p>
            </chart:title>
          </chart:axis>
          <chart:axis chart:dimension="y" chart:name="primary-y" chart:style-name="ch7">
            <chart:title svg:x="0.45cm" svg:y="6.558cm" chart:style-name="ch8">
              <text:p>OEE</text:p>
            </chart:title>
            <chart:grid chart:style-name="ch9" chart:class="major"/>
          </chart:axis>
          <chart:series chart:style-name="ch10" chart:values-cell-range-address="Ale.P2:Ale.P21" loext:label-string="oee" chart:class="chart:scatter">
            <chart:domain table:cell-range-address="Ale.C2:Ale.C21"/>
            <chart:regression-curve chart:style-name="ch11">
              <chart:equation chart:display-equation="true" chart:display-r-square="true" svg:x="1.899cm" svg:y="1.364cm" chart:style-name="ch12"/>
            </chart:regression-curve>
            <chart:data-point chart:repeated="12"/>
            <chart:data-point chart:style-name="ch13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C2:Ale.C21</svg:desc>
                </draw:g>
              </table:table-cell>
              <table:table-cell office:value-type="float" office:value="0.993333333333333">
                <text:p>0.993333333333333</text:p>
                <draw:g>
                  <svg:desc>Ale.P2:Ale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46666666666667">
                <text:p>0.94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856666666666667">
                <text:p>0.85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623333333333333">
                <text:p>0.6233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4000"/>
    </style:style>
    <style:style style:name="ch12" style:family="chart" style:data-style-name="N126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10.44cm" xlink:href=".." xlink:type="simple" chart:class="chart:scatter" chart:style-name="ch1">
        <chart:title svg:x="3.742cm" svg:y="0.344cm" chart:style-name="ch2">
          <text:p>Alcohol Free OEE vs Products Per Minute</text:p>
        </chart:title>
        <chart:legend chart:legend-position="end" svg:x="12.075cm" svg:y="4.672cm" style:legend-expansion="high" chart:style-name="ch3"/>
        <chart:plot-area chart:style-name="ch4" table:cell-range-address="'Alcohol Free'.C2:'Alcohol Free'.C21 'Alcohol Free'.P2:'Alcohol Free'.P21" chart:data-source-has-labels="row" svg:x="1.329cm" svg:y="2.449cm" svg:width="10.426cm" svg:height="6.8cm">
          <chart:coordinate-region svg:x="2.056cm" svg:y="2.649cm" svg:width="9.419cm" svg:height="5.953cm"/>
          <chart:axis chart:dimension="x" chart:name="primary-x" chart:style-name="ch5">
            <chart:title svg:x="5.03cm" svg:y="9.457cm" chart:style-name="ch6">
              <text:p>Products Per Minute</text:p>
            </chart:title>
          </chart:axis>
          <chart:axis chart:dimension="y" chart:name="primary-y" chart:style-name="ch7">
            <chart:title svg:x="0.45cm" svg:y="6.237cm" chart:style-name="ch8">
              <text:p>OEE</text:p>
            </chart:title>
            <chart:grid chart:style-name="ch9" chart:class="major"/>
          </chart:axis>
          <chart:series chart:style-name="ch10" chart:values-cell-range-address="'Alcohol Free'.P2:'Alcohol Free'.P21" loext:label-string="oee" chart:class="chart:scatter">
            <chart:domain table:cell-range-address="'Alcohol Free'.C2:'Alcohol Free'.C21"/>
            <chart:regression-curve chart:style-name="ch11">
              <chart:equation chart:display-equation="true" chart:display-r-square="true" svg:x="0.8cm" svg:y="1.265cm" chart:style-name="ch12"/>
            </chart:regression-curve>
            <chart:data-point chart:repeated="12"/>
            <chart:data-point chart:style-name="ch13"/>
            <chart:data-point/>
            <chart:data-point chart:style-name="ch13"/>
            <chart:data-point chart:repeated="2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'Alcohol Free'.C2:'Alcohol Free'.C21</svg:desc>
                </draw:g>
              </table:table-cell>
              <table:table-cell office:value-type="float" office:value="0.84">
                <text:p>0.84</text:p>
                <draw:g>
                  <svg:desc>'Alcohol Free'.P2:'Alcohol Free'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5">
                <text:p>18.75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5">
                <text:p>56.25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75">
                <text:p>68.75</text:p>
              </table:table-cell>
              <table:table-cell office:value-type="float" office:value="0.656666666666667">
                <text:p>0.65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5">
                <text:p>93.75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25">
                <text:p>106.25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5">
                <text:p>112.5</text:p>
              </table:table-cell>
              <table:table-cell office:value-type="float" office:value="0.356666666666667">
                <text:p>0.35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5">
                <text:p>118.75</text:p>
              </table:table-cell>
              <table:table-cell office:value-type="float" office:value="0.336666666666667">
                <text:p>0.33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0.233333333333333">
                <text:p>0.2333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4.707cm" svg:y="0.316cm" chart:style-name="ch2">
          <text:p>Ale Accepted/Rejected Products</text:p>
        </chart:title>
        <chart:subtitle svg:x="6.797cm" svg:y="1.275cm" chart:style-name="ch3">
          <text:p>300 products</text:p>
        </chart:subtitle>
        <chart:legend chart:legend-position="end" svg:x="13.238cm" svg:y="3.955cm" style:legend-expansion="high" chart:style-name="ch4"/>
        <chart:plot-area chart:style-name="ch5" table:cell-range-address="Pilsner.C23:Pilsner.E42" chart:data-source-has-labels="row" svg:x="1.33cm" svg:y="2.138cm" svg:width="11.589cm" svg:height="5.707cm">
          <chart:coordinate-region svg:x="2.137cm" svg:y="2.337cm" svg:width="10.502cm" svg:height="4.861cm"/>
          <chart:axis chart:dimension="x" chart:name="primary-x" chart:style-name="ch6">
            <chart:title svg:x="5.625cm" svg:y="8.025cm" chart:style-name="ch7">
              <text:p>Products per minute</text:p>
            </chart:title>
          </chart:axis>
          <chart:axis chart:dimension="y" chart:name="primary-y" chart:style-name="ch8">
            <chart:title svg:x="0.451cm" svg:y="5.604cm" chart:style-name="ch9">
              <text:p>Amount</text:p>
            </chart:title>
            <chart:grid chart:style-name="ch10" chart:class="major"/>
          </chart:axis>
          <chart:series chart:style-name="ch11" chart:values-cell-range-address="Pilsner.D23:Pilsner.D42" loext:label-string="accepted" chart:class="chart:scatter">
            <chart:domain table:cell-range-address="Pilsner.C23:Pilsner.C42"/>
            <chart:data-point chart:repeated="20"/>
          </chart:series>
          <chart:series chart:style-name="ch12" chart:values-cell-range-address="Pilsner.E23:Pilsner.E42" loext:label-string="rejected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3:Pilsner.C42</svg:desc>
                </draw:g>
              </table:table-cell>
              <table:table-cell office:value-type="float" office:value="300">
                <text:p>300</text:p>
                <draw:g>
                  <svg:desc>Pilsner.D23:Pilsner.D42</svg:desc>
                </draw:g>
              </table:table-cell>
              <table:table-cell office:value-type="float" office:value="0">
                <text:p>0</text:p>
                <draw:g>
                  <svg:desc>Pilsner.E23:Pilsner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268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206">
                <text:p>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129">
                <text:p>1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117">
                <text:p>117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title svg:x="4.399cm" svg:y="0.316cm" chart:style-name="ch2">
          <text:p>Wheat Accepted/Rejected Products</text:p>
        </chart:title>
        <chart:legend chart:legend-position="end" svg:x="13.257cm" svg:y="3.954cm" style:legend-expansion="high" chart:style-name="ch3"/>
        <chart:plot-area chart:style-name="ch4" table:cell-range-address="Wheat.C2:Wheat.E21" chart:data-source-has-labels="row" svg:x="1.331cm" svg:y="1.275cm" svg:width="11.606cm" svg:height="6.569cm">
          <chart:coordinate-region svg:x="2.138cm" svg:y="1.474cm" svg:width="10.334cm" svg:height="5.723cm"/>
          <chart:axis chart:dimension="x" chart:name="primary-x" chart:style-name="ch5">
            <chart:title svg:x="5.622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Wheat.D2:Wheat.D21" loext:label-string="accepted" chart:class="chart:scatter">
            <chart:domain table:cell-range-address="Wheat.C2:Wheat.C21"/>
            <chart:data-point chart:repeated="20"/>
          </chart:series>
          <chart:series chart:style-name="ch11" chart:values-cell-range-address="Wheat.E2:Whea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Wheat.C2:Wheat.C21</svg:desc>
                </draw:g>
              </table:table-cell>
              <table:table-cell office:value-type="float" office:value="966">
                <text:p>966</text:p>
                <draw:g>
                  <svg:desc>Wheat.D2:Wheat.D21</svg:desc>
                </draw:g>
              </table:table-cell>
              <table:table-cell office:value-type="float" office:value="34">
                <text:p>34</text:p>
                <draw:g>
                  <svg:desc>Wheat.E2:Whea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">
                <text:p>28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4.679cm" svg:y="0.316cm" chart:style-name="ch2">
          <text:p>IPA Accepted/Rejected Products</text:p>
        </chart:title>
        <chart:legend chart:legend-position="end" svg:x="13.26cm" svg:y="3.954cm" style:legend-expansion="high" chart:style-name="ch3"/>
        <chart:plot-area chart:style-name="ch4" table:cell-range-address="IPA.C2:IPA.E21" chart:data-source-has-labels="row" svg:x="1.331cm" svg:y="1.275cm" svg:width="11.609cm" svg:height="6.569cm">
          <chart:coordinate-region svg:x="2.138cm" svg:y="1.474cm" svg:width="10.337cm" svg:height="5.723cm"/>
          <chart:axis chart:dimension="x" chart:name="primary-x" chart:style-name="ch5">
            <chart:title svg:x="5.623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IPA.D2:IPA.D21" loext:label-string="accepted" chart:class="chart:scatter">
            <chart:domain table:cell-range-address="IPA.C2:IPA.C21"/>
            <chart:data-point chart:repeated="20"/>
          </chart:series>
          <chart:series chart:style-name="ch11" chart:values-cell-range-address="IPA.E2:IPA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IPA.C2:IPA.C21</svg:desc>
                </draw:g>
              </table:table-cell>
              <table:table-cell office:value-type="float" office:value="997">
                <text:p>997</text:p>
                <draw:g>
                  <svg:desc>IPA.D2:IPA.D21</svg:desc>
                </draw:g>
              </table:table-cell>
              <table:table-cell office:value-type="float" office:value="3">
                <text:p>3</text:p>
                <draw:g>
                  <svg:desc>IPA.E2:IP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96">
                <text:p>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991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980">
                <text:p>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5">
                <text:p>52.5</text:p>
              </table:table-cell>
              <table:table-cell office:value-type="float" office:value="977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5">
                <text:p>67.5</text:p>
              </table:table-cell>
              <table:table-cell office:value-type="float" office:value="965">
                <text:p>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945">
                <text:p>9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">
                <text:p>82.5</text:p>
              </table:table-cell>
              <table:table-cell office:value-type="float" office:value="909">
                <text:p>9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907">
                <text:p>9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5">
                <text:p>97.5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709">
                <text:p>70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571">
                <text:p>57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5">
                <text:p>127.5</text:p>
              </table:table-cell>
              <table:table-cell office:value-type="float" office:value="402">
                <text:p>4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157">
                <text:p>15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.5">
                <text:p>142.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4.521cm" svg:y="0.316cm" chart:style-name="ch2">
          <text:p>Stout Accepted/Rejected Products</text:p>
        </chart:title>
        <chart:legend chart:legend-position="end" svg:x="13.262cm" svg:y="3.955cm" style:legend-expansion="high" chart:style-name="ch3"/>
        <chart:plot-area chart:style-name="ch4" table:cell-range-address="Stout.C2:Stout.E21" chart:data-source-has-labels="row" svg:x="1.331cm" svg:y="1.275cm" svg:width="11.611cm" svg:height="6.57cm">
          <chart:coordinate-region svg:x="2.138cm" svg:y="1.474cm" svg:width="10.524cm" svg:height="5.724cm"/>
          <chart:axis chart:dimension="x" chart:name="primary-x" chart:style-name="ch5">
            <chart:title svg:x="5.624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73cm" chart:style-name="ch8">
              <text:p>Amount</text:p>
            </chart:title>
            <chart:grid chart:style-name="ch9" chart:class="major"/>
          </chart:axis>
          <chart:series chart:style-name="ch10" chart:values-cell-range-address="Stout.D2:Stout.D21" loext:label-string="accepted" chart:class="chart:scatter">
            <chart:domain table:cell-range-address="Stout.C2:Stout.C21"/>
            <chart:data-point chart:repeated="20"/>
          </chart:series>
          <chart:series chart:style-name="ch11" chart:values-cell-range-address="Stout.E2:Stout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out.C2:Stout.C21</svg:desc>
                </draw:g>
              </table:table-cell>
              <table:table-cell office:value-type="float" office:value="160">
                <text:p>160</text:p>
                <draw:g>
                  <svg:desc>Stout.D2:Stout.D21</svg:desc>
                </draw:g>
              </table:table-cell>
              <table:table-cell office:value-type="float" office:value="140">
                <text:p>140</text:p>
                <draw:g>
                  <svg:desc>Stout.E2:St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82">
                <text:p>1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21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46">
                <text:p>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4.718cm" svg:y="0.316cm" chart:style-name="ch2">
          <text:p>Ale Accepted/Rejected Products</text:p>
        </chart:title>
        <chart:legend chart:legend-position="end" svg:x="13.261cm" svg:y="3.954cm" style:legend-expansion="high" chart:style-name="ch3"/>
        <chart:plot-area chart:style-name="ch4" table:cell-range-address="Ale.C2:Ale.E21" chart:data-source-has-labels="row" svg:x="1.331cm" svg:y="1.275cm" svg:width="11.61cm" svg:height="6.569cm">
          <chart:coordinate-region svg:x="2.138cm" svg:y="1.474cm" svg:width="10.524cm" svg:height="5.723cm"/>
          <chart:axis chart:dimension="x" chart:name="primary-x" chart:style-name="ch5">
            <chart:title svg:x="5.624cm" svg:y="8.024cm" chart:style-name="ch6">
              <text:p>Products Per Minute</text:p>
            </chart:title>
          </chart:axis>
          <chart:axis chart:dimension="y" chart:name="primary-y" chart:style-name="ch7">
            <chart:title svg:x="0.451cm" svg:y="5.172cm" chart:style-name="ch8">
              <text:p>Amount</text:p>
            </chart:title>
            <chart:grid chart:style-name="ch9" chart:class="major"/>
          </chart:axis>
          <chart:series chart:style-name="ch10" chart:values-cell-range-address="Ale.D2:Ale.D21" loext:label-string="accepted" chart:class="chart:scatter">
            <chart:domain table:cell-range-address="Ale.C2:Ale.C21"/>
            <chart:data-point chart:repeated="20"/>
          </chart:series>
          <chart:series chart:style-name="ch11" chart:values-cell-range-address="Ale.E2:Ale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C2:Ale.C21</svg:desc>
                </draw:g>
              </table:table-cell>
              <table:table-cell office:value-type="float" office:value="298">
                <text:p>298</text:p>
                <draw:g>
                  <svg:desc>Ale.D2:Ale.D21</svg:desc>
                </draw:g>
              </table:table-cell>
              <table:table-cell office:value-type="float" office:value="2">
                <text:p>2</text:p>
                <draw:g>
                  <svg:desc>Ale.E2:Al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2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74">
                <text:p>2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57">
                <text:p>2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71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6">
                <text:p>2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3.781cm" svg:y="0.316cm" chart:style-name="ch2">
          <text:p>Alcohol Free Accepted/Rejected Products</text:p>
        </chart:title>
        <chart:legend chart:legend-position="end" svg:x="13.239cm" svg:y="3.955cm" style:legend-expansion="high" chart:style-name="ch3"/>
        <chart:plot-area chart:style-name="ch4" table:cell-range-address="'Alcohol Free'.C2:'Alcohol Free'.E21" chart:data-source-has-labels="row" svg:x="1.33cm" svg:y="1.275cm" svg:width="11.59cm" svg:height="6.57cm">
          <chart:coordinate-region svg:x="2.137cm" svg:y="1.474cm" svg:width="10.503cm" svg:height="5.724cm"/>
          <chart:axis chart:dimension="x" chart:name="primary-x" chart:style-name="ch5">
            <chart:title svg:x="5.613cm" svg:y="8.025cm" chart:style-name="ch6">
              <text:p>Products Per Minute</text:p>
            </chart:title>
          </chart:axis>
          <chart:axis chart:dimension="y" chart:name="primary-y" chart:style-name="ch7">
            <chart:title svg:x="0.451cm" svg:y="5.16cm" chart:style-name="ch8">
              <text:p>amount</text:p>
            </chart:title>
            <chart:grid chart:style-name="ch9" chart:class="major"/>
          </chart:axis>
          <chart:series chart:style-name="ch10" chart:values-cell-range-address="'Alcohol Free'.D2:'Alcohol Free'.D21" loext:label-string="accepted" chart:class="chart:scatter">
            <chart:domain table:cell-range-address="'Alcohol Free'.C2:'Alcohol Free'.C21"/>
            <chart:data-point chart:repeated="20"/>
          </chart:series>
          <chart:series chart:style-name="ch11" chart:values-cell-range-address="'Alcohol Free'.E2:'Alcohol Free'.E21" loext:label-string="rejected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cepted</text:p>
              </table:table-cell>
              <table:table-cell office:value-type="string">
                <text:p>rej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5">
                <text:p>6.25</text:p>
                <draw:g>
                  <svg:desc>'Alcohol Free'.C2:'Alcohol Free'.C21</svg:desc>
                </draw:g>
              </table:table-cell>
              <table:table-cell office:value-type="float" office:value="252">
                <text:p>252</text:p>
                <draw:g>
                  <svg:desc>'Alcohol Free'.D2:'Alcohol Free'.D21</svg:desc>
                </draw:g>
              </table:table-cell>
              <table:table-cell office:value-type="float" office:value="48">
                <text:p>48</text:p>
                <draw:g>
                  <svg:desc>'Alcohol Free'.E2:'Alcohol Free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5">
                <text:p>18.75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5">
                <text:p>31.25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5">
                <text:p>43.7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25">
                <text:p>56.25</text:p>
              </table:table-cell>
              <table:table-cell office:value-type="float" office:value="214">
                <text:p>2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205">
                <text:p>2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75">
                <text:p>68.75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25">
                <text:p>81.25</text:p>
              </table:table-cell>
              <table:table-cell office:value-type="float" office:value="164">
                <text:p>1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5">
                <text:p>87.5</text:p>
              </table:table-cell>
              <table:table-cell office:value-type="float" office:value="178">
                <text:p>1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75">
                <text:p>93.75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32">
                <text:p>1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25">
                <text:p>106.25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5">
                <text:p>112.5</text:p>
              </table:table-cell>
              <table:table-cell office:value-type="float" office:value="107">
                <text:p>1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5">
                <text:p>118.75</text:p>
              </table:table-cell>
              <table:table-cell office:value-type="float" office:value="101">
                <text:p>1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1cm" svg:stroke-color="#ff0000"/>
    </style:style>
    <style:style style:name="ch13" style:family="chart" style:data-style-name="N127"/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title svg:x="4.475cm" svg:y="0cm" chart:style-name="ch2">
          <text:p>Pilsner OEE vs Products Per Minute</text:p>
        </chart:title>
        <chart:subtitle svg:x="6.663cm" svg:y="0.665cm" chart:style-name="ch3">
          <text:p>1000 products</text:p>
        </chart:subtitle>
        <chart:legend chart:legend-position="end" svg:x="12.073cm" svg:y="3.955cm" style:legend-expansion="high" chart:style-name="ch4"/>
        <chart:plot-area chart:style-name="ch5" table:cell-range-address="Pilsner.C2:Pilsner.C21 Pilsner.P2:Pilsner.P21" chart:data-source-has-labels="row" svg:x="1.342cm" svg:y="2.799cm" svg:width="10.422cm" svg:height="5.703cm">
          <chart:coordinate-region svg:x="2.069cm" svg:y="2.999cm" svg:width="9.415cm" svg:height="4.856cm"/>
          <chart:axis chart:dimension="x" chart:name="primary-x" chart:style-name="ch6">
            <chart:title svg:x="5.031cm" svg:y="8.444cm" chart:style-name="ch7">
              <text:p>Products Per Minute</text:p>
            </chart:title>
          </chart:axis>
          <chart:axis chart:dimension="y" chart:name="primary-y" chart:style-name="ch8">
            <chart:title svg:x="0.463cm" svg:y="6.038cm" chart:style-name="ch9">
              <text:p>OEE</text:p>
            </chart:title>
            <chart:grid chart:style-name="ch10" chart:class="major"/>
          </chart:axis>
          <chart:series chart:style-name="ch11" chart:values-cell-range-address="Pilsner.P2:Pilsner.P21" loext:label-string="oee" chart:class="chart:scatter">
            <chart:domain table:cell-range-address="Pilsner.C2:Pilsner.C21"/>
            <chart:regression-curve chart:style-name="ch12">
              <chart:equation chart:display-equation="true" chart:display-r-square="true" svg:x="1.867cm" svg:y="1.661cm" chart:style-name="ch13"/>
            </chart:regression-curve>
            <chart:data-point chart:repeated="18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ilsner.C2:Pilsner.C21</svg:desc>
                </draw:g>
              </table:table-cell>
              <table:table-cell office:value-type="float" office:value="0.999">
                <text:p>0.999</text:p>
                <draw:g>
                  <svg:desc>Pilsner.P2:Pilsner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">
                <text:p>470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0">
                <text:p>530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">
                <text:p>560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0.366">
                <text:p>0.3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2" style:family="chart" style:data-style-name="N127"/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cm" svg:height="10.758cm" xlink:href=".." xlink:type="simple" chart:class="chart:scatter" chart:style-name="ch1">
        <chart:title svg:x="4.467cm" svg:y="0.351cm" chart:style-name="ch2">
          <text:p>Stout OEE vs Products Per Minute</text:p>
        </chart:title>
        <chart:legend chart:legend-position="end" svg:x="12.07cm" svg:y="4.831cm" style:legend-expansion="high" chart:style-name="ch3"/>
        <chart:plot-area chart:style-name="ch4" table:cell-range-address="Stout.C2:Stout.C21 Stout.P2:Stout.P21" chart:data-source-has-labels="row" svg:x="1.329cm" svg:y="2.822cm" svg:width="10.42cm" svg:height="6.422cm">
          <chart:coordinate-region svg:x="2.056cm" svg:y="3.021cm" svg:width="9.413cm" svg:height="5.576cm"/>
          <chart:axis chart:dimension="x" chart:name="primary-x" chart:style-name="ch5">
            <chart:title svg:x="5.027cm" svg:y="9.459cm" chart:style-name="ch6">
              <text:p>Products Per Minute</text:p>
            </chart:title>
          </chart:axis>
          <chart:axis chart:dimension="y" chart:name="primary-y" chart:style-name="ch7">
            <chart:title svg:x="0.45cm" svg:y="6.421cm" chart:style-name="ch8">
              <text:p>OEE</text:p>
            </chart:title>
            <chart:grid chart:style-name="ch9" chart:class="major"/>
          </chart:axis>
          <chart:series chart:style-name="ch10" chart:values-cell-range-address="Stout.P2:Stout.P21" loext:label-string="oee" chart:class="chart:scatter">
            <chart:domain table:cell-range-address="Stout.C2:Stout.C21"/>
            <chart:regression-curve chart:style-name="ch11">
              <chart:equation chart:display-equation="true" chart:display-r-square="true" svg:x="1.69cm" svg:y="1.381cm" chart:style-name="ch12"/>
            </chart:regression-curve>
            <chart:data-point chart:repeated="8"/>
            <chart:data-point chart:style-name="ch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tout.C2:Stout.C21</svg:desc>
                </draw:g>
              </table:table-cell>
              <table:table-cell office:value-type="float" office:value="0.533333333333333">
                <text:p>0.533333333333333</text:p>
                <draw:g>
                  <svg:desc>Stout.P2:Stout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636666666666667">
                <text:p>0.63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696666666666667">
                <text:p>0.69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736666666666667">
                <text:p>0.73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6666666666667">
                <text:p>0.88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